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false"/>
    </style:style>
    <style:style style:name="Table10.A" style:family="table-column">
      <style:table-column-properties style:column-width="1.766in" style:rel-column-width="16345*"/>
    </style:style>
    <style:style style:name="Table10.B" style:family="table-column">
      <style:table-column-properties style:column-width="5.3146in" style:rel-column-width="49190*"/>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806in" table:align="margins" style:may-break-between-rows="false"/>
    </style:style>
    <style:style style:name="Table14.A" style:family="table-column">
      <style:table-column-properties style:column-width="1.766in" style:rel-column-width="16345*"/>
    </style:style>
    <style:style style:name="Table14.B" style:family="table-column">
      <style:table-column-properties style:column-width="5.3146in" style:rel-column-width="49190*"/>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806in" table:align="margins" style:may-break-between-rows="false"/>
    </style:style>
    <style:style style:name="Table15.A" style:family="table-column">
      <style:table-column-properties style:column-width="1.766in" style:rel-column-width="16345*"/>
    </style:style>
    <style:style style:name="Table15.B" style:family="table-column">
      <style:table-column-properties style:column-width="5.3146in" style:rel-column-width="49190*"/>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may-break-between-rows="false"/>
    </style:style>
    <style:style style:name="Table16.A" style:family="table-column">
      <style:table-column-properties style:column-width="1.766in" style:rel-column-width="16345*"/>
    </style:style>
    <style:style style:name="Table16.B" style:family="table-column">
      <style:table-column-properties style:column-width="5.3146in" style:rel-column-width="49190*"/>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justify" style:justify-single-word="false"/>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style:font-name="Courier New" fo:font-weight="bold" style:font-weight-asian="bold" style:font-weight-complex="bold"/>
    </style:style>
    <style:style style:name="P20" style:family="paragraph" style:parent-style-name="Table_20_Contents">
      <style:paragraph-properties fo:text-align="center" style:justify-single-word="false"/>
      <style:text-properties style:font-name="Courier New" fo:font-size="12pt" style:font-size-asian="12pt" style:font-size-complex="12pt"/>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paragraph-properties fo:text-align="justify" style:justify-single-word="false"/>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text-align="start" style:justify-single-word="false"/>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fo:font-style="italic" style:font-style-asian="italic" style:font-style-complex="italic"/>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2"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4" style:family="paragraph" style:parent-style-name="Table_20_Contents">
      <style:text-properties fo:color="#808080" fo:font-size="10pt" style:font-size-asian="10pt" style:font-size-complex="10pt"/>
    </style:style>
    <style:style style:name="P35" style:family="paragraph" style:parent-style-name="Table_20_Contents">
      <style:text-properties fo:color="#808080" fo:font-size="6pt" style:font-size-asian="6pt" style:font-size-complex="6pt"/>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style:font-name="Arial Black" fo:font-size="10pt" style:font-size-asian="10pt" style:font-size-complex="10pt"/>
    </style:style>
    <style:style style:name="P44" style:family="paragraph" style:parent-style-name="Table_20_Contents">
      <style:paragraph-properties fo:text-align="center" style:justify-single-word="false"/>
      <style:text-properties style:font-name="Arial Black" fo:font-size="6pt" style:font-size-asian="6pt" style:font-size-complex="6pt"/>
    </style:style>
    <style:style style:name="P45" style:family="paragraph" style:parent-style-name="Table_20_Contents">
      <style:text-properties fo:font-size="6pt" style:font-size-asian="6pt" style:font-size-complex="6pt"/>
    </style:style>
    <style:style style:name="P46" style:family="paragraph" style:parent-style-name="Title">
      <style:text-properties fo:font-size="60pt" style:font-size-asian="60pt" style:font-size-complex="60pt"/>
    </style:style>
    <style:style style:name="P47" style:family="paragraph" style:parent-style-name="Footnote">
      <style:paragraph-properties fo:text-align="start" style:justify-single-word="false"/>
    </style:style>
    <style:style style:name="P48" style:family="paragraph" style:parent-style-name="Footnote">
      <style:paragraph-properties fo:text-align="justify" style:justify-single-word="false"/>
    </style:style>
    <style:style style:name="P49" style:family="paragraph" style:parent-style-name="Standard">
      <style:paragraph-properties fo:text-align="justify" style:justify-single-word="false"/>
    </style:style>
    <style:style style:name="P50" style:family="paragraph" style:parent-style-name="Standard">
      <style:paragraph-properties fo:text-align="center" style:justify-single-word="false"/>
    </style:style>
    <style:style style:name="P51" style:family="paragraph" style:parent-style-name="Code">
      <style:text-properties fo:font-size="12pt" fo:font-weight="bold" style:font-size-asian="12pt" style:font-weight-asian="bold" style:font-size-complex="12pt" style:font-weight-complex="bold"/>
    </style:style>
    <style:style style:name="P52" style:family="paragraph" style:parent-style-name="Code">
      <style:paragraph-properties fo:text-align="justify" style:justify-single-word="false"/>
    </style:style>
    <style:style style:name="P53" style:family="paragraph" style:parent-style-name="Code">
      <style:text-properties style:text-underline-style="solid" style:text-underline-width="auto" style:text-underline-color="font-color" fo:font-weight="bold" style:font-weight-asian="bold" style:font-weight-complex="bold"/>
    </style:style>
    <style:style style:name="P54" style:family="paragraph" style:parent-style-name="Code">
      <style:text-properties style:font-name="Times New Roman" fo:font-size="14pt" style:font-name-asian="SimSun" style:font-size-asian="14pt" style:font-name-complex="Mangal" style:font-size-complex="14pt"/>
    </style:style>
    <style:style style:name="P55" style:family="paragraph" style:parent-style-name="Code">
      <style:text-properties style:text-underline-style="none" fo:font-weight="normal" style:font-weight-asian="normal" style:font-weight-complex="normal"/>
    </style:style>
    <style:style style:name="P56" style:family="paragraph" style:parent-style-name="Text_20_body">
      <style:paragraph-properties fo:break-before="page"/>
      <style:text-properties style:use-window-font-color="true"/>
    </style:style>
    <style:style style:name="P57" style:family="paragraph" style:parent-style-name="Snippet">
      <style:text-properties style:font-name="Courier New1"/>
    </style:style>
    <style:style style:name="P58" style:family="paragraph" style:parent-style-name="Snippet">
      <style:text-properties fo:font-weight="normal" style:font-weight-asian="normal" style:font-weight-complex="normal"/>
    </style:style>
    <style:style style:name="P59" style:family="paragraph" style:parent-style-name="Heading_20_1">
      <style:paragraph-properties fo:text-align="justify" style:justify-single-word="false"/>
    </style:style>
    <style:style style:name="P60" style:family="paragraph" style:parent-style-name="Heading_20_1">
      <style:paragraph-properties fo:break-before="page"/>
    </style:style>
    <style:style style:name="P61" style:family="paragraph" style:parent-style-name="Heading_20_3">
      <style:text-properties fo:font-weight="bold" style:font-weight-asian="bold" style:font-weight-complex="bold"/>
    </style:style>
    <style:style style:name="P62" style:family="paragraph" style:parent-style-name="Contents_20_Heading">
      <style:paragraph-properties fo:break-before="page"/>
    </style:style>
    <style:style style:name="P63" style:family="paragraph" style:parent-style-name="Contents_20_1">
      <style:paragraph-properties>
        <style:tab-stops>
          <style:tab-stop style:position="7.0602in" style:type="right" style:leader-style="dotted" style:leader-text="."/>
        </style:tab-stops>
      </style:paragraph-properties>
    </style:style>
    <style:style style:name="P64" style:family="paragraph" style:parent-style-name="Contents_20_2">
      <style:paragraph-properties>
        <style:tab-stops>
          <style:tab-stop style:position="6.8839in" style:type="right"/>
        </style:tab-stops>
      </style:paragraph-properties>
    </style:style>
    <style:style style:name="P65" style:family="paragraph" style:parent-style-name="Table_20_Contents">
      <style:paragraph-properties fo:text-align="justify" style:justify-single-word="false"/>
    </style:style>
    <style:style style:name="P66" style:family="paragraph" style:parent-style-name="Index_20_1">
      <style:paragraph-properties>
        <style:tab-stops>
          <style:tab-stop style:position="7.0807in" style:type="right"/>
        </style:tab-stops>
      </style:paragraph-properties>
    </style:style>
    <style:style style:name="P67" style:family="paragraph" style:parent-style-name="Index_20_Separator">
      <style:paragraph-properties>
        <style:tab-stops/>
      </style:paragraph-properties>
    </style:style>
    <style:style style:name="P68" style:family="paragraph" style:parent-style-name="Text_20_body" style:master-page-name="Standard">
      <style:paragraph-properties style:page-number="auto"/>
    </style:style>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list-style-name="L3">
      <style:paragraph-properties fo:text-align="justify" style:justify-single-word="false"/>
    </style:style>
    <style:style style:name="P72" style:family="paragraph" style:parent-style-name="Text_20_body" style:list-style-name="L5">
      <style:paragraph-properties fo:text-align="justify" style:justify-single-word="false"/>
    </style:style>
    <style:style style:name="P73" style:family="paragraph" style:parent-style-name="Text_20_body" style:list-style-name="L1">
      <style:paragraph-properties fo:text-align="justify" style:justify-single-word="false"/>
    </style:style>
    <style:style style:name="P74" style:family="paragraph" style:parent-style-name="Text_20_body" style:list-style-name="L8">
      <style:paragraph-properties fo:text-align="justify" style:justify-single-word="false"/>
    </style:style>
    <style:style style:name="P75" style:family="paragraph" style:parent-style-name="Text_20_body" style:list-style-name="L10">
      <style:paragraph-properties fo:text-align="justify" style:justify-single-word="false"/>
    </style:style>
    <style:style style:name="P76" style:family="paragraph" style:parent-style-name="Text_20_body" style:list-style-name="L11">
      <style:paragraph-properties fo:text-align="justify" style:justify-single-word="false"/>
    </style:style>
    <style:style style:name="P77" style:family="paragraph" style:parent-style-name="Text_20_body" style:list-style-name="L13">
      <style:paragraph-properties fo:text-align="justify" style:justify-single-word="false"/>
    </style:style>
    <style:style style:name="P78" style:family="paragraph" style:parent-style-name="Text_20_body" style:list-style-name="L14">
      <style:paragraph-properties fo:text-align="justify" style:justify-single-word="false"/>
    </style:style>
    <style:style style:name="P79" style:family="paragraph" style:parent-style-name="Text_20_body" style:list-style-name="L15">
      <style:paragraph-properties fo:text-align="justify" style:justify-single-word="false"/>
    </style:style>
    <style:style style:name="P80" style:family="paragraph" style:parent-style-name="Text_20_body" style:list-style-name="L16">
      <style:paragraph-properties fo:text-align="justify" style:justify-single-word="false"/>
    </style:style>
    <style:style style:name="P81" style:family="paragraph" style:parent-style-name="Text_20_body" style:list-style-name="L17">
      <style:paragraph-properties fo:text-align="justify" style:justify-single-word="false"/>
    </style:style>
    <style:style style:name="P82" style:family="paragraph" style:parent-style-name="Text_20_body" style:list-style-name="L18">
      <style:paragraph-properties fo:text-align="justify" style:justify-single-word="false"/>
    </style:style>
    <style:style style:name="P83" style:family="paragraph" style:parent-style-name="Text_20_body" style:list-style-name="L19">
      <style:paragraph-properties fo:text-align="justify" style:justify-single-word="false"/>
    </style:style>
    <style:style style:name="P84" style:family="paragraph" style:parent-style-name="Text_20_body" style:list-style-name="L20">
      <style:paragraph-properties fo:text-align="justify" style:justify-single-word="false"/>
    </style:style>
    <style:style style:name="P85" style:family="paragraph" style:parent-style-name="Text_20_body" style:list-style-name="L21">
      <style:paragraph-properties fo:text-align="justify" style:justify-single-word="false"/>
    </style:style>
    <style:style style:name="P86" style:family="paragraph" style:parent-style-name="Text_20_body" style:list-style-name="L22">
      <style:paragraph-properties fo:text-align="justify" style:justify-single-word="false"/>
    </style:style>
    <style:style style:name="P87" style:family="paragraph" style:parent-style-name="Text_20_body" style:list-style-name="L23">
      <style:paragraph-properties fo:text-align="justify" style:justify-single-word="false"/>
    </style:style>
    <style:style style:name="P88" style:family="paragraph" style:parent-style-name="Text_20_body" style:list-style-name="L4"/>
    <style:style style:name="P89" style:family="paragraph" style:parent-style-name="Text_20_body" style:list-style-name="L5"/>
    <style:style style:name="P90" style:family="paragraph" style:parent-style-name="Text_20_body" style:list-style-name="L6"/>
    <style:style style:name="P91" style:family="paragraph" style:parent-style-name="Text_20_body" style:list-style-name="L7"/>
    <style:style style:name="P92" style:family="paragraph" style:parent-style-name="Text_20_body" style:list-style-name="L9"/>
    <style:style style:name="P93"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232861904" text:id="ct232861904">
          <text:insertion>
            <office:change-info>
              <dc:creator>Peter Camilleri</dc:creator>
              <dc:date>2015-04-25T23:41:00</dc:date>
            </office:change-info>
          </text:insertion>
        </text:changed-region>
        <text:changed-region xml:id="ct232862008" text:id="ct232862008">
          <text:insertion>
            <office:change-info>
              <dc:creator>Peter Camilleri</dc:creator>
              <dc:date>2015-04-25T23:42:00</dc:date>
            </office:change-info>
          </text:insertion>
        </text:changed-region>
        <text:changed-region xml:id="ct232870776" text:id="ct232870776">
          <text:insertion>
            <office:change-info>
              <dc:creator>Peter Camilleri</dc:creator>
              <dc:date>2015-04-26T13:40:00</dc:date>
            </office:change-info>
          </text:insertion>
        </text:changed-region>
        <text:changed-region xml:id="ct232870880" text:id="ct232870880">
          <text:insertion>
            <office:change-info>
              <dc:creator>Peter Camilleri</dc:creator>
              <dc:date>2015-04-26T13:39:00</dc:date>
            </office:change-info>
          </text:insertion>
        </text:changed-region>
        <text:changed-region xml:id="ct232870984" text:id="ct232870984">
          <text:insertion>
            <office:change-info>
              <dc:creator>Peter Camilleri</dc:creator>
              <dc:date>2015-04-26T13:40:00</dc:date>
            </office:change-info>
          </text:insertion>
        </text:changed-region>
        <text:changed-region xml:id="ct232872024" text:id="ct232872024">
          <text:insertion>
            <office:change-info>
              <dc:creator>Peter Camilleri</dc:creator>
              <dc:date>2015-04-26T13:46:00</dc:date>
            </office:change-info>
          </text:insertion>
        </text:changed-region>
        <text:changed-region xml:id="ct232872128" text:id="ct232872128">
          <text:insertion>
            <office:change-info>
              <dc:creator>Peter Camilleri</dc:creator>
              <dc:date>2015-04-26T13:47:00</dc:date>
            </office:change-info>
          </text:insertion>
        </text:changed-region>
        <text:changed-region xml:id="ct231091720" text:id="ct231091720">
          <text:insertion>
            <office:change-info>
              <dc:creator>Peter Camilleri</dc:creator>
              <dc:date>2015-04-25T13:09:00</dc:date>
            </office:change-info>
          </text:insertion>
        </text:changed-region>
        <text:changed-region xml:id="ct231091824" text:id="ct231091824">
          <text:insertion>
            <office:change-info>
              <dc:creator>Peter Camilleri</dc:creator>
              <dc:date>2015-04-25T13:10:00</dc:date>
            </office:change-info>
          </text:insertion>
        </text:changed-region>
        <text:changed-region xml:id="ct231092032" text:id="ct231092032">
          <text:insertion>
            <office:change-info>
              <dc:creator>Peter Camilleri</dc:creator>
              <dc:date>2015-04-25T13:11:00</dc:date>
            </office:change-info>
          </text:insertion>
        </text:changed-region>
        <text:changed-region xml:id="ct231092136" text:id="ct231092136">
          <text:deletion>
            <office:change-info>
              <dc:creator>Peter Camilleri</dc:creator>
              <dc:date>2015-04-25T13:26:00</dc:date>
            </office:change-info>
            <text:p text:style-name="Text_20_body">.even?</text:p>
          </text:deletion>
        </text:changed-region>
        <text:changed-region xml:id="ct231092240" text:id="ct231092240">
          <text:insertion>
            <office:change-info>
              <dc:creator>Peter Camilleri</dc:creator>
              <dc:date>2015-04-25T13:25:00</dc:date>
            </office:change-info>
          </text:insertion>
        </text:changed-region>
        <text:changed-region xml:id="ct231092344" text:id="ct231092344">
          <text:insertion>
            <office:change-info>
              <dc:creator>Peter Camilleri</dc:creator>
              <dc:date>2015-04-25T13:25:00</dc:date>
            </office:change-info>
          </text:insertion>
        </text:changed-region>
        <text:changed-region xml:id="ct231092448" text:id="ct231092448">
          <text:insertion>
            <office:change-info>
              <dc:creator>Peter Camilleri</dc:creator>
              <dc:date>2015-04-25T13:25:00</dc:date>
            </office:change-info>
          </text:insertion>
        </text:changed-region>
        <text:changed-region xml:id="ct231092552" text:id="ct231092552">
          <text:insertion>
            <office:change-info>
              <dc:creator>Peter Camilleri</dc:creator>
              <dc:date>2015-04-25T13:25:00</dc:date>
            </office:change-info>
          </text:insertion>
        </text:changed-region>
        <text:changed-region xml:id="ct231092656" text:id="ct231092656">
          <text:insertion>
            <office:change-info>
              <dc:creator>Peter Camilleri</dc:creator>
              <dc:date>2015-04-25T13:25:00</dc:date>
            </office:change-info>
          </text:insertion>
        </text:changed-region>
        <text:changed-region xml:id="ct231092760" text:id="ct231092760">
          <text:insertion>
            <office:change-info>
              <dc:creator>Peter Camilleri</dc:creator>
              <dc:date>2015-04-25T13:27:00</dc:date>
            </office:change-info>
          </text:insertion>
        </text:changed-region>
        <text:changed-region xml:id="ct231092864" text:id="ct231092864">
          <text:insertion>
            <office:change-info>
              <dc:creator>Peter Camilleri</dc:creator>
              <dc:date>2015-04-25T13:27:00</dc:date>
            </office:change-info>
          </text:insertion>
        </text:changed-region>
        <text:changed-region xml:id="ct231092968" text:id="ct231092968">
          <text:deletion>
            <office:change-info>
              <dc:creator>Peter Camilleri</dc:creator>
              <dc:date>2015-04-25T13:29:00</dc:date>
            </office:change-info>
            <text:p text:style-name="Text_20_body">.gcd</text:p>
          </text:deletion>
        </text:changed-region>
        <text:changed-region xml:id="ct231093072" text:id="ct231093072">
          <text:insertion>
            <office:change-info>
              <dc:creator>Peter Camilleri</dc:creator>
              <dc:date>2015-04-25T13:25:00</dc:date>
            </office:change-info>
          </text:insertion>
        </text:changed-region>
        <text:changed-region xml:id="ct231093176" text:id="ct231093176">
          <text:deletion>
            <office:change-info>
              <dc:creator>Peter Camilleri</dc:creator>
              <dc:date>2015-04-25T13:31:00</dc:date>
            </office:change-info>
            <text:p text:style-name="Text_20_body">.lcm</text:p>
          </text:deletion>
        </text:changed-region>
        <text:changed-region xml:id="ct231093280" text:id="ct231093280">
          <text:insertion>
            <office:change-info>
              <dc:creator>Peter Camilleri</dc:creator>
              <dc:date>2015-04-25T13:25:00</dc:date>
            </office:change-info>
          </text:insertion>
        </text:changed-region>
        <text:changed-region xml:id="ct231093488" text:id="ct231093488">
          <text:deletion>
            <office:change-info>
              <dc:creator>Peter Camilleri</dc:creator>
              <dc:date>2015-04-25T13:37:00</dc:date>
            </office:change-info>
            <text:p text:style-name="Text_20_body">.odd?</text:p>
          </text:deletion>
        </text:changed-region>
        <text:changed-region xml:id="ct231093384" text:id="ct231093384">
          <text:deletion>
            <office:change-info>
              <dc:creator>Peter Camilleri</dc:creator>
              <dc:date>2015-04-25T13:39:00</dc:date>
            </office:change-info>
            <text:p text:style-name="Text_20_body"/>
            <text:p text:style-name="Text_20_body"/>
          </text:deletion>
        </text:changed-region>
        <text:changed-region xml:id="ct231093592" text:id="ct231093592">
          <text:insertion>
            <office:change-info>
              <dc:creator>Peter Camilleri</dc:creator>
              <dc:date>2015-04-25T13:25:00</dc:date>
            </office:change-info>
          </text:insertion>
        </text:changed-region>
        <text:changed-region xml:id="ct231093696" text:id="ct231093696">
          <text:deletion>
            <office:change-info>
              <dc:creator>Peter Camilleri</dc:creator>
              <dc:date>2015-04-25T13:41:00</dc:date>
            </office:change-info>
            <text:p text:style-name="Text_20_body">2*</text:p>
          </text:deletion>
        </text:changed-region>
        <text:changed-region xml:id="ct231093800" text:id="ct231093800">
          <text:insertion>
            <office:change-info>
              <dc:creator>Peter Camilleri</dc:creator>
              <dc:date>2015-04-25T13:24:00</dc:date>
            </office:change-info>
          </text:insertion>
        </text:changed-region>
        <text:changed-region xml:id="ct231093904" text:id="ct231093904">
          <text:insertion>
            <office:change-info>
              <dc:creator>Peter Camilleri</dc:creator>
              <dc:date>2015-04-25T13:25:00</dc:date>
            </office:change-info>
          </text:insertion>
        </text:changed-region>
        <text:changed-region xml:id="ct231094008" text:id="ct231094008">
          <text:insertion>
            <office:change-info>
              <dc:creator>Peter Camilleri</dc:creator>
              <dc:date>2015-04-25T13:42:00</dc:date>
            </office:change-info>
          </text:insertion>
        </text:changed-region>
        <text:changed-region xml:id="ct231094112" text:id="ct231094112">
          <text:insertion>
            <office:change-info>
              <dc:creator>Peter Camilleri</dc:creator>
              <dc:date>2015-04-25T13:25:00</dc:date>
            </office:change-info>
          </text:insertion>
        </text:changed-region>
        <text:changed-region xml:id="ct231094216" text:id="ct231094216">
          <text:insertion>
            <office:change-info>
              <dc:creator>Peter Camilleri</dc:creator>
              <dc:date>2015-04-25T13:25:00</dc:date>
            </office:change-info>
          </text:insertion>
        </text:changed-region>
        <text:changed-region xml:id="ct231094320" text:id="ct231094320">
          <text:insertion>
            <office:change-info>
              <dc:creator>Peter Camilleri</dc:creator>
              <dc:date>2015-04-25T13:42:00</dc:date>
            </office:change-info>
          </text:insertion>
        </text:changed-region>
        <text:changed-region xml:id="ct231094424" text:id="ct231094424">
          <text:insertion>
            <office:change-info>
              <dc:creator>Peter Camilleri</dc:creator>
              <dc:date>2015-04-25T13:42:00</dc:date>
            </office:change-info>
          </text:insertion>
        </text:changed-region>
        <text:changed-region xml:id="ct231094528" text:id="ct231094528">
          <text:deletion>
            <office:change-info>
              <dc:creator>Peter Camilleri</dc:creator>
              <dc:date>2015-04-25T13:42:00</dc:date>
            </office:change-info>
            <text:p text:style-name="Text_20_body">2/</text:p>
          </text:deletion>
        </text:changed-region>
        <text:changed-region xml:id="ct231094632" text:id="ct231094632">
          <text:insertion>
            <office:change-info>
              <dc:creator>Peter Camilleri</dc:creator>
              <dc:date>2015-04-25T13:25:00</dc:date>
            </office:change-info>
          </text:insertion>
        </text:changed-region>
        <text:changed-region xml:id="ct232858160" text:id="ct232858160">
          <text:deletion>
            <office:change-info>
              <dc:creator>Peter Camilleri</dc:creator>
              <dc:date>2015-04-25T13:46:00</dc:date>
            </office:change-info>
            <text:p text:style-name="Standard"/>
            <text:p text:style-name="Text_20_body">&lt;&lt;</text:p>
          </text:deletion>
        </text:changed-region>
        <text:changed-region xml:id="ct232858264" text:id="ct232858264">
          <text:insertion>
            <office:change-info>
              <dc:creator>Peter Camilleri</dc:creator>
              <dc:date>2015-04-25T13:25:00</dc:date>
            </office:change-info>
          </text:insertion>
        </text:changed-region>
        <text:changed-region xml:id="ct232858368" text:id="ct232858368">
          <text:deletion>
            <office:change-info>
              <dc:creator>Peter Camilleri</dc:creator>
              <dc:date>2015-04-25T13:55:00</dc:date>
            </office:change-info>
            <text:p text:style-name="Standard"/>
            <text:p text:style-name="Text_20_body">&gt;&gt;</text:p>
          </text:deletion>
        </text:changed-region>
        <text:changed-region xml:id="ct232858472" text:id="ct232858472">
          <text:insertion>
            <office:change-info>
              <dc:creator>Peter Camilleri</dc:creator>
              <dc:date>2015-04-25T13:25:00</dc:date>
            </office:change-info>
          </text:insertion>
        </text:changed-region>
        <text:changed-region xml:id="ct232858576" text:id="ct232858576">
          <text:deletion>
            <office:change-info>
              <dc:creator>Peter Camilleri</dc:creator>
              <dc:date>2015-04-25T14:29:00</dc:date>
            </office:change-info>
            <text:p text:style-name="Standard"/>
            <text:p text:style-name="Text_20_body">and</text:p>
          </text:deletion>
        </text:changed-region>
        <text:changed-region xml:id="ct232858680" text:id="ct232858680">
          <text:insertion>
            <office:change-info>
              <dc:creator>Peter Camilleri</dc:creator>
              <dc:date>2015-04-25T13:25:00</dc:date>
            </office:change-info>
          </text:insertion>
        </text:changed-region>
        <text:changed-region xml:id="ct232858784" text:id="ct232858784">
          <text:deletion>
            <office:change-info>
              <dc:creator>Peter Camilleri</dc:creator>
              <dc:date>2015-04-25T14:31:00</dc:date>
            </office:change-info>
            <text:p text:style-name="Text_20_body"/>
            <text:p text:style-name="Text_20_body">com</text:p>
          </text:deletion>
        </text:changed-region>
        <text:changed-region xml:id="ct232858888" text:id="ct232858888">
          <text:insertion>
            <office:change-info>
              <dc:creator>Peter Camilleri</dc:creator>
              <dc:date>2015-04-25T13:25:00</dc:date>
            </office:change-info>
          </text:insertion>
        </text:changed-region>
        <text:changed-region xml:id="ct232858992" text:id="ct232858992">
          <text:deletion>
            <office:change-info>
              <dc:creator>Peter Camilleri</dc:creator>
              <dc:date>2015-04-25T14:33:00</dc:date>
            </office:change-info>
            <text:p text:style-name="Text_20_body"/>
            <text:p text:style-name="Text_20_body">or</text:p>
          </text:deletion>
        </text:changed-region>
        <text:changed-region xml:id="ct232859096" text:id="ct232859096">
          <text:insertion>
            <office:change-info>
              <dc:creator>Peter Camilleri</dc:creator>
              <dc:date>2015-04-25T13:25:00</dc:date>
            </office:change-info>
          </text:insertion>
        </text:changed-region>
        <text:changed-region xml:id="ct232859200" text:id="ct232859200">
          <text:insertion>
            <office:change-info>
              <dc:creator>Peter Camilleri</dc:creator>
              <dc:date>2015-04-25T14:34:00</dc:date>
            </office:change-info>
          </text:insertion>
        </text:changed-region>
        <text:changed-region xml:id="ct232859304" text:id="ct232859304">
          <text:insertion>
            <office:change-info>
              <dc:creator>Peter Camilleri</dc:creator>
              <dc:date>2015-04-25T13:25:00</dc:date>
            </office:change-info>
          </text:insertion>
        </text:changed-region>
        <text:changed-region xml:id="ct232859408" text:id="ct232859408">
          <text:insertion>
            <office:change-info>
              <dc:creator>Peter Camilleri</dc:creator>
              <dc:date>2015-04-25T13:25:00</dc:date>
            </office:change-info>
          </text:insertion>
        </text:changed-region>
        <text:changed-region xml:id="ct232859512" text:id="ct232859512">
          <text:insertion>
            <office:change-info>
              <dc:creator>Peter Camilleri</dc:creator>
              <dc:date>2015-04-25T14:35:00</dc:date>
            </office:change-info>
          </text:insertion>
        </text:changed-region>
        <text:changed-region xml:id="ct232859616" text:id="ct232859616">
          <text:insertion>
            <office:change-info>
              <dc:creator>Peter Camilleri</dc:creator>
              <dc:date>2015-04-25T14:35:00</dc:date>
            </office:change-info>
          </text:insertion>
        </text:changed-region>
        <text:changed-region xml:id="ct232859720" text:id="ct232859720">
          <text:deletion>
            <office:change-info>
              <dc:creator>Peter Camilleri</dc:creator>
              <dc:date>2015-04-25T14:35:00</dc:date>
            </office:change-info>
            <text:p text:style-name="Standard"/>
            <text:p text:style-name="Text_20_body">xor</text:p>
          </text:deletion>
        </text:changed-region>
        <text:changed-region xml:id="ct232859824" text:id="ct232859824">
          <text:insertion>
            <office:change-info>
              <dc:creator>Peter Camilleri</dc:creator>
              <dc:date>2015-04-25T13:25:00</dc:date>
            </office:change-info>
          </text:insertion>
        </text:changed-region>
        <text:changed-region xml:id="ct232859928" text:id="ct232859928">
          <text:insertion>
            <office:change-info>
              <dc:creator>Peter Camilleri</dc:creator>
              <dc:date>2015-04-25T15:11:00</dc:date>
            </office:change-info>
          </text:insertion>
        </text:changed-region>
        <text:changed-region xml:id="ct232860032" text:id="ct232860032">
          <text:insertion>
            <office:change-info>
              <dc:creator>Peter Camilleri</dc:creator>
              <dc:date>2015-04-25T15:09:00</dc:date>
            </office:change-info>
          </text:insertion>
        </text:changed-region>
        <text:changed-region xml:id="ct232860136" text:id="ct232860136">
          <text:insertion>
            <office:change-info>
              <dc:creator>Peter Camilleri</dc:creator>
              <dc:date>2015-04-25T15:09:00</dc:date>
            </office:change-info>
          </text:insertion>
        </text:changed-region>
        <text:changed-region xml:id="ct232860240" text:id="ct232860240">
          <text:insertion>
            <office:change-info>
              <dc:creator>Peter Camilleri</dc:creator>
              <dc:date>2015-04-25T15:09:00</dc:date>
            </office:change-info>
          </text:insertion>
        </text:changed-region>
        <text:changed-region xml:id="ct232860344" text:id="ct232860344">
          <text:insertion>
            <office:change-info>
              <dc:creator>Peter Camilleri</dc:creator>
              <dc:date>2015-04-25T15:10:00</dc:date>
            </office:change-info>
          </text:insertion>
        </text:changed-region>
        <text:changed-region xml:id="ct232860448" text:id="ct232860448">
          <text:insertion>
            <office:change-info>
              <dc:creator>Peter Camilleri</dc:creator>
              <dc:date>2015-04-25T15:10:00</dc:date>
            </office:change-info>
          </text:insertion>
        </text:changed-region>
        <text:changed-region xml:id="ct232860552" text:id="ct232860552">
          <text:insertion>
            <office:change-info>
              <dc:creator>Peter Camilleri</dc:creator>
              <dc:date>2015-04-25T15:10:00</dc:date>
            </office:change-info>
          </text:insertion>
        </text:changed-region>
        <text:changed-region xml:id="ct232860656" text:id="ct232860656">
          <text:insertion>
            <office:change-info>
              <dc:creator>Peter Camilleri</dc:creator>
              <dc:date>2015-04-25T15:10:00</dc:date>
            </office:change-info>
          </text:insertion>
        </text:changed-region>
        <text:changed-region xml:id="ct232860760" text:id="ct232860760">
          <text:insertion>
            <office:change-info>
              <dc:creator>Peter Camilleri</dc:creator>
              <dc:date>2015-04-25T15:10:00</dc:date>
            </office:change-info>
          </text:insertion>
        </text:changed-region>
        <text:changed-region xml:id="ct232860864" text:id="ct232860864">
          <text:insertion>
            <office:change-info>
              <dc:creator>Peter Camilleri</dc:creator>
              <dc:date>2015-04-25T15:10:00</dc:date>
            </office:change-info>
          </text:insertion>
        </text:changed-region>
        <text:changed-region xml:id="ct232860968" text:id="ct232860968">
          <text:insertion>
            <office:change-info>
              <dc:creator>Peter Camilleri</dc:creator>
              <dc:date>2015-04-25T15:10:00</dc:date>
            </office:change-info>
          </text:insertion>
        </text:changed-region>
        <text:changed-region xml:id="ct232861072" text:id="ct232861072">
          <text:insertion>
            <office:change-info>
              <dc:creator>Peter Camilleri</dc:creator>
              <dc:date>2015-04-25T15:10:00</dc:date>
            </office:change-info>
          </text:insertion>
        </text:changed-region>
        <text:changed-region xml:id="ct232861176" text:id="ct232861176">
          <text:deletion>
            <office:change-info>
              <dc:creator>Peter Camilleri</dc:creator>
              <dc:date>2015-04-25T17:35:00</dc:date>
            </office:change-info>
            <text:p text:style-name="P1">Ipsum lorem</text:p>
          </text:deletion>
        </text:changed-region>
        <text:changed-region xml:id="ct232861280" text:id="ct232861280">
          <text:insertion>
            <office:change-info>
              <dc:creator>Peter Camilleri</dc:creator>
              <dc:date>2015-04-25T17:35:00</dc:date>
            </office:change-info>
          </text:insertion>
        </text:changed-region>
        <text:changed-region xml:id="ct232861384" text:id="ct232861384">
          <text:insertion>
            <office:change-info>
              <dc:creator>Peter Camilleri</dc:creator>
              <dc:date>2015-04-25T17:36:00</dc:date>
            </office:change-info>
          </text:insertion>
        </text:changed-region>
        <text:changed-region xml:id="ct232861488" text:id="ct232861488">
          <text:insertion>
            <office:change-info>
              <dc:creator>Peter Camilleri</dc:creator>
              <dc:date>2015-04-25T17:37:00</dc:date>
            </office:change-info>
          </text:insertion>
        </text:changed-region>
        <text:changed-region xml:id="ct232861592" text:id="ct232861592">
          <text:insertion>
            <office:change-info>
              <dc:creator>Peter Camilleri</dc:creator>
              <dc:date>2015-04-25T18:11:00</dc:date>
            </office:change-info>
          </text:insertion>
        </text:changed-region>
        <text:changed-region xml:id="ct232861696" text:id="ct232861696">
          <text:insertion>
            <office:change-info>
              <dc:creator>Peter Camilleri</dc:creator>
              <dc:date>2015-04-25T18:12:00</dc:date>
            </office:change-info>
          </text:insertion>
        </text:changed-region>
        <text:changed-region xml:id="ct232861800" text:id="ct232861800">
          <text:insertion>
            <office:change-info>
              <dc:creator>Peter Camilleri</dc:creator>
              <dc:date>2015-04-25T18:14:00</dc:date>
            </office:change-info>
          </text:insertion>
        </text:changed-region>
        <text:changed-region xml:id="ct232862112" text:id="ct232862112">
          <text:insertion>
            <office:change-info>
              <dc:creator>Peter Camilleri</dc:creator>
              <dc:date>2015-04-25T18:13:00</dc:date>
            </office:change-info>
          </text:insertion>
        </text:changed-region>
        <text:changed-region xml:id="ct232862256" text:id="ct232862256">
          <text:deletion>
            <office:change-info>
              <dc:creator>Peter Camilleri</dc:creator>
              <dc:date>2015-04-25T17:45:00</dc:date>
            </office:change-info>
            <text:p text:style-name="Text_20_body"/>
            <text:p text:style-name="Text_20_body">*</text:p>
          </text:deletion>
        </text:changed-region>
        <text:changed-region xml:id="ct232862360" text:id="ct232862360">
          <text:insertion>
            <office:change-info>
              <dc:creator>Peter Camilleri</dc:creator>
              <dc:date>2015-04-25T17:38:00</dc:date>
            </office:change-info>
          </text:insertion>
        </text:changed-region>
        <text:changed-region xml:id="ct232862464" text:id="ct232862464">
          <text:deletion>
            <office:change-info>
              <dc:creator>Peter Camilleri</dc:creator>
              <dc:date>2015-04-25T18:16:00</dc:date>
            </office:change-info>
            <text:p text:style-name="Standard"/>
            <text:p text:style-name="Text_20_body">**</text:p>
          </text:deletion>
        </text:changed-region>
        <text:changed-region xml:id="ct232862568" text:id="ct232862568">
          <text:insertion>
            <office:change-info>
              <dc:creator>Peter Camilleri</dc:creator>
              <dc:date>2015-04-25T17:38:00</dc:date>
            </office:change-info>
          </text:insertion>
        </text:changed-region>
        <text:changed-region xml:id="ct232862672" text:id="ct232862672">
          <text:insertion>
            <office:change-info>
              <dc:creator>Peter Camilleri</dc:creator>
              <dc:date>2015-04-25T22:45:00</dc:date>
            </office:change-info>
          </text:insertion>
        </text:changed-region>
        <text:changed-region xml:id="ct232862776" text:id="ct232862776">
          <text:insertion>
            <office:change-info>
              <dc:creator>Peter Camilleri</dc:creator>
              <dc:date>2015-04-25T22:46:00</dc:date>
            </office:change-info>
          </text:insertion>
        </text:changed-region>
        <text:changed-region xml:id="ct232862880" text:id="ct232862880">
          <text:insertion>
            <office:change-info>
              <dc:creator>Peter Camilleri</dc:creator>
              <dc:date>2015-04-25T17:38:00</dc:date>
            </office:change-info>
          </text:insertion>
        </text:changed-region>
        <text:changed-region xml:id="ct232862984" text:id="ct232862984">
          <text:insertion>
            <office:change-info>
              <dc:creator>Peter Camilleri</dc:creator>
              <dc:date>2015-04-25T17:38:00</dc:date>
            </office:change-info>
          </text:insertion>
        </text:changed-region>
        <text:changed-region xml:id="ct232863088" text:id="ct232863088">
          <text:insertion>
            <office:change-info>
              <dc:creator>Peter Camilleri</dc:creator>
              <dc:date>2015-04-25T17:38:00</dc:date>
            </office:change-info>
          </text:insertion>
        </text:changed-region>
        <text:changed-region xml:id="ct232863192" text:id="ct232863192">
          <text:insertion>
            <office:change-info>
              <dc:creator>Peter Camilleri</dc:creator>
              <dc:date>2015-04-25T17:38:00</dc:date>
            </office:change-info>
          </text:insertion>
        </text:changed-region>
        <text:changed-region xml:id="ct232863296" text:id="ct232863296">
          <text:insertion>
            <office:change-info>
              <dc:creator>Peter Camilleri</dc:creator>
              <dc:date>2015-04-25T17:38:00</dc:date>
            </office:change-info>
          </text:insertion>
        </text:changed-region>
        <text:changed-region xml:id="ct232863400" text:id="ct232863400">
          <text:insertion>
            <office:change-info>
              <dc:creator>Peter Camilleri</dc:creator>
              <dc:date>2015-04-25T17:38:00</dc:date>
            </office:change-info>
          </text:insertion>
        </text:changed-region>
        <text:changed-region xml:id="ct232863504" text:id="ct232863504">
          <text:insertion>
            <office:change-info>
              <dc:creator>Peter Camilleri</dc:creator>
              <dc:date>2015-04-25T17:38:00</dc:date>
            </office:change-info>
          </text:insertion>
        </text:changed-region>
        <text:changed-region xml:id="ct232863608" text:id="ct232863608">
          <text:insertion>
            <office:change-info>
              <dc:creator>Peter Camilleri</dc:creator>
              <dc:date>2015-04-25T22:38:00</dc:date>
            </office:change-info>
          </text:insertion>
        </text:changed-region>
        <text:changed-region xml:id="ct232863712" text:id="ct232863712">
          <text:insertion>
            <office:change-info>
              <dc:creator>Peter Camilleri</dc:creator>
              <dc:date>2015-04-25T22:38:00</dc:date>
            </office:change-info>
          </text:insertion>
        </text:changed-region>
        <text:changed-region xml:id="ct232863816" text:id="ct232863816">
          <text:deletion>
            <office:change-info>
              <dc:creator>Peter Camilleri</dc:creator>
              <dc:date>2015-04-25T22:48:00</dc:date>
            </office:change-info>
            <text:p text:style-name="Text_20_body">+</text:p>
          </text:deletion>
        </text:changed-region>
        <text:changed-region xml:id="ct232863920" text:id="ct232863920">
          <text:insertion>
            <office:change-info>
              <dc:creator>Peter Camilleri</dc:creator>
              <dc:date>2015-04-25T17:38:00</dc:date>
            </office:change-info>
          </text:insertion>
        </text:changed-region>
        <text:changed-region xml:id="ct232864024" text:id="ct232864024">
          <text:insertion>
            <office:change-info>
              <dc:creator>Peter Camilleri</dc:creator>
              <dc:date>2015-04-25T17:38:00</dc:date>
            </office:change-info>
          </text:insertion>
        </text:changed-region>
        <text:changed-region xml:id="ct232864128" text:id="ct232864128">
          <text:insertion>
            <office:change-info>
              <dc:creator>Peter Camilleri</dc:creator>
              <dc:date>2015-04-25T17:38:00</dc:date>
            </office:change-info>
          </text:insertion>
        </text:changed-region>
        <text:changed-region xml:id="ct232864232" text:id="ct232864232">
          <text:insertion>
            <office:change-info>
              <dc:creator>Peter Camilleri</dc:creator>
              <dc:date>2015-04-25T17:38:00</dc:date>
            </office:change-info>
          </text:insertion>
        </text:changed-region>
        <text:changed-region xml:id="ct232864336" text:id="ct232864336">
          <text:insertion>
            <office:change-info>
              <dc:creator>Peter Camilleri</dc:creator>
              <dc:date>2015-04-25T17:38:00</dc:date>
            </office:change-info>
          </text:insertion>
        </text:changed-region>
        <text:changed-region xml:id="ct232864440" text:id="ct232864440">
          <text:insertion>
            <office:change-info>
              <dc:creator>Peter Camilleri</dc:creator>
              <dc:date>2015-04-26T10:10:00</dc:date>
            </office:change-info>
          </text:insertion>
        </text:changed-region>
        <text:changed-region xml:id="ct232864544" text:id="ct232864544">
          <text:insertion>
            <office:change-info>
              <dc:creator>Peter Camilleri</dc:creator>
              <dc:date>2015-04-26T10:10:00</dc:date>
            </office:change-info>
          </text:insertion>
        </text:changed-region>
        <text:changed-region xml:id="ct232864648" text:id="ct232864648">
          <text:insertion>
            <office:change-info>
              <dc:creator>Peter Camilleri</dc:creator>
              <dc:date>2015-04-25T17:38:00</dc:date>
            </office:change-info>
          </text:insertion>
        </text:changed-region>
        <text:changed-region xml:id="ct232864752" text:id="ct232864752">
          <text:insertion>
            <office:change-info>
              <dc:creator>Peter Camilleri</dc:creator>
              <dc:date>2015-04-26T10:09:00</dc:date>
            </office:change-info>
          </text:insertion>
        </text:changed-region>
        <text:changed-region xml:id="ct232864856" text:id="ct232864856">
          <text:insertion>
            <office:change-info>
              <dc:creator>Peter Camilleri</dc:creator>
              <dc:date>2015-04-26T10:09:00</dc:date>
            </office:change-info>
          </text:insertion>
        </text:changed-region>
        <text:changed-region xml:id="ct232864960" text:id="ct232864960">
          <text:insertion>
            <office:change-info>
              <dc:creator>Peter Camilleri</dc:creator>
              <dc:date>2015-04-26T10:09:00</dc:date>
            </office:change-info>
          </text:insertion>
        </text:changed-region>
        <text:changed-region xml:id="ct232865064" text:id="ct232865064">
          <text:insertion>
            <office:change-info>
              <dc:creator>Peter Camilleri</dc:creator>
              <dc:date>2015-04-26T10:11:00</dc:date>
            </office:change-info>
          </text:insertion>
        </text:changed-region>
        <text:changed-region xml:id="ct232865168" text:id="ct232865168">
          <text:insertion>
            <office:change-info>
              <dc:creator>Peter Camilleri</dc:creator>
              <dc:date>2015-04-26T10:10:00</dc:date>
            </office:change-info>
          </text:insertion>
        </text:changed-region>
        <text:changed-region xml:id="ct232865272" text:id="ct232865272">
          <text:deletion>
            <office:change-info>
              <dc:creator>Peter Camilleri</dc:creator>
              <dc:date>2015-04-25T22:49:00</dc:date>
            </office:change-info>
            <text:p text:style-name="Text_20_body"/>
            <text:p text:style-name="Text_20_body">-</text:p>
          </text:deletion>
        </text:changed-region>
        <text:changed-region xml:id="ct232865376" text:id="ct232865376">
          <text:insertion>
            <office:change-info>
              <dc:creator>Peter Camilleri</dc:creator>
              <dc:date>2015-04-25T17:38:00</dc:date>
            </office:change-info>
          </text:insertion>
        </text:changed-region>
        <text:changed-region xml:id="ct232865584" text:id="ct232865584">
          <text:deletion>
            <office:change-info>
              <dc:creator>Peter Camilleri</dc:creator>
              <dc:date>2015-04-25T22:50:00</dc:date>
            </office:change-info>
            <text:p text:style-name="Text_20_body"/>
            <text:p text:style-name="Text_20_body"/>
          </text:deletion>
        </text:changed-region>
        <text:changed-region xml:id="ct232865480" text:id="ct232865480">
          <text:deletion>
            <office:change-info>
              <dc:creator>Peter Camilleri</dc:creator>
              <dc:date>2015-04-25T22:49:00</dc:date>
            </office:change-info>
            <text:p text:style-name="Text_20_body">.1/x</text:p>
          </text:deletion>
        </text:changed-region>
        <text:changed-region xml:id="ct232865688" text:id="ct232865688">
          <text:insertion>
            <office:change-info>
              <dc:creator>Peter Camilleri</dc:creator>
              <dc:date>2015-04-25T17:38:00</dc:date>
            </office:change-info>
          </text:insertion>
        </text:changed-region>
        <text:changed-region xml:id="ct232865792" text:id="ct232865792">
          <text:deletion>
            <office:change-info>
              <dc:creator>Peter Camilleri</dc:creator>
              <dc:date>2015-04-25T22:52:00</dc:date>
            </office:change-info>
            <text:p text:style-name="Text_20_body"/>
            <text:p text:style-name="Text_20_body">.10**</text:p>
          </text:deletion>
        </text:changed-region>
        <text:changed-region xml:id="ct232865896" text:id="ct232865896">
          <text:insertion>
            <office:change-info>
              <dc:creator>Peter Camilleri</dc:creator>
              <dc:date>2015-04-25T17:38:00</dc:date>
            </office:change-info>
          </text:insertion>
        </text:changed-region>
        <text:changed-region xml:id="ct232866000" text:id="ct232866000">
          <text:deletion>
            <office:change-info>
              <dc:creator>Peter Camilleri</dc:creator>
              <dc:date>2015-04-25T23:06:00</dc:date>
            </office:change-info>
            <text:p text:style-name="Text_20_body"/>
            <text:p text:style-name="Text_20_body">.2**</text:p>
          </text:deletion>
        </text:changed-region>
        <text:changed-region xml:id="ct232866104" text:id="ct232866104">
          <text:insertion>
            <office:change-info>
              <dc:creator>Peter Camilleri</dc:creator>
              <dc:date>2015-04-25T17:38:00</dc:date>
            </office:change-info>
          </text:insertion>
        </text:changed-region>
        <text:changed-region xml:id="ct232870360" text:id="ct232870360">
          <text:deletion>
            <office:change-info>
              <dc:creator>Peter Camilleri</dc:creator>
              <dc:date>2015-04-25T23:07:00</dc:date>
            </office:change-info>
            <text:p text:style-name="Text_20_body"/>
            <text:p text:style-name="Text_20_body"/>
          </text:deletion>
        </text:changed-region>
        <text:changed-region xml:id="ct232866208" text:id="ct232866208">
          <text:deletion>
            <office:change-info>
              <dc:creator>Peter Camilleri</dc:creator>
              <dc:date>2015-04-25T23:06:00</dc:date>
            </office:change-info>
            <text:p text:style-name="Text_20_body">.abs</text:p>
          </text:deletion>
        </text:changed-region>
        <text:changed-region xml:id="ct232870464" text:id="ct232870464">
          <text:insertion>
            <office:change-info>
              <dc:creator>Peter Camilleri</dc:creator>
              <dc:date>2015-04-25T17:38:00</dc:date>
            </office:change-info>
          </text:insertion>
        </text:changed-region>
        <text:changed-region xml:id="ct232870568" text:id="ct232870568">
          <text:deletion>
            <office:change-info>
              <dc:creator>Peter Camilleri</dc:creator>
              <dc:date>2015-04-25T23:07:00</dc:date>
            </office:change-info>
            <text:p text:style-name="Text_20_body"/>
            <text:p text:style-name="Text_20_body">.acos</text:p>
          </text:deletion>
        </text:changed-region>
        <text:changed-region xml:id="ct232870672" text:id="ct232870672">
          <text:insertion>
            <office:change-info>
              <dc:creator>Peter Camilleri</dc:creator>
              <dc:date>2015-04-25T17:38:00</dc:date>
            </office:change-info>
          </text:insertion>
        </text:changed-region>
        <text:changed-region xml:id="ct232871088" text:id="ct232871088">
          <text:insertion>
            <office:change-info>
              <dc:creator>Peter Camilleri</dc:creator>
              <dc:date>2015-04-26T13:39:00</dc:date>
            </office:change-info>
          </text:insertion>
        </text:changed-region>
        <text:changed-region xml:id="ct232871192" text:id="ct232871192">
          <text:insertion>
            <office:change-info>
              <dc:creator>Peter Camilleri</dc:creator>
              <dc:date>2015-04-26T13:38:00</dc:date>
            </office:change-info>
          </text:insertion>
        </text:changed-region>
        <text:changed-region xml:id="ct232871296" text:id="ct232871296">
          <text:insertion>
            <office:change-info>
              <dc:creator>Peter Camilleri</dc:creator>
              <dc:date>2015-04-25T17:38:00</dc:date>
            </office:change-info>
          </text:insertion>
        </text:changed-region>
        <text:changed-region xml:id="ct232871400" text:id="ct232871400">
          <text:insertion>
            <office:change-info>
              <dc:creator>Peter Camilleri</dc:creator>
              <dc:date>2015-04-25T17:38:00</dc:date>
            </office:change-info>
          </text:insertion>
        </text:changed-region>
        <text:changed-region xml:id="ct232871504" text:id="ct232871504">
          <text:insertion>
            <office:change-info>
              <dc:creator>Peter Camilleri</dc:creator>
              <dc:date>2015-04-26T13:45:00</dc:date>
            </office:change-info>
          </text:insertion>
        </text:changed-region>
        <text:changed-region xml:id="ct232871608" text:id="ct232871608">
          <text:insertion>
            <office:change-info>
              <dc:creator>Peter Camilleri</dc:creator>
              <dc:date>2015-04-26T13:45:00</dc:date>
            </office:change-info>
          </text:insertion>
        </text:changed-region>
        <text:changed-region xml:id="ct232871712" text:id="ct232871712">
          <text:insertion>
            <office:change-info>
              <dc:creator>Peter Camilleri</dc:creator>
              <dc:date>2015-04-26T13:45:00</dc:date>
            </office:change-info>
          </text:insertion>
        </text:changed-region>
        <text:changed-region xml:id="ct232871816" text:id="ct232871816">
          <text:insertion>
            <office:change-info>
              <dc:creator>Peter Camilleri</dc:creator>
              <dc:date>2015-04-26T13:45:00</dc:date>
            </office:change-info>
          </text:insertion>
        </text:changed-region>
        <text:changed-region xml:id="ct232871920" text:id="ct232871920">
          <text:deletion>
            <office:change-info>
              <dc:creator>Peter Camilleri</dc:creator>
              <dc:date>2015-04-25T23:09:00</dc:date>
            </office:change-info>
            <text:p text:style-name="Text_20_body"/>
            <text:p text:style-name="Text_20_body">.acosh</text:p>
          </text:deletion>
        </text:changed-region>
        <text:changed-region xml:id="ct232872232" text:id="ct232872232">
          <text:insertion>
            <office:change-info>
              <dc:creator>Peter Camilleri</dc:creator>
              <dc:date>2015-04-25T17:38:00</dc:date>
            </office:change-info>
          </text:insertion>
        </text:changed-region>
        <text:changed-region xml:id="ct232872336" text:id="ct232872336">
          <text:insertion>
            <office:change-info>
              <dc:creator>Peter Camilleri</dc:creator>
              <dc:date>2015-04-25T17:38:00</dc:date>
            </office:change-info>
          </text:insertion>
        </text:changed-region>
        <text:changed-region xml:id="ct232872440" text:id="ct232872440">
          <text:insertion>
            <office:change-info>
              <dc:creator>Peter Camilleri</dc:creator>
              <dc:date>2015-04-25T17:38:00</dc:date>
            </office:change-info>
          </text:insertion>
        </text:changed-region>
        <text:changed-region xml:id="ct232872544" text:id="ct232872544">
          <text:deletion>
            <office:change-info>
              <dc:creator>Peter Camilleri</dc:creator>
              <dc:date>2015-04-25T23:09:00</dc:date>
            </office:change-info>
            <text:p text:style-name="Text_20_body"/>
            <text:p text:style-name="Text_20_body">.angle</text:p>
          </text:deletion>
        </text:changed-region>
        <text:changed-region xml:id="ct232872648" text:id="ct232872648">
          <text:insertion>
            <office:change-info>
              <dc:creator>Peter Camilleri</dc:creator>
              <dc:date>2015-04-25T17:38:00</dc:date>
            </office:change-info>
          </text:insertion>
        </text:changed-region>
        <text:changed-region xml:id="ct232872752" text:id="ct232872752">
          <text:insertion>
            <office:change-info>
              <dc:creator>Peter Camilleri</dc:creator>
              <dc:date>2015-04-25T17:38:00</dc:date>
            </office:change-info>
          </text:insertion>
        </text:changed-region>
        <text:changed-region xml:id="ct232872856" text:id="ct232872856">
          <text:insertion>
            <office:change-info>
              <dc:creator>Peter Camilleri</dc:creator>
              <dc:date>2015-04-25T17:38:00</dc:date>
            </office:change-info>
          </text:insertion>
        </text:changed-region>
        <text:changed-region xml:id="ct232872960" text:id="ct232872960">
          <text:insertion>
            <office:change-info>
              <dc:creator>Peter Camilleri</dc:creator>
              <dc:date>2015-04-25T17:38:00</dc:date>
            </office:change-info>
          </text:insertion>
        </text:changed-region>
        <text:changed-region xml:id="ct232873064" text:id="ct232873064">
          <text:deletion>
            <office:change-info>
              <dc:creator>Peter Camilleri</dc:creator>
              <dc:date>2015-04-25T23:09:00</dc:date>
            </office:change-info>
            <text:p text:style-name="Text_20_body"/>
            <text:p text:style-name="Text_20_body">.asin</text:p>
          </text:deletion>
        </text:changed-region>
        <text:changed-region xml:id="ct232873168" text:id="ct232873168">
          <text:insertion>
            <office:change-info>
              <dc:creator>Peter Camilleri</dc:creator>
              <dc:date>2015-04-25T17:38:00</dc:date>
            </office:change-info>
          </text:insertion>
        </text:changed-region>
        <text:changed-region xml:id="ct232873272" text:id="ct232873272">
          <text:insertion>
            <office:change-info>
              <dc:creator>Peter Camilleri</dc:creator>
              <dc:date>2015-04-25T17:38:00</dc:date>
            </office:change-info>
          </text:insertion>
        </text:changed-region>
        <text:changed-region xml:id="ct232873376" text:id="ct232873376">
          <text:insertion>
            <office:change-info>
              <dc:creator>Peter Camilleri</dc:creator>
              <dc:date>2015-04-25T17:38:00</dc:date>
            </office:change-info>
          </text:insertion>
        </text:changed-region>
        <text:changed-region xml:id="ct232873480" text:id="ct232873480">
          <text:insertion>
            <office:change-info>
              <dc:creator>Peter Camilleri</dc:creator>
              <dc:date>2015-04-25T17:38:00</dc:date>
            </office:change-info>
          </text:insertion>
        </text:changed-region>
        <text:changed-region xml:id="ct232873584" text:id="ct232873584">
          <text:insertion>
            <office:change-info>
              <dc:creator>Peter Camilleri</dc:creator>
              <dc:date>2015-04-25T17:38:00</dc:date>
            </office:change-info>
          </text:insertion>
        </text:changed-region>
        <text:changed-region xml:id="ct232873688" text:id="ct232873688">
          <text:deletion>
            <office:change-info>
              <dc:creator>Peter Camilleri</dc:creator>
              <dc:date>2015-04-25T23:09:00</dc:date>
            </office:change-info>
            <text:p text:style-name="Text_20_body"/>
            <text:p text:style-name="Text_20_body">.asinh</text:p>
          </text:deletion>
        </text:changed-region>
        <text:changed-region xml:id="ct232873792" text:id="ct232873792">
          <text:insertion>
            <office:change-info>
              <dc:creator>Peter Camilleri</dc:creator>
              <dc:date>2015-04-25T17:38:00</dc:date>
            </office:change-info>
          </text:insertion>
        </text:changed-region>
        <text:changed-region xml:id="ct232873896" text:id="ct232873896">
          <text:insertion>
            <office:change-info>
              <dc:creator>Peter Camilleri</dc:creator>
              <dc:date>2015-04-25T17:38:00</dc:date>
            </office:change-info>
          </text:insertion>
        </text:changed-region>
        <text:changed-region xml:id="ct232874000" text:id="ct232874000">
          <text:insertion>
            <office:change-info>
              <dc:creator>Peter Camilleri</dc:creator>
              <dc:date>2015-04-25T17:38:00</dc:date>
            </office:change-info>
          </text:insertion>
        </text:changed-region>
        <text:changed-region xml:id="ct232874104" text:id="ct232874104">
          <text:insertion>
            <office:change-info>
              <dc:creator>Peter Camilleri</dc:creator>
              <dc:date>2015-04-25T17:38:00</dc:date>
            </office:change-info>
          </text:insertion>
        </text:changed-region>
        <text:changed-region xml:id="ct232874208" text:id="ct232874208">
          <text:insertion>
            <office:change-info>
              <dc:creator>Peter Camilleri</dc:creator>
              <dc:date>2015-04-25T17:38:00</dc:date>
            </office:change-info>
          </text:insertion>
        </text:changed-region>
        <text:changed-region xml:id="ct232874312" text:id="ct232874312">
          <text:deletion>
            <office:change-info>
              <dc:creator>Peter Camilleri</dc:creator>
              <dc:date>2015-04-25T23:10:00</dc:date>
            </office:change-info>
            <text:p text:style-name="Text_20_body"/>
            <text:p text:style-name="Text_20_body">.atan</text:p>
          </text:deletion>
        </text:changed-region>
        <text:changed-region xml:id="ct232874456" text:id="ct232874456">
          <text:insertion>
            <office:change-info>
              <dc:creator>Peter Camilleri</dc:creator>
              <dc:date>2015-04-25T17:38:00</dc:date>
            </office:change-info>
          </text:insertion>
        </text:changed-region>
        <text:changed-region xml:id="ct232874560" text:id="ct232874560">
          <text:insertion>
            <office:change-info>
              <dc:creator>Peter Camilleri</dc:creator>
              <dc:date>2015-04-25T17:38:00</dc:date>
            </office:change-info>
          </text:insertion>
        </text:changed-region>
        <text:changed-region xml:id="ct232874664" text:id="ct232874664">
          <text:insertion>
            <office:change-info>
              <dc:creator>Peter Camilleri</dc:creator>
              <dc:date>2015-04-25T17:38:00</dc:date>
            </office:change-info>
          </text:insertion>
        </text:changed-region>
        <text:changed-region xml:id="ct232874768" text:id="ct232874768">
          <text:insertion>
            <office:change-info>
              <dc:creator>Peter Camilleri</dc:creator>
              <dc:date>2015-04-25T17:38:00</dc:date>
            </office:change-info>
          </text:insertion>
        </text:changed-region>
        <text:changed-region xml:id="ct232874872" text:id="ct232874872">
          <text:insertion>
            <office:change-info>
              <dc:creator>Peter Camilleri</dc:creator>
              <dc:date>2015-04-25T17:38:00</dc:date>
            </office:change-info>
          </text:insertion>
        </text:changed-region>
        <text:changed-region xml:id="ct232874976" text:id="ct232874976">
          <text:deletion>
            <office:change-info>
              <dc:creator>Peter Camilleri</dc:creator>
              <dc:date>2015-04-25T23:10:00</dc:date>
            </office:change-info>
            <text:p text:style-name="Text_20_body"/>
            <text:p text:style-name="Text_20_body">.atan2</text:p>
          </text:deletion>
        </text:changed-region>
        <text:changed-region xml:id="ct232875080" text:id="ct232875080">
          <text:insertion>
            <office:change-info>
              <dc:creator>Peter Camilleri</dc:creator>
              <dc:date>2015-04-25T17:38:00</dc:date>
            </office:change-info>
          </text:insertion>
        </text:changed-region>
        <text:changed-region xml:id="ct232875184" text:id="ct232875184">
          <text:insertion>
            <office:change-info>
              <dc:creator>Peter Camilleri</dc:creator>
              <dc:date>2015-04-25T17:38:00</dc:date>
            </office:change-info>
          </text:insertion>
        </text:changed-region>
        <text:changed-region xml:id="ct232875288" text:id="ct232875288">
          <text:insertion>
            <office:change-info>
              <dc:creator>Peter Camilleri</dc:creator>
              <dc:date>2015-04-25T17:38:00</dc:date>
            </office:change-info>
          </text:insertion>
        </text:changed-region>
        <text:changed-region xml:id="ct232875392" text:id="ct232875392">
          <text:insertion>
            <office:change-info>
              <dc:creator>Peter Camilleri</dc:creator>
              <dc:date>2015-04-25T17:38:00</dc:date>
            </office:change-info>
          </text:insertion>
        </text:changed-region>
        <text:changed-region xml:id="ct232875496" text:id="ct232875496">
          <text:insertion>
            <office:change-info>
              <dc:creator>Peter Camilleri</dc:creator>
              <dc:date>2015-04-25T17:38:00</dc:date>
            </office:change-info>
          </text:insertion>
        </text:changed-region>
        <text:changed-region xml:id="ct232875704" text:id="ct232875704">
          <text:deletion>
            <office:change-info>
              <dc:creator>Peter Camilleri</dc:creator>
              <dc:date>2015-04-25T23:12:00</dc:date>
            </office:change-info>
            <text:p text:style-name="Text_20_body"/>
            <text:p text:style-name="Text_20_body"/>
          </text:deletion>
        </text:changed-region>
        <text:changed-region xml:id="ct232875600" text:id="ct232875600">
          <text:deletion>
            <office:change-info>
              <dc:creator>Peter Camilleri</dc:creator>
              <dc:date>2015-04-25T23:11:00</dc:date>
            </office:change-info>
            <text:p text:style-name="Text_20_body">.atanh</text:p>
          </text:deletion>
        </text:changed-region>
        <text:changed-region xml:id="ct232875808" text:id="ct232875808">
          <text:insertion>
            <office:change-info>
              <dc:creator>Peter Camilleri</dc:creator>
              <dc:date>2015-04-25T17:38:00</dc:date>
            </office:change-info>
          </text:insertion>
        </text:changed-region>
        <text:changed-region xml:id="ct232875912" text:id="ct232875912">
          <text:insertion>
            <office:change-info>
              <dc:creator>Peter Camilleri</dc:creator>
              <dc:date>2015-04-25T17:38:00</dc:date>
            </office:change-info>
          </text:insertion>
        </text:changed-region>
        <text:changed-region xml:id="ct232876016" text:id="ct232876016">
          <text:insertion>
            <office:change-info>
              <dc:creator>Peter Camilleri</dc:creator>
              <dc:date>2015-04-25T17:38:00</dc:date>
            </office:change-info>
          </text:insertion>
        </text:changed-region>
        <text:changed-region xml:id="ct232876120" text:id="ct232876120">
          <text:insertion>
            <office:change-info>
              <dc:creator>Peter Camilleri</dc:creator>
              <dc:date>2015-04-25T17:38:00</dc:date>
            </office:change-info>
          </text:insertion>
        </text:changed-region>
        <text:changed-region xml:id="ct232876224" text:id="ct232876224">
          <text:insertion>
            <office:change-info>
              <dc:creator>Peter Camilleri</dc:creator>
              <dc:date>2015-04-25T17:38:00</dc:date>
            </office:change-info>
          </text:insertion>
        </text:changed-region>
        <text:changed-region xml:id="ct232876328" text:id="ct232876328">
          <text:deletion>
            <office:change-info>
              <dc:creator>Peter Camilleri</dc:creator>
              <dc:date>2015-04-25T23:12:00</dc:date>
            </office:change-info>
            <text:p text:style-name="Text_20_body"/>
            <text:p text:style-name="Text_20_body">.c2p</text:p>
          </text:deletion>
        </text:changed-region>
        <text:changed-region xml:id="ct232876432" text:id="ct232876432">
          <text:insertion>
            <office:change-info>
              <dc:creator>Peter Camilleri</dc:creator>
              <dc:date>2015-04-25T17:38:00</dc:date>
            </office:change-info>
          </text:insertion>
        </text:changed-region>
        <text:changed-region xml:id="ct232876536" text:id="ct232876536">
          <text:insertion>
            <office:change-info>
              <dc:creator>Peter Camilleri</dc:creator>
              <dc:date>2015-04-25T17:38:00</dc:date>
            </office:change-info>
          </text:insertion>
        </text:changed-region>
        <text:changed-region xml:id="ct232876640" text:id="ct232876640">
          <text:insertion>
            <office:change-info>
              <dc:creator>Peter Camilleri</dc:creator>
              <dc:date>2015-04-25T17:38:00</dc:date>
            </office:change-info>
          </text:insertion>
        </text:changed-region>
        <text:changed-region xml:id="ct232876744" text:id="ct232876744">
          <text:insertion>
            <office:change-info>
              <dc:creator>Peter Camilleri</dc:creator>
              <dc:date>2015-04-25T17:38:00</dc:date>
            </office:change-info>
          </text:insertion>
        </text:changed-region>
        <text:changed-region xml:id="ct232876848" text:id="ct232876848">
          <text:insertion>
            <office:change-info>
              <dc:creator>Peter Camilleri</dc:creator>
              <dc:date>2015-04-25T17:38:00</dc:date>
            </office:change-info>
          </text:insertion>
        </text:changed-region>
        <text:changed-region xml:id="ct232877056" text:id="ct232877056">
          <text:deletion>
            <office:change-info>
              <dc:creator>Peter Camilleri</dc:creator>
              <dc:date>2015-04-25T23:13:00</dc:date>
            </office:change-info>
            <text:p text:style-name="Text_20_body"/>
            <text:p text:style-name="Text_20_body"/>
          </text:deletion>
        </text:changed-region>
        <text:changed-region xml:id="ct232876952" text:id="ct232876952">
          <text:deletion>
            <office:change-info>
              <dc:creator>Peter Camilleri</dc:creator>
              <dc:date>2015-04-25T23:12:00</dc:date>
            </office:change-info>
            <text:p text:style-name="Text_20_body">.cbrt</text:p>
          </text:deletion>
        </text:changed-region>
        <text:changed-region xml:id="ct232877160" text:id="ct232877160">
          <text:insertion>
            <office:change-info>
              <dc:creator>Peter Camilleri</dc:creator>
              <dc:date>2015-04-25T17:38:00</dc:date>
            </office:change-info>
          </text:insertion>
        </text:changed-region>
        <text:changed-region xml:id="ct232877264" text:id="ct232877264">
          <text:insertion>
            <office:change-info>
              <dc:creator>Peter Camilleri</dc:creator>
              <dc:date>2015-04-25T17:38:00</dc:date>
            </office:change-info>
          </text:insertion>
        </text:changed-region>
        <text:changed-region xml:id="ct232877368" text:id="ct232877368">
          <text:insertion>
            <office:change-info>
              <dc:creator>Peter Camilleri</dc:creator>
              <dc:date>2015-04-25T17:38:00</dc:date>
            </office:change-info>
          </text:insertion>
        </text:changed-region>
        <text:changed-region xml:id="ct232877472" text:id="ct232877472">
          <text:insertion>
            <office:change-info>
              <dc:creator>Peter Camilleri</dc:creator>
              <dc:date>2015-04-25T17:38:00</dc:date>
            </office:change-info>
          </text:insertion>
        </text:changed-region>
        <text:changed-region xml:id="ct232877576" text:id="ct232877576">
          <text:insertion>
            <office:change-info>
              <dc:creator>Peter Camilleri</dc:creator>
              <dc:date>2015-04-25T17:38:00</dc:date>
            </office:change-info>
          </text:insertion>
        </text:changed-region>
        <text:changed-region xml:id="ct232877680" text:id="ct232877680">
          <text:deletion>
            <office:change-info>
              <dc:creator>Peter Camilleri</dc:creator>
              <dc:date>2015-04-25T23:13:00</dc:date>
            </office:change-info>
            <text:p text:style-name="Text_20_body"/>
            <text:p text:style-name="Text_20_body">.ceil</text:p>
          </text:deletion>
        </text:changed-region>
        <text:changed-region xml:id="ct232877784" text:id="ct232877784">
          <text:insertion>
            <office:change-info>
              <dc:creator>Peter Camilleri</dc:creator>
              <dc:date>2015-04-25T17:38:00</dc:date>
            </office:change-info>
          </text:insertion>
        </text:changed-region>
        <text:changed-region xml:id="ct232877888" text:id="ct232877888">
          <text:insertion>
            <office:change-info>
              <dc:creator>Peter Camilleri</dc:creator>
              <dc:date>2015-04-25T17:38:00</dc:date>
            </office:change-info>
          </text:insertion>
        </text:changed-region>
        <text:changed-region xml:id="ct232877992" text:id="ct232877992">
          <text:insertion>
            <office:change-info>
              <dc:creator>Peter Camilleri</dc:creator>
              <dc:date>2015-04-25T17:38:00</dc:date>
            </office:change-info>
          </text:insertion>
        </text:changed-region>
        <text:changed-region xml:id="ct232878096" text:id="ct232878096">
          <text:insertion>
            <office:change-info>
              <dc:creator>Peter Camilleri</dc:creator>
              <dc:date>2015-04-25T17:38:00</dc:date>
            </office:change-info>
          </text:insertion>
        </text:changed-region>
        <text:changed-region xml:id="ct232878200" text:id="ct232878200">
          <text:insertion>
            <office:change-info>
              <dc:creator>Peter Camilleri</dc:creator>
              <dc:date>2015-04-25T17:38:00</dc:date>
            </office:change-info>
          </text:insertion>
        </text:changed-region>
        <text:changed-region xml:id="ct232878304" text:id="ct232878304">
          <text:insertion>
            <office:change-info>
              <dc:creator>Peter Camilleri</dc:creator>
              <dc:date>2015-04-25T17:38:00</dc:date>
            </office:change-info>
          </text:insertion>
        </text:changed-region>
        <text:changed-region xml:id="ct232878408" text:id="ct232878408">
          <text:deletion>
            <office:change-info>
              <dc:creator>Peter Camilleri</dc:creator>
              <dc:date>2015-04-25T23:13:00</dc:date>
            </office:change-info>
            <text:p text:style-name="Text_20_body"/>
            <text:p text:style-name="Text_20_body">.conjugate</text:p>
          </text:deletion>
        </text:changed-region>
        <text:changed-region xml:id="ct232944088" text:id="ct232944088">
          <text:insertion>
            <office:change-info>
              <dc:creator>Peter Camilleri</dc:creator>
              <dc:date>2015-04-25T17:38:00</dc:date>
            </office:change-info>
          </text:insertion>
        </text:changed-region>
        <text:changed-region xml:id="ct232944192" text:id="ct232944192">
          <text:insertion>
            <office:change-info>
              <dc:creator>Peter Camilleri</dc:creator>
              <dc:date>2015-04-25T17:38:00</dc:date>
            </office:change-info>
          </text:insertion>
        </text:changed-region>
        <text:changed-region xml:id="ct232944296" text:id="ct232944296">
          <text:insertion>
            <office:change-info>
              <dc:creator>Peter Camilleri</dc:creator>
              <dc:date>2015-04-25T17:38:00</dc:date>
            </office:change-info>
          </text:insertion>
        </text:changed-region>
        <text:changed-region xml:id="ct232944400" text:id="ct232944400">
          <text:insertion>
            <office:change-info>
              <dc:creator>Peter Camilleri</dc:creator>
              <dc:date>2015-04-25T17:38:00</dc:date>
            </office:change-info>
          </text:insertion>
        </text:changed-region>
        <text:changed-region xml:id="ct232944504" text:id="ct232944504">
          <text:deletion>
            <office:change-info>
              <dc:creator>Peter Camilleri</dc:creator>
              <dc:date>2015-04-25T23:13:00</dc:date>
            </office:change-info>
            <text:p text:style-name="Text_20_body"/>
            <text:p text:style-name="Text_20_body">.cos</text:p>
          </text:deletion>
        </text:changed-region>
        <text:changed-region xml:id="ct232944608" text:id="ct232944608">
          <text:insertion>
            <office:change-info>
              <dc:creator>Peter Camilleri</dc:creator>
              <dc:date>2015-04-25T17:38:00</dc:date>
            </office:change-info>
          </text:insertion>
        </text:changed-region>
        <text:changed-region xml:id="ct232944712" text:id="ct232944712">
          <text:insertion>
            <office:change-info>
              <dc:creator>Peter Camilleri</dc:creator>
              <dc:date>2015-04-25T17:38:00</dc:date>
            </office:change-info>
          </text:insertion>
        </text:changed-region>
        <text:changed-region xml:id="ct232944816" text:id="ct232944816">
          <text:insertion>
            <office:change-info>
              <dc:creator>Peter Camilleri</dc:creator>
              <dc:date>2015-04-25T17:38:00</dc:date>
            </office:change-info>
          </text:insertion>
        </text:changed-region>
        <text:changed-region xml:id="ct232944920" text:id="ct232944920">
          <text:insertion>
            <office:change-info>
              <dc:creator>Peter Camilleri</dc:creator>
              <dc:date>2015-04-25T17:38:00</dc:date>
            </office:change-info>
          </text:insertion>
        </text:changed-region>
        <text:changed-region xml:id="ct232945024" text:id="ct232945024">
          <text:insertion>
            <office:change-info>
              <dc:creator>Peter Camilleri</dc:creator>
              <dc:date>2015-04-25T17:38:00</dc:date>
            </office:change-info>
          </text:insertion>
        </text:changed-region>
        <text:changed-region xml:id="ct232945232" text:id="ct232945232">
          <text:deletion>
            <office:change-info>
              <dc:creator>Peter Camilleri</dc:creator>
              <dc:date>2015-04-25T23:14:00</dc:date>
            </office:change-info>
            <text:p text:style-name="Text_20_body"/>
            <text:p text:style-name="Text_20_body"/>
          </text:deletion>
        </text:changed-region>
        <text:changed-region xml:id="ct232945128" text:id="ct232945128">
          <text:deletion>
            <office:change-info>
              <dc:creator>Peter Camilleri</dc:creator>
              <dc:date>2015-04-25T23:13:00</dc:date>
            </office:change-info>
            <text:p text:style-name="Text_20_body">.cosh</text:p>
          </text:deletion>
        </text:changed-region>
        <text:changed-region xml:id="ct232945336" text:id="ct232945336">
          <text:insertion>
            <office:change-info>
              <dc:creator>Peter Camilleri</dc:creator>
              <dc:date>2015-04-25T17:38:00</dc:date>
            </office:change-info>
          </text:insertion>
        </text:changed-region>
        <text:changed-region xml:id="ct232945440" text:id="ct232945440">
          <text:insertion>
            <office:change-info>
              <dc:creator>Peter Camilleri</dc:creator>
              <dc:date>2015-04-25T17:38:00</dc:date>
            </office:change-info>
          </text:insertion>
        </text:changed-region>
        <text:changed-region xml:id="ct232945544" text:id="ct232945544">
          <text:insertion>
            <office:change-info>
              <dc:creator>Peter Camilleri</dc:creator>
              <dc:date>2015-04-25T17:38:00</dc:date>
            </office:change-info>
          </text:insertion>
        </text:changed-region>
        <text:changed-region xml:id="ct232945648" text:id="ct232945648">
          <text:insertion>
            <office:change-info>
              <dc:creator>Peter Camilleri</dc:creator>
              <dc:date>2015-04-25T17:38:00</dc:date>
            </office:change-info>
          </text:insertion>
        </text:changed-region>
        <text:changed-region xml:id="ct232945752" text:id="ct232945752">
          <text:insertion>
            <office:change-info>
              <dc:creator>Peter Camilleri</dc:creator>
              <dc:date>2015-04-25T17:38:00</dc:date>
            </office:change-info>
          </text:insertion>
        </text:changed-region>
        <text:changed-region xml:id="ct232945856" text:id="ct232945856">
          <text:deletion>
            <office:change-info>
              <dc:creator>Peter Camilleri</dc:creator>
              <dc:date>2015-04-25T23:14:00</dc:date>
            </office:change-info>
            <text:p text:style-name="Text_20_body"/>
            <text:p text:style-name="Text_20_body">.cube</text:p>
          </text:deletion>
        </text:changed-region>
        <text:changed-region xml:id="ct232945960" text:id="ct232945960">
          <text:insertion>
            <office:change-info>
              <dc:creator>Peter Camilleri</dc:creator>
              <dc:date>2015-04-25T17:38:00</dc:date>
            </office:change-info>
          </text:insertion>
        </text:changed-region>
        <text:changed-region xml:id="ct232946064" text:id="ct232946064">
          <text:insertion>
            <office:change-info>
              <dc:creator>Peter Camilleri</dc:creator>
              <dc:date>2015-04-25T17:38:00</dc:date>
            </office:change-info>
          </text:insertion>
        </text:changed-region>
        <text:changed-region xml:id="ct232946168" text:id="ct232946168">
          <text:insertion>
            <office:change-info>
              <dc:creator>Peter Camilleri</dc:creator>
              <dc:date>2015-04-25T17:38:00</dc:date>
            </office:change-info>
          </text:insertion>
        </text:changed-region>
        <text:changed-region xml:id="ct232946272" text:id="ct232946272">
          <text:insertion>
            <office:change-info>
              <dc:creator>Peter Camilleri</dc:creator>
              <dc:date>2015-04-25T17:38:00</dc:date>
            </office:change-info>
          </text:insertion>
        </text:changed-region>
        <text:changed-region xml:id="ct232946376" text:id="ct232946376">
          <text:deletion>
            <office:change-info>
              <dc:creator>Peter Camilleri</dc:creator>
              <dc:date>2015-04-25T23:15:00</dc:date>
            </office:change-info>
            <text:p text:style-name="Text_20_body"/>
            <text:p text:style-name="Text_20_body">.d2r</text:p>
          </text:deletion>
        </text:changed-region>
        <text:changed-region xml:id="ct232946480" text:id="ct232946480">
          <text:insertion>
            <office:change-info>
              <dc:creator>Peter Camilleri</dc:creator>
              <dc:date>2015-04-25T17:38:00</dc:date>
            </office:change-info>
          </text:insertion>
        </text:changed-region>
        <text:changed-region xml:id="ct232946584" text:id="ct232946584">
          <text:insertion>
            <office:change-info>
              <dc:creator>Peter Camilleri</dc:creator>
              <dc:date>2015-04-25T17:38:00</dc:date>
            </office:change-info>
          </text:insertion>
        </text:changed-region>
        <text:changed-region xml:id="ct232946688" text:id="ct232946688">
          <text:insertion>
            <office:change-info>
              <dc:creator>Peter Camilleri</dc:creator>
              <dc:date>2015-04-25T17:38:00</dc:date>
            </office:change-info>
          </text:insertion>
        </text:changed-region>
        <text:changed-region xml:id="ct232946792" text:id="ct232946792">
          <text:insertion>
            <office:change-info>
              <dc:creator>Peter Camilleri</dc:creator>
              <dc:date>2015-04-25T17:38:00</dc:date>
            </office:change-info>
          </text:insertion>
        </text:changed-region>
        <text:changed-region xml:id="ct232946896" text:id="ct232946896">
          <text:insertion>
            <office:change-info>
              <dc:creator>Peter Camilleri</dc:creator>
              <dc:date>2015-04-25T17:38:00</dc:date>
            </office:change-info>
          </text:insertion>
        </text:changed-region>
        <text:changed-region xml:id="ct232947000" text:id="ct232947000">
          <text:deletion>
            <office:change-info>
              <dc:creator>Peter Camilleri</dc:creator>
              <dc:date>2015-04-25T23:15:00</dc:date>
            </office:change-info>
            <text:p text:style-name="Text_20_body"/>
            <text:p text:style-name="Text_20_body">.denominator</text:p>
          </text:deletion>
        </text:changed-region>
        <text:changed-region xml:id="ct232947104" text:id="ct232947104">
          <text:insertion>
            <office:change-info>
              <dc:creator>Peter Camilleri</dc:creator>
              <dc:date>2015-04-25T17:38:00</dc:date>
            </office:change-info>
          </text:insertion>
        </text:changed-region>
        <text:changed-region xml:id="ct232947208" text:id="ct232947208">
          <text:insertion>
            <office:change-info>
              <dc:creator>Peter Camilleri</dc:creator>
              <dc:date>2015-04-25T17:38:00</dc:date>
            </office:change-info>
          </text:insertion>
        </text:changed-region>
        <text:changed-region xml:id="ct232947312" text:id="ct232947312">
          <text:insertion>
            <office:change-info>
              <dc:creator>Peter Camilleri</dc:creator>
              <dc:date>2015-04-25T17:38:00</dc:date>
            </office:change-info>
          </text:insertion>
        </text:changed-region>
        <text:changed-region xml:id="ct232947416" text:id="ct232947416">
          <text:insertion>
            <office:change-info>
              <dc:creator>Peter Camilleri</dc:creator>
              <dc:date>2015-04-25T17:38:00</dc:date>
            </office:change-info>
          </text:insertion>
        </text:changed-region>
        <text:changed-region xml:id="ct232947520" text:id="ct232947520">
          <text:insertion>
            <office:change-info>
              <dc:creator>Peter Camilleri</dc:creator>
              <dc:date>2015-04-25T17:38:00</dc:date>
            </office:change-info>
          </text:insertion>
        </text:changed-region>
        <text:changed-region xml:id="ct232947624" text:id="ct232947624">
          <text:insertion>
            <office:change-info>
              <dc:creator>Peter Camilleri</dc:creator>
              <dc:date>2015-04-25T17:38:00</dc:date>
            </office:change-info>
          </text:insertion>
        </text:changed-region>
        <text:changed-region xml:id="ct232947728" text:id="ct232947728">
          <text:deletion>
            <office:change-info>
              <dc:creator>Peter Camilleri</dc:creator>
              <dc:date>2015-04-25T23:15:00</dc:date>
            </office:change-info>
            <text:p text:style-name="Text_20_body"/>
            <text:p text:style-name="Text_20_body">.e**</text:p>
          </text:deletion>
        </text:changed-region>
        <text:changed-region xml:id="ct232947832" text:id="ct232947832">
          <text:insertion>
            <office:change-info>
              <dc:creator>Peter Camilleri</dc:creator>
              <dc:date>2015-04-25T17:38:00</dc:date>
            </office:change-info>
          </text:insertion>
        </text:changed-region>
        <text:changed-region xml:id="ct232947936" text:id="ct232947936">
          <text:insertion>
            <office:change-info>
              <dc:creator>Peter Camilleri</dc:creator>
              <dc:date>2015-04-25T17:38:00</dc:date>
            </office:change-info>
          </text:insertion>
        </text:changed-region>
        <text:changed-region xml:id="ct232948040" text:id="ct232948040">
          <text:insertion>
            <office:change-info>
              <dc:creator>Peter Camilleri</dc:creator>
              <dc:date>2015-04-25T17:38:00</dc:date>
            </office:change-info>
          </text:insertion>
        </text:changed-region>
        <text:changed-region xml:id="ct232948184" text:id="ct232948184">
          <text:insertion>
            <office:change-info>
              <dc:creator>Peter Camilleri</dc:creator>
              <dc:date>2015-04-25T17:38:00</dc:date>
            </office:change-info>
          </text:insertion>
        </text:changed-region>
        <text:changed-region xml:id="ct232948288" text:id="ct232948288">
          <text:insertion>
            <office:change-info>
              <dc:creator>Peter Camilleri</dc:creator>
              <dc:date>2015-04-25T17:38:00</dc:date>
            </office:change-info>
          </text:insertion>
        </text:changed-region>
        <text:changed-region xml:id="ct232948392" text:id="ct232948392">
          <text:deletion>
            <office:change-info>
              <dc:creator>Peter Camilleri</dc:creator>
              <dc:date>2015-04-25T23:15:00</dc:date>
            </office:change-info>
            <text:p text:style-name="Text_20_body"/>
            <text:p text:style-name="Text_20_body">.emit</text:p>
          </text:deletion>
        </text:changed-region>
        <text:changed-region xml:id="ct232948496" text:id="ct232948496">
          <text:insertion>
            <office:change-info>
              <dc:creator>Peter Camilleri</dc:creator>
              <dc:date>2015-04-25T17:38:00</dc:date>
            </office:change-info>
          </text:insertion>
        </text:changed-region>
        <text:changed-region xml:id="ct232948600" text:id="ct232948600">
          <text:insertion>
            <office:change-info>
              <dc:creator>Peter Camilleri</dc:creator>
              <dc:date>2015-04-25T17:38:00</dc:date>
            </office:change-info>
          </text:insertion>
        </text:changed-region>
        <text:changed-region xml:id="ct232948704" text:id="ct232948704">
          <text:insertion>
            <office:change-info>
              <dc:creator>Peter Camilleri</dc:creator>
              <dc:date>2015-04-25T17:38:00</dc:date>
            </office:change-info>
          </text:insertion>
        </text:changed-region>
        <text:changed-region xml:id="ct232948808" text:id="ct232948808">
          <text:insertion>
            <office:change-info>
              <dc:creator>Peter Camilleri</dc:creator>
              <dc:date>2015-04-25T17:38:00</dc:date>
            </office:change-info>
          </text:insertion>
        </text:changed-region>
        <text:changed-region xml:id="ct232949016" text:id="ct232949016">
          <text:deletion>
            <office:change-info>
              <dc:creator>Peter Camilleri</dc:creator>
              <dc:date>2015-04-25T23:16:00</dc:date>
            </office:change-info>
            <text:p text:style-name="Text_20_body"/>
            <text:p text:style-name="Text_20_body"/>
          </text:deletion>
        </text:changed-region>
        <text:changed-region xml:id="ct232948912" text:id="ct232948912">
          <text:deletion>
            <office:change-info>
              <dc:creator>Peter Camilleri</dc:creator>
              <dc:date>2015-04-25T23:15:00</dc:date>
            </office:change-info>
            <text:p text:style-name="Text_20_body">.floor</text:p>
          </text:deletion>
        </text:changed-region>
        <text:changed-region xml:id="ct232949120" text:id="ct232949120">
          <text:insertion>
            <office:change-info>
              <dc:creator>Peter Camilleri</dc:creator>
              <dc:date>2015-04-25T17:38:00</dc:date>
            </office:change-info>
          </text:insertion>
        </text:changed-region>
        <text:changed-region xml:id="ct232949224" text:id="ct232949224">
          <text:insertion>
            <office:change-info>
              <dc:creator>Peter Camilleri</dc:creator>
              <dc:date>2015-04-25T17:38:00</dc:date>
            </office:change-info>
          </text:insertion>
        </text:changed-region>
        <text:changed-region xml:id="ct232949328" text:id="ct232949328">
          <text:insertion>
            <office:change-info>
              <dc:creator>Peter Camilleri</dc:creator>
              <dc:date>2015-04-25T17:38:00</dc:date>
            </office:change-info>
          </text:insertion>
        </text:changed-region>
        <text:changed-region xml:id="ct232949432" text:id="ct232949432">
          <text:insertion>
            <office:change-info>
              <dc:creator>Peter Camilleri</dc:creator>
              <dc:date>2015-04-25T17:38:00</dc:date>
            </office:change-info>
          </text:insertion>
        </text:changed-region>
        <text:changed-region xml:id="ct232949536" text:id="ct232949536">
          <text:insertion>
            <office:change-info>
              <dc:creator>Peter Camilleri</dc:creator>
              <dc:date>2015-04-25T17:38:00</dc:date>
            </office:change-info>
          </text:insertion>
        </text:changed-region>
        <text:changed-region xml:id="ct232949640" text:id="ct232949640">
          <text:insertion>
            <office:change-info>
              <dc:creator>Peter Camilleri</dc:creator>
              <dc:date>2015-04-25T17:38:00</dc:date>
            </office:change-info>
          </text:insertion>
        </text:changed-region>
        <text:changed-region xml:id="ct232949744" text:id="ct232949744">
          <text:deletion>
            <office:change-info>
              <dc:creator>Peter Camilleri</dc:creator>
              <dc:date>2015-04-25T23:16:00</dc:date>
            </office:change-info>
            <text:p text:style-name="Text_20_body"/>
            <text:p text:style-name="Text_20_body">.hypot</text:p>
          </text:deletion>
        </text:changed-region>
        <text:changed-region xml:id="ct232949848" text:id="ct232949848">
          <text:insertion>
            <office:change-info>
              <dc:creator>Peter Camilleri</dc:creator>
              <dc:date>2015-04-25T17:38:00</dc:date>
            </office:change-info>
          </text:insertion>
        </text:changed-region>
        <text:changed-region xml:id="ct232949952" text:id="ct232949952">
          <text:insertion>
            <office:change-info>
              <dc:creator>Peter Camilleri</dc:creator>
              <dc:date>2015-04-25T17:38:00</dc:date>
            </office:change-info>
          </text:insertion>
        </text:changed-region>
        <text:changed-region xml:id="ct232950056" text:id="ct232950056">
          <text:insertion>
            <office:change-info>
              <dc:creator>Peter Camilleri</dc:creator>
              <dc:date>2015-04-25T17:38:00</dc:date>
            </office:change-info>
          </text:insertion>
        </text:changed-region>
        <text:changed-region xml:id="ct232950160" text:id="ct232950160">
          <text:insertion>
            <office:change-info>
              <dc:creator>Peter Camilleri</dc:creator>
              <dc:date>2015-04-25T17:38:00</dc:date>
            </office:change-info>
          </text:insertion>
        </text:changed-region>
        <text:changed-region xml:id="ct232950264" text:id="ct232950264">
          <text:insertion>
            <office:change-info>
              <dc:creator>Peter Camilleri</dc:creator>
              <dc:date>2015-04-25T17:38:00</dc:date>
            </office:change-info>
          </text:insertion>
        </text:changed-region>
        <text:changed-region xml:id="ct232950368" text:id="ct232950368">
          <text:deletion>
            <office:change-info>
              <dc:creator>Peter Camilleri</dc:creator>
              <dc:date>2015-04-25T23:16:00</dc:date>
            </office:change-info>
            <text:p text:style-name="Text_20_body"/>
            <text:p text:style-name="Text_20_body">.imaginary</text:p>
          </text:deletion>
        </text:changed-region>
        <text:changed-region xml:id="ct232950472" text:id="ct232950472">
          <text:insertion>
            <office:change-info>
              <dc:creator>Peter Camilleri</dc:creator>
              <dc:date>2015-04-25T17:38:00</dc:date>
            </office:change-info>
          </text:insertion>
        </text:changed-region>
        <text:changed-region xml:id="ct232950576" text:id="ct232950576">
          <text:insertion>
            <office:change-info>
              <dc:creator>Peter Camilleri</dc:creator>
              <dc:date>2015-04-25T17:38:00</dc:date>
            </office:change-info>
          </text:insertion>
        </text:changed-region>
        <text:changed-region xml:id="ct232950680" text:id="ct232950680">
          <text:insertion>
            <office:change-info>
              <dc:creator>Peter Camilleri</dc:creator>
              <dc:date>2015-04-25T17:38:00</dc:date>
            </office:change-info>
          </text:insertion>
        </text:changed-region>
        <text:changed-region xml:id="ct232950784" text:id="ct232950784">
          <text:insertion>
            <office:change-info>
              <dc:creator>Peter Camilleri</dc:creator>
              <dc:date>2015-04-25T17:38:00</dc:date>
            </office:change-info>
          </text:insertion>
        </text:changed-region>
        <text:changed-region xml:id="ct232950888" text:id="ct232950888">
          <text:deletion>
            <office:change-info>
              <dc:creator>Peter Camilleri</dc:creator>
              <dc:date>2015-04-25T23:16:00</dc:date>
            </office:change-info>
            <text:p text:style-name="Text_20_body"/>
            <text:p text:style-name="Text_20_body">.ln</text:p>
          </text:deletion>
        </text:changed-region>
        <text:changed-region xml:id="ct232950992" text:id="ct232950992">
          <text:insertion>
            <office:change-info>
              <dc:creator>Peter Camilleri</dc:creator>
              <dc:date>2015-04-25T17:38:00</dc:date>
            </office:change-info>
          </text:insertion>
        </text:changed-region>
        <text:changed-region xml:id="ct232951096" text:id="ct232951096">
          <text:insertion>
            <office:change-info>
              <dc:creator>Peter Camilleri</dc:creator>
              <dc:date>2015-04-25T17:38:00</dc:date>
            </office:change-info>
          </text:insertion>
        </text:changed-region>
        <text:changed-region xml:id="ct232951200" text:id="ct232951200">
          <text:insertion>
            <office:change-info>
              <dc:creator>Peter Camilleri</dc:creator>
              <dc:date>2015-04-25T17:38:00</dc:date>
            </office:change-info>
          </text:insertion>
        </text:changed-region>
        <text:changed-region xml:id="ct232951304" text:id="ct232951304">
          <text:insertion>
            <office:change-info>
              <dc:creator>Peter Camilleri</dc:creator>
              <dc:date>2015-04-25T17:38:00</dc:date>
            </office:change-info>
          </text:insertion>
        </text:changed-region>
        <text:changed-region xml:id="ct232951408" text:id="ct232951408">
          <text:insertion>
            <office:change-info>
              <dc:creator>Peter Camilleri</dc:creator>
              <dc:date>2015-04-25T17:38:00</dc:date>
            </office:change-info>
          </text:insertion>
        </text:changed-region>
        <text:changed-region xml:id="ct232951512" text:id="ct232951512">
          <text:deletion>
            <office:change-info>
              <dc:creator>Peter Camilleri</dc:creator>
              <dc:date>2015-04-25T23:16:00</dc:date>
            </office:change-info>
            <text:p text:style-name="Text_20_body"/>
            <text:p text:style-name="Text_20_body">.log10</text:p>
          </text:deletion>
        </text:changed-region>
        <text:changed-region xml:id="ct232951616" text:id="ct232951616">
          <text:insertion>
            <office:change-info>
              <dc:creator>Peter Camilleri</dc:creator>
              <dc:date>2015-04-25T17:38:00</dc:date>
            </office:change-info>
          </text:insertion>
        </text:changed-region>
        <text:changed-region xml:id="ct232951720" text:id="ct232951720">
          <text:insertion>
            <office:change-info>
              <dc:creator>Peter Camilleri</dc:creator>
              <dc:date>2015-04-25T17:38:00</dc:date>
            </office:change-info>
          </text:insertion>
        </text:changed-region>
        <text:changed-region xml:id="ct232951824" text:id="ct232951824">
          <text:insertion>
            <office:change-info>
              <dc:creator>Peter Camilleri</dc:creator>
              <dc:date>2015-04-25T17:38:00</dc:date>
            </office:change-info>
          </text:insertion>
        </text:changed-region>
        <text:changed-region xml:id="ct232951928" text:id="ct232951928">
          <text:insertion>
            <office:change-info>
              <dc:creator>Peter Camilleri</dc:creator>
              <dc:date>2015-04-25T17:38:00</dc:date>
            </office:change-info>
          </text:insertion>
        </text:changed-region>
        <text:changed-region xml:id="ct232952032" text:id="ct232952032">
          <text:insertion>
            <office:change-info>
              <dc:creator>Peter Camilleri</dc:creator>
              <dc:date>2015-04-25T17:38:00</dc:date>
            </office:change-info>
          </text:insertion>
        </text:changed-region>
        <text:changed-region xml:id="ct232952136" text:id="ct232952136">
          <text:deletion>
            <office:change-info>
              <dc:creator>Peter Camilleri</dc:creator>
              <dc:date>2015-04-25T23:17:00</dc:date>
            </office:change-info>
            <text:p text:style-name="Text_20_body"/>
            <text:p text:style-name="Text_20_body">.log2</text:p>
          </text:deletion>
        </text:changed-region>
        <text:changed-region xml:id="ct232952280" text:id="ct232952280">
          <text:insertion>
            <office:change-info>
              <dc:creator>Peter Camilleri</dc:creator>
              <dc:date>2015-04-25T17:38:00</dc:date>
            </office:change-info>
          </text:insertion>
        </text:changed-region>
        <text:changed-region xml:id="ct232952384" text:id="ct232952384">
          <text:insertion>
            <office:change-info>
              <dc:creator>Peter Camilleri</dc:creator>
              <dc:date>2015-04-25T17:38:00</dc:date>
            </office:change-info>
          </text:insertion>
        </text:changed-region>
        <text:changed-region xml:id="ct232952488" text:id="ct232952488">
          <text:insertion>
            <office:change-info>
              <dc:creator>Peter Camilleri</dc:creator>
              <dc:date>2015-04-25T17:38:00</dc:date>
            </office:change-info>
          </text:insertion>
        </text:changed-region>
        <text:changed-region xml:id="ct232952592" text:id="ct232952592">
          <text:insertion>
            <office:change-info>
              <dc:creator>Peter Camilleri</dc:creator>
              <dc:date>2015-04-25T17:38:00</dc:date>
            </office:change-info>
          </text:insertion>
        </text:changed-region>
        <text:changed-region xml:id="ct232952696" text:id="ct232952696">
          <text:insertion>
            <office:change-info>
              <dc:creator>Peter Camilleri</dc:creator>
              <dc:date>2015-04-25T17:38:00</dc:date>
            </office:change-info>
          </text:insertion>
        </text:changed-region>
        <text:changed-region xml:id="ct232952800" text:id="ct232952800">
          <text:deletion>
            <office:change-info>
              <dc:creator>Peter Camilleri</dc:creator>
              <dc:date>2015-04-25T23:17:00</dc:date>
            </office:change-info>
            <text:p text:style-name="Text_20_body"/>
            <text:p text:style-name="Text_20_body">.magnitude</text:p>
          </text:deletion>
        </text:changed-region>
        <text:changed-region xml:id="ct232952904" text:id="ct232952904">
          <text:insertion>
            <office:change-info>
              <dc:creator>Peter Camilleri</dc:creator>
              <dc:date>2015-04-25T17:38:00</dc:date>
            </office:change-info>
          </text:insertion>
        </text:changed-region>
        <text:changed-region xml:id="ct232953008" text:id="ct232953008">
          <text:insertion>
            <office:change-info>
              <dc:creator>Peter Camilleri</dc:creator>
              <dc:date>2015-04-25T17:38:00</dc:date>
            </office:change-info>
          </text:insertion>
        </text:changed-region>
        <text:changed-region xml:id="ct232953112" text:id="ct232953112">
          <text:insertion>
            <office:change-info>
              <dc:creator>Peter Camilleri</dc:creator>
              <dc:date>2015-04-25T17:38:00</dc:date>
            </office:change-info>
          </text:insertion>
        </text:changed-region>
        <text:changed-region xml:id="ct232953216" text:id="ct232953216">
          <text:insertion>
            <office:change-info>
              <dc:creator>Peter Camilleri</dc:creator>
              <dc:date>2015-04-25T17:38:00</dc:date>
            </office:change-info>
          </text:insertion>
        </text:changed-region>
        <text:changed-region xml:id="ct232953320" text:id="ct232953320">
          <text:deletion>
            <office:change-info>
              <dc:creator>Peter Camilleri</dc:creator>
              <dc:date>2015-04-25T23:17:00</dc:date>
            </office:change-info>
            <text:p text:style-name="Text_20_body"/>
            <text:p text:style-name="Text_20_body">.numerator</text:p>
          </text:deletion>
        </text:changed-region>
        <text:changed-region xml:id="ct232953424" text:id="ct232953424">
          <text:insertion>
            <office:change-info>
              <dc:creator>Peter Camilleri</dc:creator>
              <dc:date>2015-04-25T17:38:00</dc:date>
            </office:change-info>
          </text:insertion>
        </text:changed-region>
        <text:changed-region xml:id="ct232953528" text:id="ct232953528">
          <text:insertion>
            <office:change-info>
              <dc:creator>Peter Camilleri</dc:creator>
              <dc:date>2015-04-25T17:38:00</dc:date>
            </office:change-info>
          </text:insertion>
        </text:changed-region>
        <text:changed-region xml:id="ct232953632" text:id="ct232953632">
          <text:insertion>
            <office:change-info>
              <dc:creator>Peter Camilleri</dc:creator>
              <dc:date>2015-04-25T17:38:00</dc:date>
            </office:change-info>
          </text:insertion>
        </text:changed-region>
        <text:changed-region xml:id="ct232953736" text:id="ct232953736">
          <text:insertion>
            <office:change-info>
              <dc:creator>Peter Camilleri</dc:creator>
              <dc:date>2015-04-25T17:38:00</dc:date>
            </office:change-info>
          </text:insertion>
        </text:changed-region>
        <text:changed-region xml:id="ct232953944" text:id="ct232953944">
          <text:deletion>
            <office:change-info>
              <dc:creator>Peter Camilleri</dc:creator>
              <dc:date>2015-04-25T23:18:00</dc:date>
            </office:change-info>
            <text:p text:style-name="Text_20_body"/>
            <text:p text:style-name="Text_20_body"/>
          </text:deletion>
        </text:changed-region>
        <text:changed-region xml:id="ct232953840" text:id="ct232953840">
          <text:deletion>
            <office:change-info>
              <dc:creator>Peter Camilleri</dc:creator>
              <dc:date>2015-04-25T23:17:00</dc:date>
            </office:change-info>
            <text:p text:style-name="Text_20_body">.p2c</text:p>
          </text:deletion>
        </text:changed-region>
        <text:changed-region xml:id="ct232954048" text:id="ct232954048">
          <text:insertion>
            <office:change-info>
              <dc:creator>Peter Camilleri</dc:creator>
              <dc:date>2015-04-25T17:38:00</dc:date>
            </office:change-info>
          </text:insertion>
        </text:changed-region>
        <text:changed-region xml:id="ct232954152" text:id="ct232954152">
          <text:insertion>
            <office:change-info>
              <dc:creator>Peter Camilleri</dc:creator>
              <dc:date>2015-04-25T17:38:00</dc:date>
            </office:change-info>
          </text:insertion>
        </text:changed-region>
        <text:changed-region xml:id="ct232954256" text:id="ct232954256">
          <text:insertion>
            <office:change-info>
              <dc:creator>Peter Camilleri</dc:creator>
              <dc:date>2015-04-25T17:38:00</dc:date>
            </office:change-info>
          </text:insertion>
        </text:changed-region>
        <text:changed-region xml:id="ct232954360" text:id="ct232954360">
          <text:insertion>
            <office:change-info>
              <dc:creator>Peter Camilleri</dc:creator>
              <dc:date>2015-04-25T17:38:00</dc:date>
            </office:change-info>
          </text:insertion>
        </text:changed-region>
        <text:changed-region xml:id="ct232954464" text:id="ct232954464">
          <text:insertion>
            <office:change-info>
              <dc:creator>Peter Camilleri</dc:creator>
              <dc:date>2015-04-25T17:38:00</dc:date>
            </office:change-info>
          </text:insertion>
        </text:changed-region>
        <text:changed-region xml:id="ct232954568" text:id="ct232954568">
          <text:insertion>
            <office:change-info>
              <dc:creator>Peter Camilleri</dc:creator>
              <dc:date>2015-04-25T17:38:00</dc:date>
            </office:change-info>
          </text:insertion>
        </text:changed-region>
        <text:changed-region xml:id="ct232954672" text:id="ct232954672">
          <text:deletion>
            <office:change-info>
              <dc:creator>Peter Camilleri</dc:creator>
              <dc:date>2015-04-25T23:18:00</dc:date>
            </office:change-info>
            <text:p text:style-name="Text_20_body"/>
            <text:p text:style-name="Text_20_body">.polar</text:p>
          </text:deletion>
        </text:changed-region>
        <text:changed-region xml:id="ct232954776" text:id="ct232954776">
          <text:insertion>
            <office:change-info>
              <dc:creator>Peter Camilleri</dc:creator>
              <dc:date>2015-04-25T17:38:00</dc:date>
            </office:change-info>
          </text:insertion>
        </text:changed-region>
        <text:changed-region xml:id="ct232954880" text:id="ct232954880">
          <text:insertion>
            <office:change-info>
              <dc:creator>Peter Camilleri</dc:creator>
              <dc:date>2015-04-25T17:38:00</dc:date>
            </office:change-info>
          </text:insertion>
        </text:changed-region>
        <text:changed-region xml:id="ct232954984" text:id="ct232954984">
          <text:insertion>
            <office:change-info>
              <dc:creator>Peter Camilleri</dc:creator>
              <dc:date>2015-04-25T17:38:00</dc:date>
            </office:change-info>
          </text:insertion>
        </text:changed-region>
        <text:changed-region xml:id="ct232955088" text:id="ct232955088">
          <text:insertion>
            <office:change-info>
              <dc:creator>Peter Camilleri</dc:creator>
              <dc:date>2015-04-25T17:38:00</dc:date>
            </office:change-info>
          </text:insertion>
        </text:changed-region>
        <text:changed-region xml:id="ct232955192" text:id="ct232955192">
          <text:insertion>
            <office:change-info>
              <dc:creator>Peter Camilleri</dc:creator>
              <dc:date>2015-04-25T17:38:00</dc:date>
            </office:change-info>
          </text:insertion>
        </text:changed-region>
        <text:changed-region xml:id="ct232955296" text:id="ct232955296">
          <text:insertion>
            <office:change-info>
              <dc:creator>Peter Camilleri</dc:creator>
              <dc:date>2015-04-25T17:38:00</dc:date>
            </office:change-info>
          </text:insertion>
        </text:changed-region>
        <text:changed-region xml:id="ct232955400" text:id="ct232955400">
          <text:deletion>
            <office:change-info>
              <dc:creator>Peter Camilleri</dc:creator>
              <dc:date>2015-04-25T23:18:00</dc:date>
            </office:change-info>
            <text:p text:style-name="Text_20_body"/>
            <text:p text:style-name="Text_20_body">.r2d</text:p>
          </text:deletion>
        </text:changed-region>
        <text:changed-region xml:id="ct232955504" text:id="ct232955504">
          <text:insertion>
            <office:change-info>
              <dc:creator>Peter Camilleri</dc:creator>
              <dc:date>2015-04-25T17:38:00</dc:date>
            </office:change-info>
          </text:insertion>
        </text:changed-region>
        <text:changed-region xml:id="ct232955608" text:id="ct232955608">
          <text:insertion>
            <office:change-info>
              <dc:creator>Peter Camilleri</dc:creator>
              <dc:date>2015-04-25T17:38:00</dc:date>
            </office:change-info>
          </text:insertion>
        </text:changed-region>
        <text:changed-region xml:id="ct232955712" text:id="ct232955712">
          <text:insertion>
            <office:change-info>
              <dc:creator>Peter Camilleri</dc:creator>
              <dc:date>2015-04-25T17:38:00</dc:date>
            </office:change-info>
          </text:insertion>
        </text:changed-region>
        <text:changed-region xml:id="ct232955816" text:id="ct232955816">
          <text:insertion>
            <office:change-info>
              <dc:creator>Peter Camilleri</dc:creator>
              <dc:date>2015-04-25T17:38:00</dc:date>
            </office:change-info>
          </text:insertion>
        </text:changed-region>
        <text:changed-region xml:id="ct232955920" text:id="ct232955920">
          <text:insertion>
            <office:change-info>
              <dc:creator>Peter Camilleri</dc:creator>
              <dc:date>2015-04-25T17:38:00</dc:date>
            </office:change-info>
          </text:insertion>
        </text:changed-region>
        <text:changed-region xml:id="ct232956024" text:id="ct232956024">
          <text:deletion>
            <office:change-info>
              <dc:creator>Peter Camilleri</dc:creator>
              <dc:date>2015-04-25T23:18:00</dc:date>
            </office:change-info>
            <text:p text:style-name="Text_20_body"/>
            <text:p text:style-name="Text_20_body">.real</text:p>
          </text:deletion>
        </text:changed-region>
        <text:changed-region xml:id="ct232956128" text:id="ct232956128">
          <text:insertion>
            <office:change-info>
              <dc:creator>Peter Camilleri</dc:creator>
              <dc:date>2015-04-25T17:39:00</dc:date>
            </office:change-info>
          </text:insertion>
        </text:changed-region>
        <text:changed-region xml:id="ct232956232" text:id="ct232956232">
          <text:insertion>
            <office:change-info>
              <dc:creator>Peter Camilleri</dc:creator>
              <dc:date>2015-04-25T17:39:00</dc:date>
            </office:change-info>
          </text:insertion>
        </text:changed-region>
        <text:changed-region xml:id="ct232989144" text:id="ct232989144">
          <text:insertion>
            <office:change-info>
              <dc:creator>Peter Camilleri</dc:creator>
              <dc:date>2015-04-25T17:39:00</dc:date>
            </office:change-info>
          </text:insertion>
        </text:changed-region>
        <text:changed-region xml:id="ct232989248" text:id="ct232989248">
          <text:insertion>
            <office:change-info>
              <dc:creator>Peter Camilleri</dc:creator>
              <dc:date>2015-04-25T17:39:00</dc:date>
            </office:change-info>
          </text:insertion>
        </text:changed-region>
        <text:changed-region xml:id="ct232989352" text:id="ct232989352">
          <text:deletion>
            <office:change-info>
              <dc:creator>Peter Camilleri</dc:creator>
              <dc:date>2015-04-25T23:19:00</dc:date>
            </office:change-info>
            <text:p text:style-name="Text_20_body"/>
            <text:p text:style-name="Text_20_body">.round</text:p>
          </text:deletion>
        </text:changed-region>
        <text:changed-region xml:id="ct232989456" text:id="ct232989456">
          <text:insertion>
            <office:change-info>
              <dc:creator>Peter Camilleri</dc:creator>
              <dc:date>2015-04-25T17:39:00</dc:date>
            </office:change-info>
          </text:insertion>
        </text:changed-region>
        <text:changed-region xml:id="ct232989560" text:id="ct232989560">
          <text:insertion>
            <office:change-info>
              <dc:creator>Peter Camilleri</dc:creator>
              <dc:date>2015-04-25T17:39:00</dc:date>
            </office:change-info>
          </text:insertion>
        </text:changed-region>
        <text:changed-region xml:id="ct232989664" text:id="ct232989664">
          <text:insertion>
            <office:change-info>
              <dc:creator>Peter Camilleri</dc:creator>
              <dc:date>2015-04-25T17:39:00</dc:date>
            </office:change-info>
          </text:insertion>
        </text:changed-region>
        <text:changed-region xml:id="ct232989768" text:id="ct232989768">
          <text:insertion>
            <office:change-info>
              <dc:creator>Peter Camilleri</dc:creator>
              <dc:date>2015-04-25T17:39:00</dc:date>
            </office:change-info>
          </text:insertion>
        </text:changed-region>
        <text:changed-region xml:id="ct232989872" text:id="ct232989872">
          <text:insertion>
            <office:change-info>
              <dc:creator>Peter Camilleri</dc:creator>
              <dc:date>2015-04-25T17:39:00</dc:date>
            </office:change-info>
          </text:insertion>
        </text:changed-region>
        <text:changed-region xml:id="ct232989976" text:id="ct232989976">
          <text:insertion>
            <office:change-info>
              <dc:creator>Peter Camilleri</dc:creator>
              <dc:date>2015-04-25T17:39:00</dc:date>
            </office:change-info>
          </text:insertion>
        </text:changed-region>
        <text:changed-region xml:id="ct232990080" text:id="ct232990080">
          <text:deletion>
            <office:change-info>
              <dc:creator>Peter Camilleri</dc:creator>
              <dc:date>2015-04-25T23:19:00</dc:date>
            </office:change-info>
            <text:p text:style-name="Text_20_body"/>
            <text:p text:style-name="Text_20_body">.sin</text:p>
          </text:deletion>
        </text:changed-region>
        <text:changed-region xml:id="ct232990184" text:id="ct232990184">
          <text:insertion>
            <office:change-info>
              <dc:creator>Peter Camilleri</dc:creator>
              <dc:date>2015-04-25T17:39:00</dc:date>
            </office:change-info>
          </text:insertion>
        </text:changed-region>
        <text:changed-region xml:id="ct232990288" text:id="ct232990288">
          <text:insertion>
            <office:change-info>
              <dc:creator>Peter Camilleri</dc:creator>
              <dc:date>2015-04-25T17:39:00</dc:date>
            </office:change-info>
          </text:insertion>
        </text:changed-region>
        <text:changed-region xml:id="ct232990392" text:id="ct232990392">
          <text:insertion>
            <office:change-info>
              <dc:creator>Peter Camilleri</dc:creator>
              <dc:date>2015-04-25T17:39:00</dc:date>
            </office:change-info>
          </text:insertion>
        </text:changed-region>
        <text:changed-region xml:id="ct232990496" text:id="ct232990496">
          <text:insertion>
            <office:change-info>
              <dc:creator>Peter Camilleri</dc:creator>
              <dc:date>2015-04-25T17:39:00</dc:date>
            </office:change-info>
          </text:insertion>
        </text:changed-region>
        <text:changed-region xml:id="ct232990600" text:id="ct232990600">
          <text:insertion>
            <office:change-info>
              <dc:creator>Peter Camilleri</dc:creator>
              <dc:date>2015-04-25T17:39:00</dc:date>
            </office:change-info>
          </text:insertion>
        </text:changed-region>
        <text:changed-region xml:id="ct232990704" text:id="ct232990704">
          <text:deletion>
            <office:change-info>
              <dc:creator>Peter Camilleri</dc:creator>
              <dc:date>2015-04-25T23:19:00</dc:date>
            </office:change-info>
            <text:p text:style-name="Text_20_body"/>
            <text:p text:style-name="Text_20_body">.sinh</text:p>
          </text:deletion>
        </text:changed-region>
        <text:changed-region xml:id="ct232990808" text:id="ct232990808">
          <text:insertion>
            <office:change-info>
              <dc:creator>Peter Camilleri</dc:creator>
              <dc:date>2015-04-25T17:39:00</dc:date>
            </office:change-info>
          </text:insertion>
        </text:changed-region>
        <text:changed-region xml:id="ct232990912" text:id="ct232990912">
          <text:insertion>
            <office:change-info>
              <dc:creator>Peter Camilleri</dc:creator>
              <dc:date>2015-04-25T17:39:00</dc:date>
            </office:change-info>
          </text:insertion>
        </text:changed-region>
        <text:changed-region xml:id="ct232991016" text:id="ct232991016">
          <text:insertion>
            <office:change-info>
              <dc:creator>Peter Camilleri</dc:creator>
              <dc:date>2015-04-25T17:39:00</dc:date>
            </office:change-info>
          </text:insertion>
        </text:changed-region>
        <text:changed-region xml:id="ct232991120" text:id="ct232991120">
          <text:insertion>
            <office:change-info>
              <dc:creator>Peter Camilleri</dc:creator>
              <dc:date>2015-04-25T17:39:00</dc:date>
            </office:change-info>
          </text:insertion>
        </text:changed-region>
        <text:changed-region xml:id="ct232991224" text:id="ct232991224">
          <text:insertion>
            <office:change-info>
              <dc:creator>Peter Camilleri</dc:creator>
              <dc:date>2015-04-25T17:39:00</dc:date>
            </office:change-info>
          </text:insertion>
        </text:changed-region>
        <text:changed-region xml:id="ct232991328" text:id="ct232991328">
          <text:deletion>
            <office:change-info>
              <dc:creator>Peter Camilleri</dc:creator>
              <dc:date>2015-04-25T23:19:00</dc:date>
            </office:change-info>
            <text:p text:style-name="Text_20_body"/>
            <text:p text:style-name="Text_20_body">.sleep</text:p>
          </text:deletion>
        </text:changed-region>
        <text:changed-region xml:id="ct232991432" text:id="ct232991432">
          <text:insertion>
            <office:change-info>
              <dc:creator>Peter Camilleri</dc:creator>
              <dc:date>2015-04-25T17:39:00</dc:date>
            </office:change-info>
          </text:insertion>
        </text:changed-region>
        <text:changed-region xml:id="ct232991536" text:id="ct232991536">
          <text:insertion>
            <office:change-info>
              <dc:creator>Peter Camilleri</dc:creator>
              <dc:date>2015-04-25T17:39:00</dc:date>
            </office:change-info>
          </text:insertion>
        </text:changed-region>
        <text:changed-region xml:id="ct232991640" text:id="ct232991640">
          <text:insertion>
            <office:change-info>
              <dc:creator>Peter Camilleri</dc:creator>
              <dc:date>2015-04-25T17:39:00</dc:date>
            </office:change-info>
          </text:insertion>
        </text:changed-region>
        <text:changed-region xml:id="ct232991744" text:id="ct232991744">
          <text:insertion>
            <office:change-info>
              <dc:creator>Peter Camilleri</dc:creator>
              <dc:date>2015-04-25T17:39:00</dc:date>
            </office:change-info>
          </text:insertion>
        </text:changed-region>
        <text:changed-region xml:id="ct232991848" text:id="ct232991848">
          <text:deletion>
            <office:change-info>
              <dc:creator>Peter Camilleri</dc:creator>
              <dc:date>2015-04-25T23:20:00</dc:date>
            </office:change-info>
            <text:p text:style-name="Text_20_body"/>
            <text:p text:style-name="Text_20_body">.sqr</text:p>
          </text:deletion>
        </text:changed-region>
        <text:changed-region xml:id="ct232991952" text:id="ct232991952">
          <text:insertion>
            <office:change-info>
              <dc:creator>Peter Camilleri</dc:creator>
              <dc:date>2015-04-25T17:39:00</dc:date>
            </office:change-info>
          </text:insertion>
        </text:changed-region>
        <text:changed-region xml:id="ct232992056" text:id="ct232992056">
          <text:insertion>
            <office:change-info>
              <dc:creator>Peter Camilleri</dc:creator>
              <dc:date>2015-04-25T17:39:00</dc:date>
            </office:change-info>
          </text:insertion>
        </text:changed-region>
        <text:changed-region xml:id="ct232992160" text:id="ct232992160">
          <text:insertion>
            <office:change-info>
              <dc:creator>Peter Camilleri</dc:creator>
              <dc:date>2015-04-25T17:39:00</dc:date>
            </office:change-info>
          </text:insertion>
        </text:changed-region>
        <text:changed-region xml:id="ct232992264" text:id="ct232992264">
          <text:insertion>
            <office:change-info>
              <dc:creator>Peter Camilleri</dc:creator>
              <dc:date>2015-04-25T17:39:00</dc:date>
            </office:change-info>
          </text:insertion>
        </text:changed-region>
        <text:changed-region xml:id="ct232992368" text:id="ct232992368">
          <text:deletion>
            <office:change-info>
              <dc:creator>Peter Camilleri</dc:creator>
              <dc:date>2015-04-25T23:20:00</dc:date>
            </office:change-info>
            <text:p text:style-name="Text_20_body"/>
            <text:p text:style-name="Text_20_body">.sqrt</text:p>
          </text:deletion>
        </text:changed-region>
        <text:changed-region xml:id="ct232992472" text:id="ct232992472">
          <text:insertion>
            <office:change-info>
              <dc:creator>Peter Camilleri</dc:creator>
              <dc:date>2015-04-25T17:39:00</dc:date>
            </office:change-info>
          </text:insertion>
        </text:changed-region>
        <text:changed-region xml:id="ct232992576" text:id="ct232992576">
          <text:insertion>
            <office:change-info>
              <dc:creator>Peter Camilleri</dc:creator>
              <dc:date>2015-04-25T17:39:00</dc:date>
            </office:change-info>
          </text:insertion>
        </text:changed-region>
        <text:changed-region xml:id="ct232992680" text:id="ct232992680">
          <text:insertion>
            <office:change-info>
              <dc:creator>Peter Camilleri</dc:creator>
              <dc:date>2015-04-25T17:39:00</dc:date>
            </office:change-info>
          </text:insertion>
        </text:changed-region>
        <text:changed-region xml:id="ct232992784" text:id="ct232992784">
          <text:insertion>
            <office:change-info>
              <dc:creator>Peter Camilleri</dc:creator>
              <dc:date>2015-04-25T17:39:00</dc:date>
            </office:change-info>
          </text:insertion>
        </text:changed-region>
        <text:changed-region xml:id="ct232992888" text:id="ct232992888">
          <text:insertion>
            <office:change-info>
              <dc:creator>Peter Camilleri</dc:creator>
              <dc:date>2015-04-25T17:39:00</dc:date>
            </office:change-info>
          </text:insertion>
        </text:changed-region>
        <text:changed-region xml:id="ct232992992" text:id="ct232992992">
          <text:deletion>
            <office:change-info>
              <dc:creator>Peter Camilleri</dc:creator>
              <dc:date>2015-04-25T23:20:00</dc:date>
            </office:change-info>
            <text:p text:style-name="Text_20_body"/>
            <text:p text:style-name="Text_20_body">.tan</text:p>
          </text:deletion>
        </text:changed-region>
        <text:changed-region xml:id="ct232993096" text:id="ct232993096">
          <text:insertion>
            <office:change-info>
              <dc:creator>Peter Camilleri</dc:creator>
              <dc:date>2015-04-25T17:39:00</dc:date>
            </office:change-info>
          </text:insertion>
        </text:changed-region>
        <text:changed-region xml:id="ct232997248" text:id="ct232997248">
          <text:insertion>
            <office:change-info>
              <dc:creator>Peter Camilleri</dc:creator>
              <dc:date>2015-04-25T17:39:00</dc:date>
            </office:change-info>
          </text:insertion>
        </text:changed-region>
        <text:changed-region xml:id="ct232997352" text:id="ct232997352">
          <text:insertion>
            <office:change-info>
              <dc:creator>Peter Camilleri</dc:creator>
              <dc:date>2015-04-25T17:39:00</dc:date>
            </office:change-info>
          </text:insertion>
        </text:changed-region>
        <text:changed-region xml:id="ct232997456" text:id="ct232997456">
          <text:insertion>
            <office:change-info>
              <dc:creator>Peter Camilleri</dc:creator>
              <dc:date>2015-04-25T17:39:00</dc:date>
            </office:change-info>
          </text:insertion>
        </text:changed-region>
        <text:changed-region xml:id="ct232997560" text:id="ct232997560">
          <text:insertion>
            <office:change-info>
              <dc:creator>Peter Camilleri</dc:creator>
              <dc:date>2015-04-25T17:39:00</dc:date>
            </office:change-info>
          </text:insertion>
        </text:changed-region>
        <text:changed-region xml:id="ct232997664" text:id="ct232997664">
          <text:deletion>
            <office:change-info>
              <dc:creator>Peter Camilleri</dc:creator>
              <dc:date>2015-04-25T23:20:00</dc:date>
            </office:change-info>
            <text:p text:style-name="Text_20_body"/>
            <text:p text:style-name="Text_20_body">.tanh</text:p>
          </text:deletion>
        </text:changed-region>
        <text:changed-region xml:id="ct232997768" text:id="ct232997768">
          <text:insertion>
            <office:change-info>
              <dc:creator>Peter Camilleri</dc:creator>
              <dc:date>2015-04-25T17:39:00</dc:date>
            </office:change-info>
          </text:insertion>
        </text:changed-region>
        <text:changed-region xml:id="ct232997872" text:id="ct232997872">
          <text:insertion>
            <office:change-info>
              <dc:creator>Peter Camilleri</dc:creator>
              <dc:date>2015-04-25T17:39:00</dc:date>
            </office:change-info>
          </text:insertion>
        </text:changed-region>
        <text:changed-region xml:id="ct232997976" text:id="ct232997976">
          <text:insertion>
            <office:change-info>
              <dc:creator>Peter Camilleri</dc:creator>
              <dc:date>2015-04-25T17:39:00</dc:date>
            </office:change-info>
          </text:insertion>
        </text:changed-region>
        <text:changed-region xml:id="ct232998080" text:id="ct232998080">
          <text:insertion>
            <office:change-info>
              <dc:creator>Peter Camilleri</dc:creator>
              <dc:date>2015-04-25T17:39:00</dc:date>
            </office:change-info>
          </text:insertion>
        </text:changed-region>
        <text:changed-region xml:id="ct232998184" text:id="ct232998184">
          <text:insertion>
            <office:change-info>
              <dc:creator>Peter Camilleri</dc:creator>
              <dc:date>2015-04-25T17:39:00</dc:date>
            </office:change-info>
          </text:insertion>
        </text:changed-region>
        <text:changed-region xml:id="ct232998288" text:id="ct232998288">
          <text:deletion>
            <office:change-info>
              <dc:creator>Peter Camilleri</dc:creator>
              <dc:date>2015-04-25T23:20:00</dc:date>
            </office:change-info>
            <text:p text:style-name="Text_20_body"/>
            <text:p text:style-name="Text_20_body">/</text:p>
          </text:deletion>
        </text:changed-region>
        <text:changed-region xml:id="ct232998392" text:id="ct232998392">
          <text:insertion>
            <office:change-info>
              <dc:creator>Peter Camilleri</dc:creator>
              <dc:date>2015-04-25T17:39:00</dc:date>
            </office:change-info>
          </text:insertion>
        </text:changed-region>
        <text:changed-region xml:id="ct232998496" text:id="ct232998496">
          <text:insertion>
            <office:change-info>
              <dc:creator>Peter Camilleri</dc:creator>
              <dc:date>2015-04-25T17:39:00</dc:date>
            </office:change-info>
          </text:insertion>
        </text:changed-region>
        <text:changed-region xml:id="ct232998600" text:id="ct232998600">
          <text:insertion>
            <office:change-info>
              <dc:creator>Peter Camilleri</dc:creator>
              <dc:date>2015-04-25T17:39:00</dc:date>
            </office:change-info>
          </text:insertion>
        </text:changed-region>
        <text:changed-region xml:id="ct232998704" text:id="ct232998704">
          <text:insertion>
            <office:change-info>
              <dc:creator>Peter Camilleri</dc:creator>
              <dc:date>2015-04-25T17:39:00</dc:date>
            </office:change-info>
          </text:insertion>
        </text:changed-region>
        <text:changed-region xml:id="ct232998808" text:id="ct232998808">
          <text:deletion>
            <office:change-info>
              <dc:creator>Peter Camilleri</dc:creator>
              <dc:date>2015-04-25T23:21:00</dc:date>
            </office:change-info>
            <text:p text:style-name="Text_20_body"/>
            <text:p text:style-name="Text_20_body">0&lt;</text:p>
          </text:deletion>
        </text:changed-region>
        <text:changed-region xml:id="ct269258808" text:id="ct269258808">
          <text:insertion>
            <office:change-info>
              <dc:creator>Peter Camilleri</dc:creator>
              <dc:date>2015-04-25T17:39:00</dc:date>
            </office:change-info>
          </text:insertion>
        </text:changed-region>
        <text:changed-region xml:id="ct232998912" text:id="ct232998912">
          <text:insertion>
            <office:change-info>
              <dc:creator>Peter Camilleri</dc:creator>
              <dc:date>2015-04-25T17:39:00</dc:date>
            </office:change-info>
          </text:insertion>
        </text:changed-region>
        <text:changed-region xml:id="ct269571840" text:id="ct269571840">
          <text:insertion>
            <office:change-info>
              <dc:creator>Peter Camilleri</dc:creator>
              <dc:date>2015-04-25T17:39:00</dc:date>
            </office:change-info>
          </text:insertion>
        </text:changed-region>
        <text:changed-region xml:id="ct269571736" text:id="ct269571736">
          <text:insertion>
            <office:change-info>
              <dc:creator>Peter Camilleri</dc:creator>
              <dc:date>2015-04-25T17:39:00</dc:date>
            </office:change-info>
          </text:insertion>
        </text:changed-region>
        <text:changed-region xml:id="ct232999016" text:id="ct232999016">
          <text:deletion>
            <office:change-info>
              <dc:creator>Peter Camilleri</dc:creator>
              <dc:date>2015-04-25T23:21:00</dc:date>
            </office:change-info>
            <text:p text:style-name="Text_20_body"/>
            <text:p text:style-name="Text_20_body">0&lt;=</text:p>
          </text:deletion>
        </text:changed-region>
        <text:changed-region xml:id="ct235536016" text:id="ct235536016">
          <text:insertion>
            <office:change-info>
              <dc:creator>Peter Camilleri</dc:creator>
              <dc:date>2015-04-25T17:39:00</dc:date>
            </office:change-info>
          </text:insertion>
        </text:changed-region>
        <text:changed-region xml:id="ct232999120" text:id="ct232999120">
          <text:insertion>
            <office:change-info>
              <dc:creator>Peter Camilleri</dc:creator>
              <dc:date>2015-04-25T17:39:00</dc:date>
            </office:change-info>
          </text:insertion>
        </text:changed-region>
        <text:changed-region xml:id="ct269840384" text:id="ct269840384">
          <text:insertion>
            <office:change-info>
              <dc:creator>Peter Camilleri</dc:creator>
              <dc:date>2015-04-25T17:39:00</dc:date>
            </office:change-info>
          </text:insertion>
        </text:changed-region>
        <text:changed-region xml:id="ct269840488" text:id="ct269840488">
          <text:insertion>
            <office:change-info>
              <dc:creator>Peter Camilleri</dc:creator>
              <dc:date>2015-04-25T17:39:00</dc:date>
            </office:change-info>
          </text:insertion>
        </text:changed-region>
        <text:changed-region xml:id="ct232999224" text:id="ct232999224">
          <text:deletion>
            <office:change-info>
              <dc:creator>Peter Camilleri</dc:creator>
              <dc:date>2015-04-25T23:21:00</dc:date>
            </office:change-info>
            <text:p text:style-name="Text_20_body"/>
            <text:p text:style-name="Text_20_body">0&lt;=&gt;</text:p>
          </text:deletion>
        </text:changed-region>
        <text:changed-region xml:id="ct269839968" text:id="ct269839968">
          <text:insertion>
            <office:change-info>
              <dc:creator>Peter Camilleri</dc:creator>
              <dc:date>2015-04-25T17:39:00</dc:date>
            </office:change-info>
          </text:insertion>
        </text:changed-region>
        <text:changed-region xml:id="ct269838928" text:id="ct269838928">
          <text:insertion>
            <office:change-info>
              <dc:creator>Peter Camilleri</dc:creator>
              <dc:date>2015-04-25T17:39:00</dc:date>
            </office:change-info>
          </text:insertion>
        </text:changed-region>
        <text:changed-region xml:id="ct232999328" text:id="ct232999328">
          <text:insertion>
            <office:change-info>
              <dc:creator>Peter Camilleri</dc:creator>
              <dc:date>2015-04-25T17:39:00</dc:date>
            </office:change-info>
          </text:insertion>
        </text:changed-region>
        <text:changed-region xml:id="ct269584112" text:id="ct269584112">
          <text:insertion>
            <office:change-info>
              <dc:creator>Peter Camilleri</dc:creator>
              <dc:date>2015-04-25T17:39:00</dc:date>
            </office:change-info>
          </text:insertion>
        </text:changed-region>
        <text:changed-region xml:id="ct269584216" text:id="ct269584216">
          <text:insertion>
            <office:change-info>
              <dc:creator>Peter Camilleri</dc:creator>
              <dc:date>2015-04-25T17:39:00</dc:date>
            </office:change-info>
          </text:insertion>
        </text:changed-region>
        <text:changed-region xml:id="ct232999536" text:id="ct232999536">
          <text:deletion>
            <office:change-info>
              <dc:creator>Peter Camilleri</dc:creator>
              <dc:date>2015-04-25T23:22:00</dc:date>
            </office:change-info>
            <text:p text:style-name="Text_20_body"/>
            <text:p text:style-name="Text_20_body"/>
          </text:deletion>
        </text:changed-region>
        <text:changed-region xml:id="ct232999432" text:id="ct232999432">
          <text:deletion>
            <office:change-info>
              <dc:creator>Peter Camilleri</dc:creator>
              <dc:date>2015-04-25T23:21:00</dc:date>
            </office:change-info>
            <text:p text:style-name="Text_20_body">0&lt;&gt;</text:p>
          </text:deletion>
        </text:changed-region>
        <text:changed-region xml:id="ct269839448" text:id="ct269839448">
          <text:insertion>
            <office:change-info>
              <dc:creator>Peter Camilleri</dc:creator>
              <dc:date>2015-04-25T17:39:00</dc:date>
            </office:change-info>
          </text:insertion>
        </text:changed-region>
        <text:changed-region xml:id="ct232999640" text:id="ct232999640">
          <text:insertion>
            <office:change-info>
              <dc:creator>Peter Camilleri</dc:creator>
              <dc:date>2015-04-25T17:39:00</dc:date>
            </office:change-info>
          </text:insertion>
        </text:changed-region>
        <text:changed-region xml:id="ct269583904" text:id="ct269583904">
          <text:insertion>
            <office:change-info>
              <dc:creator>Peter Camilleri</dc:creator>
              <dc:date>2015-04-25T17:39:00</dc:date>
            </office:change-info>
          </text:insertion>
        </text:changed-region>
        <text:changed-region xml:id="ct269584008" text:id="ct269584008">
          <text:insertion>
            <office:change-info>
              <dc:creator>Peter Camilleri</dc:creator>
              <dc:date>2015-04-25T17:39:00</dc:date>
            </office:change-info>
          </text:insertion>
        </text:changed-region>
        <text:changed-region xml:id="ct232999744" text:id="ct232999744">
          <text:deletion>
            <office:change-info>
              <dc:creator>Peter Camilleri</dc:creator>
              <dc:date>2015-04-25T23:22:00</dc:date>
            </office:change-info>
            <text:p text:style-name="Text_20_body"/>
            <text:p text:style-name="Text_20_body">0=</text:p>
          </text:deletion>
        </text:changed-region>
        <text:changed-region xml:id="ct269840280" text:id="ct269840280">
          <text:insertion>
            <office:change-info>
              <dc:creator>Peter Camilleri</dc:creator>
              <dc:date>2015-04-25T17:39:00</dc:date>
            </office:change-info>
          </text:insertion>
        </text:changed-region>
        <text:changed-region xml:id="ct269838824" text:id="ct269838824">
          <text:insertion>
            <office:change-info>
              <dc:creator>Peter Camilleri</dc:creator>
              <dc:date>2015-04-25T17:39:00</dc:date>
            </office:change-info>
          </text:insertion>
        </text:changed-region>
        <text:changed-region xml:id="ct232999848" text:id="ct232999848">
          <text:insertion>
            <office:change-info>
              <dc:creator>Peter Camilleri</dc:creator>
              <dc:date>2015-04-25T17:39:00</dc:date>
            </office:change-info>
          </text:insertion>
        </text:changed-region>
        <text:changed-region xml:id="ct269583696" text:id="ct269583696">
          <text:insertion>
            <office:change-info>
              <dc:creator>Peter Camilleri</dc:creator>
              <dc:date>2015-04-25T17:39:00</dc:date>
            </office:change-info>
          </text:insertion>
        </text:changed-region>
        <text:changed-region xml:id="ct232999952" text:id="ct232999952">
          <text:deletion>
            <office:change-info>
              <dc:creator>Peter Camilleri</dc:creator>
              <dc:date>2015-04-25T23:22:00</dc:date>
            </office:change-info>
            <text:p text:style-name="Text_20_body"/>
            <text:p text:style-name="Text_20_body">0&gt;</text:p>
          </text:deletion>
        </text:changed-region>
        <text:changed-region xml:id="ct269840072" text:id="ct269840072">
          <text:insertion>
            <office:change-info>
              <dc:creator>Peter Camilleri</dc:creator>
              <dc:date>2015-04-25T17:39:00</dc:date>
            </office:change-info>
          </text:insertion>
        </text:changed-region>
        <text:changed-region xml:id="ct233000056" text:id="ct233000056">
          <text:insertion>
            <office:change-info>
              <dc:creator>Peter Camilleri</dc:creator>
              <dc:date>2015-04-25T17:39:00</dc:date>
            </office:change-info>
          </text:insertion>
        </text:changed-region>
        <text:changed-region xml:id="ct269839864" text:id="ct269839864">
          <text:insertion>
            <office:change-info>
              <dc:creator>Peter Camilleri</dc:creator>
              <dc:date>2015-04-25T17:39:00</dc:date>
            </office:change-info>
          </text:insertion>
        </text:changed-region>
        <text:changed-region xml:id="ct269860456" text:id="ct269860456">
          <text:insertion>
            <office:change-info>
              <dc:creator>Peter Camilleri</dc:creator>
              <dc:date>2015-04-25T17:39:00</dc:date>
            </office:change-info>
          </text:insertion>
        </text:changed-region>
        <text:changed-region xml:id="ct233000160" text:id="ct233000160">
          <text:deletion>
            <office:change-info>
              <dc:creator>Peter Camilleri</dc:creator>
              <dc:date>2015-04-25T23:22:00</dc:date>
            </office:change-info>
            <text:p text:style-name="Text_20_body"/>
            <text:p text:style-name="Text_20_body">0&gt;=</text:p>
          </text:deletion>
        </text:changed-region>
        <text:changed-region xml:id="ct269860040" text:id="ct269860040">
          <text:insertion>
            <office:change-info>
              <dc:creator>Peter Camilleri</dc:creator>
              <dc:date>2015-04-25T17:39:00</dc:date>
            </office:change-info>
          </text:insertion>
        </text:changed-region>
        <text:changed-region xml:id="ct269860248" text:id="ct269860248">
          <text:insertion>
            <office:change-info>
              <dc:creator>Peter Camilleri</dc:creator>
              <dc:date>2015-04-25T17:39:00</dc:date>
            </office:change-info>
          </text:insertion>
        </text:changed-region>
        <text:changed-region xml:id="ct233000264" text:id="ct233000264">
          <text:insertion>
            <office:change-info>
              <dc:creator>Peter Camilleri</dc:creator>
              <dc:date>2015-04-25T17:39:00</dc:date>
            </office:change-info>
          </text:insertion>
        </text:changed-region>
        <text:changed-region xml:id="ct269839032" text:id="ct269839032">
          <text:insertion>
            <office:change-info>
              <dc:creator>Peter Camilleri</dc:creator>
              <dc:date>2015-04-25T17:39:00</dc:date>
            </office:change-info>
          </text:insertion>
        </text:changed-region>
        <text:changed-region xml:id="ct233000368" text:id="ct233000368">
          <text:deletion>
            <office:change-info>
              <dc:creator>Peter Camilleri</dc:creator>
              <dc:date>2015-04-25T23:22:00</dc:date>
            </office:change-info>
            <text:p text:style-name="Text_20_body"/>
            <text:p text:style-name="Text_20_body">1+</text:p>
          </text:deletion>
        </text:changed-region>
        <text:changed-region xml:id="ct269859416" text:id="ct269859416">
          <text:insertion>
            <office:change-info>
              <dc:creator>Peter Camilleri</dc:creator>
              <dc:date>2015-04-25T17:39:00</dc:date>
            </office:change-info>
          </text:insertion>
        </text:changed-region>
        <text:changed-region xml:id="ct233000472" text:id="ct233000472">
          <text:insertion>
            <office:change-info>
              <dc:creator>Peter Camilleri</dc:creator>
              <dc:date>2015-04-25T17:39:00</dc:date>
            </office:change-info>
          </text:insertion>
        </text:changed-region>
        <text:changed-region xml:id="ct269860144" text:id="ct269860144">
          <text:insertion>
            <office:change-info>
              <dc:creator>Peter Camilleri</dc:creator>
              <dc:date>2015-04-25T17:39:00</dc:date>
            </office:change-info>
          </text:insertion>
        </text:changed-region>
        <text:changed-region xml:id="ct269859624" text:id="ct269859624">
          <text:insertion>
            <office:change-info>
              <dc:creator>Peter Camilleri</dc:creator>
              <dc:date>2015-04-25T17:39:00</dc:date>
            </office:change-info>
          </text:insertion>
        </text:changed-region>
        <text:changed-region xml:id="ct233000576" text:id="ct233000576">
          <text:deletion>
            <office:change-info>
              <dc:creator>Peter Camilleri</dc:creator>
              <dc:date>2015-04-25T23:22:00</dc:date>
            </office:change-info>
            <text:p text:style-name="Text_20_body"/>
            <text:p text:style-name="Text_20_body">1-</text:p>
          </text:deletion>
        </text:changed-region>
        <text:changed-region xml:id="ct269859312" text:id="ct269859312">
          <text:insertion>
            <office:change-info>
              <dc:creator>Peter Camilleri</dc:creator>
              <dc:date>2015-04-25T17:39:00</dc:date>
            </office:change-info>
          </text:insertion>
        </text:changed-region>
        <text:changed-region xml:id="ct233000680" text:id="ct233000680">
          <text:insertion>
            <office:change-info>
              <dc:creator>Peter Camilleri</dc:creator>
              <dc:date>2015-04-25T17:39:00</dc:date>
            </office:change-info>
          </text:insertion>
        </text:changed-region>
        <text:changed-region xml:id="ct269859520" text:id="ct269859520">
          <text:insertion>
            <office:change-info>
              <dc:creator>Peter Camilleri</dc:creator>
              <dc:date>2015-04-25T17:39:00</dc:date>
            </office:change-info>
          </text:insertion>
        </text:changed-region>
        <text:changed-region xml:id="ct269858792" text:id="ct269858792">
          <text:insertion>
            <office:change-info>
              <dc:creator>Peter Camilleri</dc:creator>
              <dc:date>2015-04-25T17:39:00</dc:date>
            </office:change-info>
          </text:insertion>
        </text:changed-region>
        <text:changed-region xml:id="ct233000784" text:id="ct233000784">
          <text:deletion>
            <office:change-info>
              <dc:creator>Peter Camilleri</dc:creator>
              <dc:date>2015-04-25T23:23:00</dc:date>
            </office:change-info>
            <text:p text:style-name="Text_20_body"/>
            <text:p text:style-name="Text_20_body">2*</text:p>
          </text:deletion>
        </text:changed-region>
        <text:changed-region xml:id="ct269585672" text:id="ct269585672">
          <text:insertion>
            <office:change-info>
              <dc:creator>Peter Camilleri</dc:creator>
              <dc:date>2015-04-25T17:39:00</dc:date>
            </office:change-info>
          </text:insertion>
        </text:changed-region>
        <text:changed-region xml:id="ct233000888" text:id="ct233000888">
          <text:insertion>
            <office:change-info>
              <dc:creator>Peter Camilleri</dc:creator>
              <dc:date>2015-04-25T17:39:00</dc:date>
            </office:change-info>
          </text:insertion>
        </text:changed-region>
        <text:changed-region xml:id="ct269586816" text:id="ct269586816">
          <text:insertion>
            <office:change-info>
              <dc:creator>Peter Camilleri</dc:creator>
              <dc:date>2015-04-25T17:39:00</dc:date>
            </office:change-info>
          </text:insertion>
        </text:changed-region>
        <text:changed-region xml:id="ct269586920" text:id="ct269586920">
          <text:insertion>
            <office:change-info>
              <dc:creator>Peter Camilleri</dc:creator>
              <dc:date>2015-04-25T17:39:00</dc:date>
            </office:change-info>
          </text:insertion>
        </text:changed-region>
        <text:changed-region xml:id="ct233000992" text:id="ct233000992">
          <text:deletion>
            <office:change-info>
              <dc:creator>Peter Camilleri</dc:creator>
              <dc:date>2015-04-25T23:23:00</dc:date>
            </office:change-info>
            <text:p text:style-name="Text_20_body"/>
            <text:p text:style-name="Text_20_body">2+</text:p>
          </text:deletion>
        </text:changed-region>
        <text:changed-region xml:id="ct269586712" text:id="ct269586712">
          <text:insertion>
            <office:change-info>
              <dc:creator>Peter Camilleri</dc:creator>
              <dc:date>2015-04-25T17:39:00</dc:date>
            </office:change-info>
          </text:insertion>
        </text:changed-region>
        <text:changed-region xml:id="ct233001096" text:id="ct233001096">
          <text:insertion>
            <office:change-info>
              <dc:creator>Peter Camilleri</dc:creator>
              <dc:date>2015-04-25T17:39:00</dc:date>
            </office:change-info>
          </text:insertion>
        </text:changed-region>
        <text:changed-region xml:id="ct269586400" text:id="ct269586400">
          <text:insertion>
            <office:change-info>
              <dc:creator>Peter Camilleri</dc:creator>
              <dc:date>2015-04-25T17:39:00</dc:date>
            </office:change-info>
          </text:insertion>
        </text:changed-region>
        <text:changed-region xml:id="ct269587336" text:id="ct269587336">
          <text:insertion>
            <office:change-info>
              <dc:creator>Peter Camilleri</dc:creator>
              <dc:date>2015-04-25T17:39:00</dc:date>
            </office:change-info>
          </text:insertion>
        </text:changed-region>
        <text:changed-region xml:id="ct233001200" text:id="ct233001200">
          <text:deletion>
            <office:change-info>
              <dc:creator>Peter Camilleri</dc:creator>
              <dc:date>2015-04-25T23:23:00</dc:date>
            </office:change-info>
            <text:p text:style-name="Text_20_body"/>
            <text:p text:style-name="Text_20_body">2-</text:p>
          </text:deletion>
        </text:changed-region>
        <text:changed-region xml:id="ct269585880" text:id="ct269585880">
          <text:insertion>
            <office:change-info>
              <dc:creator>Peter Camilleri</dc:creator>
              <dc:date>2015-04-25T17:39:00</dc:date>
            </office:change-info>
          </text:insertion>
        </text:changed-region>
        <text:changed-region xml:id="ct233001344" text:id="ct233001344">
          <text:insertion>
            <office:change-info>
              <dc:creator>Peter Camilleri</dc:creator>
              <dc:date>2015-04-25T17:39:00</dc:date>
            </office:change-info>
          </text:insertion>
        </text:changed-region>
        <text:changed-region xml:id="ct269586608" text:id="ct269586608">
          <text:insertion>
            <office:change-info>
              <dc:creator>Peter Camilleri</dc:creator>
              <dc:date>2015-04-25T17:39:00</dc:date>
            </office:change-info>
          </text:insertion>
        </text:changed-region>
        <text:changed-region xml:id="ct269585984" text:id="ct269585984">
          <text:insertion>
            <office:change-info>
              <dc:creator>Peter Camilleri</dc:creator>
              <dc:date>2015-04-25T17:39:00</dc:date>
            </office:change-info>
          </text:insertion>
        </text:changed-region>
        <text:changed-region xml:id="ct233001448" text:id="ct233001448">
          <text:deletion>
            <office:change-info>
              <dc:creator>Peter Camilleri</dc:creator>
              <dc:date>2015-04-25T23:24:00</dc:date>
            </office:change-info>
            <text:p text:style-name="Text_20_body"/>
            <text:p text:style-name="Text_20_body">2/</text:p>
          </text:deletion>
        </text:changed-region>
        <text:changed-region xml:id="ct269586088" text:id="ct269586088">
          <text:insertion>
            <office:change-info>
              <dc:creator>Peter Camilleri</dc:creator>
              <dc:date>2015-04-25T17:39:00</dc:date>
            </office:change-info>
          </text:insertion>
        </text:changed-region>
        <text:changed-region xml:id="ct233001552" text:id="ct233001552">
          <text:insertion>
            <office:change-info>
              <dc:creator>Peter Camilleri</dc:creator>
              <dc:date>2015-04-25T17:39:00</dc:date>
            </office:change-info>
          </text:insertion>
        </text:changed-region>
        <text:changed-region xml:id="ct269587128" text:id="ct269587128">
          <text:insertion>
            <office:change-info>
              <dc:creator>Peter Camilleri</dc:creator>
              <dc:date>2015-04-25T17:39:00</dc:date>
            </office:change-info>
          </text:insertion>
        </text:changed-region>
        <text:changed-region xml:id="ct269585776" text:id="ct269585776">
          <text:insertion>
            <office:change-info>
              <dc:creator>Peter Camilleri</dc:creator>
              <dc:date>2015-04-25T17:39:00</dc:date>
            </office:change-info>
          </text:insertion>
        </text:changed-region>
        <text:changed-region xml:id="ct233001656" text:id="ct233001656">
          <text:deletion>
            <office:change-info>
              <dc:creator>Peter Camilleri</dc:creator>
              <dc:date>2015-04-25T23:24:00</dc:date>
            </office:change-info>
            <text:p text:style-name="Text_20_body"/>
            <text:p text:style-name="Text_20_body">&lt;</text:p>
          </text:deletion>
        </text:changed-region>
        <text:changed-region xml:id="ct233001760" text:id="ct233001760">
          <text:insertion>
            <office:change-info>
              <dc:creator>Peter Camilleri</dc:creator>
              <dc:date>2015-04-25T17:39:00</dc:date>
            </office:change-info>
          </text:insertion>
        </text:changed-region>
        <text:changed-region xml:id="ct233001864" text:id="ct233001864">
          <text:insertion>
            <office:change-info>
              <dc:creator>Peter Camilleri</dc:creator>
              <dc:date>2015-04-25T17:39:00</dc:date>
            </office:change-info>
          </text:insertion>
        </text:changed-region>
        <text:changed-region xml:id="ct269586504" text:id="ct269586504">
          <text:insertion>
            <office:change-info>
              <dc:creator>Peter Camilleri</dc:creator>
              <dc:date>2015-04-25T17:39:00</dc:date>
            </office:change-info>
          </text:insertion>
        </text:changed-region>
        <text:changed-region xml:id="ct233001968" text:id="ct233001968">
          <text:insertion>
            <office:change-info>
              <dc:creator>Peter Camilleri</dc:creator>
              <dc:date>2015-04-25T17:39:00</dc:date>
            </office:change-info>
          </text:insertion>
        </text:changed-region>
        <text:changed-region xml:id="ct233002072" text:id="ct233002072">
          <text:insertion>
            <office:change-info>
              <dc:creator>Peter Camilleri</dc:creator>
              <dc:date>2015-04-25T17:39:00</dc:date>
            </office:change-info>
          </text:insertion>
        </text:changed-region>
        <text:changed-region xml:id="ct233002176" text:id="ct233002176">
          <text:deletion>
            <office:change-info>
              <dc:creator>Peter Camilleri</dc:creator>
              <dc:date>2015-04-25T23:24:00</dc:date>
            </office:change-info>
            <text:p text:style-name="Text_20_body"/>
            <text:p text:style-name="Text_20_body">&lt;=</text:p>
          </text:deletion>
        </text:changed-region>
        <text:changed-region xml:id="ct233002280" text:id="ct233002280">
          <text:insertion>
            <office:change-info>
              <dc:creator>Peter Camilleri</dc:creator>
              <dc:date>2015-04-25T17:39:00</dc:date>
            </office:change-info>
          </text:insertion>
        </text:changed-region>
        <text:changed-region xml:id="ct233002384" text:id="ct233002384">
          <text:insertion>
            <office:change-info>
              <dc:creator>Peter Camilleri</dc:creator>
              <dc:date>2015-04-25T17:39:00</dc:date>
            </office:change-info>
          </text:insertion>
        </text:changed-region>
        <text:changed-region xml:id="ct269859000" text:id="ct269859000">
          <text:insertion>
            <office:change-info>
              <dc:creator>Peter Camilleri</dc:creator>
              <dc:date>2015-04-25T17:39:00</dc:date>
            </office:change-info>
          </text:insertion>
        </text:changed-region>
        <text:changed-region xml:id="ct233002488" text:id="ct233002488">
          <text:insertion>
            <office:change-info>
              <dc:creator>Peter Camilleri</dc:creator>
              <dc:date>2015-04-25T17:39:00</dc:date>
            </office:change-info>
          </text:insertion>
        </text:changed-region>
        <text:changed-region xml:id="ct233002592" text:id="ct233002592">
          <text:insertion>
            <office:change-info>
              <dc:creator>Peter Camilleri</dc:creator>
              <dc:date>2015-04-25T17:39:00</dc:date>
            </office:change-info>
          </text:insertion>
        </text:changed-region>
        <text:changed-region xml:id="ct233002696" text:id="ct233002696">
          <text:deletion>
            <office:change-info>
              <dc:creator>Peter Camilleri</dc:creator>
              <dc:date>2015-04-25T23:24:00</dc:date>
            </office:change-info>
            <text:p text:style-name="Text_20_body"/>
            <text:p text:style-name="Text_20_body">&lt;=&gt;</text:p>
          </text:deletion>
        </text:changed-region>
        <text:changed-region xml:id="ct233002800" text:id="ct233002800">
          <text:insertion>
            <office:change-info>
              <dc:creator>Peter Camilleri</dc:creator>
              <dc:date>2015-04-25T17:39:00</dc:date>
            </office:change-info>
          </text:insertion>
        </text:changed-region>
        <text:changed-region xml:id="ct233002904" text:id="ct233002904">
          <text:insertion>
            <office:change-info>
              <dc:creator>Peter Camilleri</dc:creator>
              <dc:date>2015-04-25T17:39:00</dc:date>
            </office:change-info>
          </text:insertion>
        </text:changed-region>
        <text:changed-region xml:id="ct269859208" text:id="ct269859208">
          <text:insertion>
            <office:change-info>
              <dc:creator>Peter Camilleri</dc:creator>
              <dc:date>2015-04-25T17:39:00</dc:date>
            </office:change-info>
          </text:insertion>
        </text:changed-region>
        <text:changed-region xml:id="ct233003008" text:id="ct233003008">
          <text:insertion>
            <office:change-info>
              <dc:creator>Peter Camilleri</dc:creator>
              <dc:date>2015-04-25T17:39:00</dc:date>
            </office:change-info>
          </text:insertion>
        </text:changed-region>
        <text:changed-region xml:id="ct233003112" text:id="ct233003112">
          <text:insertion>
            <office:change-info>
              <dc:creator>Peter Camilleri</dc:creator>
              <dc:date>2015-04-25T17:39:00</dc:date>
            </office:change-info>
          </text:insertion>
        </text:changed-region>
        <text:changed-region xml:id="ct233003320" text:id="ct233003320">
          <text:deletion>
            <office:change-info>
              <dc:creator>Peter Camilleri</dc:creator>
              <dc:date>2015-04-25T23:25:00</dc:date>
            </office:change-info>
            <text:p text:style-name="Text_20_body"/>
            <text:p text:style-name="Text_20_body"/>
          </text:deletion>
        </text:changed-region>
        <text:changed-region xml:id="ct233003216" text:id="ct233003216">
          <text:deletion>
            <office:change-info>
              <dc:creator>Peter Camilleri</dc:creator>
              <dc:date>2015-04-25T23:24:00</dc:date>
            </office:change-info>
            <text:p text:style-name="Text_20_body">&gt;</text:p>
          </text:deletion>
        </text:changed-region>
        <text:changed-region xml:id="ct233003424" text:id="ct233003424">
          <text:insertion>
            <office:change-info>
              <dc:creator>Peter Camilleri</dc:creator>
              <dc:date>2015-04-25T17:39:00</dc:date>
            </office:change-info>
          </text:insertion>
        </text:changed-region>
        <text:changed-region xml:id="ct233003528" text:id="ct233003528">
          <text:insertion>
            <office:change-info>
              <dc:creator>Peter Camilleri</dc:creator>
              <dc:date>2015-04-25T17:39:00</dc:date>
            </office:change-info>
          </text:insertion>
        </text:changed-region>
        <text:changed-region xml:id="ct269857440" text:id="ct269857440">
          <text:insertion>
            <office:change-info>
              <dc:creator>Peter Camilleri</dc:creator>
              <dc:date>2015-04-25T17:39:00</dc:date>
            </office:change-info>
          </text:insertion>
        </text:changed-region>
        <text:changed-region xml:id="ct233003632" text:id="ct233003632">
          <text:insertion>
            <office:change-info>
              <dc:creator>Peter Camilleri</dc:creator>
              <dc:date>2015-04-25T17:39:00</dc:date>
            </office:change-info>
          </text:insertion>
        </text:changed-region>
        <text:changed-region xml:id="ct233003736" text:id="ct233003736">
          <text:insertion>
            <office:change-info>
              <dc:creator>Peter Camilleri</dc:creator>
              <dc:date>2015-04-25T17:39:00</dc:date>
            </office:change-info>
          </text:insertion>
        </text:changed-region>
        <text:changed-region xml:id="ct233003840" text:id="ct233003840">
          <text:deletion>
            <office:change-info>
              <dc:creator>Peter Camilleri</dc:creator>
              <dc:date>2015-04-25T23:25:00</dc:date>
            </office:change-info>
            <text:p text:style-name="Text_20_body"/>
            <text:p text:style-name="Text_20_body">&gt;=</text:p>
          </text:deletion>
        </text:changed-region>
        <text:changed-region xml:id="ct233003944" text:id="ct233003944">
          <text:insertion>
            <office:change-info>
              <dc:creator>Peter Camilleri</dc:creator>
              <dc:date>2015-04-25T17:39:00</dc:date>
            </office:change-info>
          </text:insertion>
        </text:changed-region>
        <text:changed-region xml:id="ct233004048" text:id="ct233004048">
          <text:insertion>
            <office:change-info>
              <dc:creator>Peter Camilleri</dc:creator>
              <dc:date>2015-04-25T17:39:00</dc:date>
            </office:change-info>
          </text:insertion>
        </text:changed-region>
        <text:changed-region xml:id="ct269585568" text:id="ct269585568">
          <text:insertion>
            <office:change-info>
              <dc:creator>Peter Camilleri</dc:creator>
              <dc:date>2015-04-25T17:39:00</dc:date>
            </office:change-info>
          </text:insertion>
        </text:changed-region>
        <text:changed-region xml:id="ct233004152" text:id="ct233004152">
          <text:insertion>
            <office:change-info>
              <dc:creator>Peter Camilleri</dc:creator>
              <dc:date>2015-04-25T17:39:00</dc:date>
            </office:change-info>
          </text:insertion>
        </text:changed-region>
        <text:changed-region xml:id="ct233004256" text:id="ct233004256">
          <text:insertion>
            <office:change-info>
              <dc:creator>Peter Camilleri</dc:creator>
              <dc:date>2015-04-25T17:39:00</dc:date>
            </office:change-info>
          </text:insertion>
        </text:changed-region>
        <text:changed-region xml:id="ct233004360" text:id="ct233004360">
          <text:deletion>
            <office:change-info>
              <dc:creator>Peter Camilleri</dc:creator>
              <dc:date>2015-04-25T23:25:00</dc:date>
            </office:change-info>
            <text:p text:style-name="Text_20_body"/>
            <text:p text:style-name="Text_20_body">mod</text:p>
          </text:deletion>
        </text:changed-region>
        <text:changed-region xml:id="ct269859728" text:id="ct269859728">
          <text:insertion>
            <office:change-info>
              <dc:creator>Peter Camilleri</dc:creator>
              <dc:date>2015-04-25T17:39:00</dc:date>
            </office:change-info>
          </text:insertion>
        </text:changed-region>
        <text:changed-region xml:id="ct233004464" text:id="ct233004464">
          <text:insertion>
            <office:change-info>
              <dc:creator>Peter Camilleri</dc:creator>
              <dc:date>2015-04-25T17:39:00</dc:date>
            </office:change-info>
          </text:insertion>
        </text:changed-region>
        <text:changed-region xml:id="ct269857960" text:id="ct269857960">
          <text:insertion>
            <office:change-info>
              <dc:creator>Peter Camilleri</dc:creator>
              <dc:date>2015-04-25T17:39:00</dc:date>
            </office:change-info>
          </text:insertion>
        </text:changed-region>
        <text:changed-region xml:id="ct269859104" text:id="ct269859104">
          <text:insertion>
            <office:change-info>
              <dc:creator>Peter Camilleri</dc:creator>
              <dc:date>2015-04-25T17:39:00</dc:date>
            </office:change-info>
          </text:insertion>
        </text:changed-region>
        <text:changed-region xml:id="ct233004568" text:id="ct233004568">
          <text:deletion>
            <office:change-info>
              <dc:creator>Peter Camilleri</dc:creator>
              <dc:date>2015-04-25T23:25:00</dc:date>
            </office:change-info>
            <text:p text:style-name="Text_20_body"/>
            <text:p text:style-name="Text_20_body">neg</text:p>
          </text:deletion>
        </text:changed-region>
        <text:changed-region xml:id="ct269850992" text:id="ct269850992">
          <text:insertion>
            <office:change-info>
              <dc:creator>Peter Camilleri</dc:creator>
              <dc:date>2015-04-25T17:39:00</dc:date>
            </office:change-info>
          </text:insertion>
        </text:changed-region>
        <text:changed-region xml:id="ct233004672" text:id="ct233004672">
          <text:insertion>
            <office:change-info>
              <dc:creator>Peter Camilleri</dc:creator>
              <dc:date>2015-04-25T17:39:00</dc:date>
            </office:change-info>
          </text:insertion>
        </text:changed-region>
        <text:changed-region xml:id="ct269860664" text:id="ct269860664">
          <text:insertion>
            <office:change-info>
              <dc:creator>Peter Camilleri</dc:creator>
              <dc:date>2015-04-25T17:39:00</dc:date>
            </office:change-info>
          </text:insertion>
        </text:changed-region>
        <text:changed-region xml:id="ct269850680" text:id="ct269850680">
          <text:insertion>
            <office:change-info>
              <dc:creator>Peter Camilleri</dc:creator>
              <dc:date>2015-04-25T17:39:00</dc:date>
            </office:change-info>
          </text:insertion>
        </text:changed-region>
        <text:changed-region xml:id="ct233004880" text:id="ct23300488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Text_20_body"/>
      <text:p text:style-name="Text_20_body"/>
      <text:p text:style-name="Text_20_body"/>
      <text:p text:style-name="P46">The fOOrth User's Guide</text:p>
      <text:p text:style-name="Subtitle">An RPN, object oriented language that is not FORTH.</text:p>
      <text:p text:style-name="Subtitle">by Peter Camilleri </text:p>
      <text:p text:style-name="Text_20_body"/>
      <text:p text:style-name="P5">Last Update: April 27, 2015</text:p>
      <text:p text:style-name="P5">Covering fOOrth version 0.0.3</text:p>
      <text:p text:style-name="P5">Status: Unpublished.</text:p>
      <text:p text:style-name="Text_20_body"/>
      <text:p text:style-name="Text_20_body"/>
      <text:p text:style-name="Text_20_body"/>
      <text:p text:style-name="P56"/>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62">Table of Contents</text:p>
          </text:index-title>
          <text:p text:style-name="P63">The MIT License (MIT).<text:tab/>5</text:p>
          <text:p text:style-name="P63">Introduction<text:tab/>6</text:p>
          <text:p text:style-name="P64">About the name fOOrth<text:tab/>6</text:p>
          <text:p text:style-name="P64">How fOOrth came to be<text:tab/>6</text:p>
          <text:p text:style-name="P64">Goals and Principles<text:tab/>7</text:p>
          <text:p text:style-name="P64">Report Card<text:tab/>8</text:p>
          <text:p text:style-name="P64">Special Note of Thanks<text:tab/>8</text:p>
          <text:p text:style-name="P63">Installation<text:tab/>10</text:p>
          <text:p text:style-name="P64">Ruby<text:tab/>10</text:p>
          <text:p text:style-name="P64">fOOrth<text:tab/>10</text:p>
          <text:p text:style-name="P64">Running fOOrth<text:tab/>11</text:p>
          <text:p text:style-name="P64">Testing<text:tab/>11</text:p>
          <text:p text:style-name="P64">Source Archive<text:tab/>12</text:p>
          <text:p text:style-name="P63">First Steps<text:tab/>13</text:p>
          <text:p text:style-name="P63">The Syntax and Style of fOOrth<text:tab/>15</text:p>
          <text:p text:style-name="P64">Syntax<text:tab/>15</text:p>
          <text:p text:style-name="P64">Spaces<text:tab/>15</text:p>
          <text:p text:style-name="P64">Comments<text:tab/>15</text:p>
          <text:p text:style-name="P64">String Literals<text:tab/>15</text:p>
          <text:p text:style-name="P64">Numeric Literals<text:tab/>16</text:p>
          <text:p text:style-name="P63">A fOOrth Calculator<text:tab/>17</text:p>
          <text:p text:style-name="P64">The Basics<text:tab/>17</text:p>
          <text:p text:style-name="P64">Stack Manipulation<text:tab/>18</text:p>
          <text:p text:style-name="P64">Programming<text:tab/>20</text:p>
          <text:p text:style-name="P64">Control Structures<text:tab/>21</text:p>
          <text:p text:style-name="P64">Data Memory<text:tab/>25</text:p>
          <text:p text:style-name="P63">Data Storage in fOOrth<text:tab/>26</text:p>
          <text:p text:style-name="P64">Typing<text:tab/>26</text:p>
          <text:p text:style-name="P64">Declarations<text:tab/>26</text:p>
          <text:p text:style-name="P64">Scoping<text:tab/>26</text:p>
          <text:p text:style-name="P64">Referencing<text:tab/>27</text:p>
          <text:p text:style-name="P64">Mutation<text:tab/>28</text:p>
          <text:p text:style-name="P63">Cloning Data<text:tab/>30</text:p>
          <text:p text:style-name="P64">Deep vs Shallow Copy<text:tab/>30</text:p>
          <text:p text:style-name="P64">Permissive Copying<text:tab/>32</text:p>
          <text:p text:style-name="P63">Handling Exceptions<text:tab/>34</text:p>
          <text:p text:style-name="P64">The Nature of Exceptions in fOOrth<text:tab/>34</text:p>
          <text:p text:style-name="P64">Handling Errors<text:tab/>34</text:p>
          <text:p text:style-name="P64">Generating Errors<text:tab/>39</text:p>
          <text:p text:style-name="P64">fOOrth Native Exception Codes:<text:tab/>40</text:p>
          <text:p text:style-name="P64">Application Error Codes:<text:tab/>41</text:p>
          <text:p text:style-name="P64">Ruby Mapped Exception Codes:<text:tab/>41</text:p>
          <text:p text:style-name="P63">The Class Tree<text:tab/>47</text:p>
          <text:p text:style-name="P64">A Brief Overview of Key OO Concepts<text:tab/>47</text:p>
          <text:p text:style-name="P64">Classes<text:tab/>47</text:p>
          <text:p text:style-name="P64">Inheritance<text:tab/>48</text:p>
          <text:p text:style-name="P64">Methods<text:tab/>48</text:p>
          <text:p text:style-name="P64">Late Binding and Polymorphism<text:tab/>48</text:p>
          <text:p text:style-name="P64">Prototypes<text:tab/>48</text:p>
          <text:p text:style-name="P63">Method Mapping<text:tab/>49</text:p>
          <text:p text:style-name="P64">Exploring the mapping system<text:tab/>49</text:p>
          <text:p text:style-name="P63">Routing<text:tab/>51</text:p>
          <text:p text:style-name="P64">Virtual Machine Methods<text:tab/>51</text:p>
          <text:p text:style-name="P64">Shared Methods<text:tab/>51</text:p>
          <text:p text:style-name="P64">Exclusive Methods<text:tab/>52</text:p>
          <text:p text:style-name="P64">Shared Stub Methods<text:tab/>52</text:p>
          <text:p text:style-name="P64">Exclusive Stub Methods<text:tab/>53</text:p>
          <text:p text:style-name="P64">Local Methods<text:tab/>53</text:p>
          <text:p text:style-name="P64">Routing Internals<text:tab/>53</text:p>
          <text:p text:style-name="P63">Self<text:tab/>56</text:p>
          <text:p text:style-name="P64">Applying Self<text:tab/>56</text:p>
          <text:p text:style-name="P64">Changing Self<text:tab/>57</text:p>
          <text:p text:style-name="P63">Boolean Data<text:tab/>58</text:p>
          <text:p text:style-name="P64">What values represent true and false<text:tab/>58</text:p>
          <text:p text:style-name="P64">Processing Boolean Data<text:tab/>58</text:p>
          <text:p text:style-name="P64">Boolean Constants<text:tab/>58</text:p>
          <text:p text:style-name="P63">Numeric Data<text:tab/>59</text:p>
          <text:p text:style-name="P63">Array<text:tab/>60</text:p>
          <text:p text:style-name="P64">Array Literals<text:tab/>60</text:p>
          <text:p text:style-name="P64">Class Methods<text:tab/>61</text:p>
          <text:p text:style-name="P64">Instance Methods<text:tab/>62</text:p>
          <text:p text:style-name="P64">See Also<text:tab/>70</text:p>
          <text:p text:style-name="P63">Class<text:tab/>71</text:p>
          <text:p text:style-name="P64">Instance Methods<text:tab/>71</text:p>
          <text:p text:style-name="P64">Commands<text:tab/>72</text:p>
          <text:p text:style-name="P64">See Also<text:tab/>73</text:p>
          <text:p text:style-name="P63">Complex<text:tab/>74</text:p>
          <text:p text:style-name="P64">Complex Literals<text:tab/>74</text:p>
          <text:p text:style-name="P64">Instance Methods<text:tab/>75</text:p>
          <text:p text:style-name="P64">Instance Stubs<text:tab/>75</text:p>
          <text:p text:style-name="P64">See Also<text:tab/>76</text:p>
          <text:p text:style-name="P63">FalseClass<text:tab/>77</text:p>
          <text:p text:style-name="P64">FalseClass Literals<text:tab/>77</text:p>
          <text:p text:style-name="P64">Instance Methods<text:tab/>77</text:p>
          <text:p text:style-name="P64"><text:soft-page-break/>See Also<text:tab/>78</text:p>
          <text:p text:style-name="P63">Float<text:tab/>79</text:p>
          <text:p text:style-name="P64">Float Literals<text:tab/>79</text:p>
          <text:p text:style-name="P64">See Also<text:tab/>79</text:p>
          <text:p text:style-name="P63">Hash<text:tab/>80</text:p>
          <text:p text:style-name="P64">Hash Literals<text:tab/>80</text:p>
          <text:p text:style-name="P64">Instance Methods<text:tab/>80</text:p>
          <text:p text:style-name="P64">See Also<text:tab/>82</text:p>
          <text:p text:style-name="P63">InStream<text:tab/>83</text:p>
          <text:p text:style-name="P64">Class Methods<text:tab/>83</text:p>
          <text:p text:style-name="P64">Instance Methods<text:tab/>84</text:p>
          <text:p text:style-name="P64">Class Stubs<text:tab/>85</text:p>
          <text:p text:style-name="P64">See Also<text:tab/>85</text:p>
          <text:p text:style-name="P63">Integer<text:tab/>86</text:p>
          <text:p text:style-name="P64">Integer Literals<text:tab/>86</text:p>
          <text:p text:style-name="P64">Instance Methods<text:tab/>86</text:p>
          <text:p text:style-name="P64">See Also<text:tab/>90</text:p>
          <text:p text:style-name="P63">NilClass<text:tab/>91</text:p>
          <text:p text:style-name="P64">NilClass Literals<text:tab/>91</text:p>
          <text:p text:style-name="P64">Instance Methods<text:tab/>91</text:p>
          <text:p text:style-name="P64">See Also<text:tab/>92</text:p>
          <text:p text:style-name="P63">Numeric<text:tab/>93</text:p>
          <text:p text:style-name="P64">Special Numeric Values<text:tab/>93</text:p>
          <text:p text:style-name="P64">Instance Methods<text:tab/>94</text:p>
          <text:p text:style-name="P64">See Also<text:tab/>114</text:p>
          <text:p text:style-name="P63">Object<text:tab/>115</text:p>
          <text:p text:style-name="P64">Instance Methods<text:tab/>115</text:p>
          <text:p text:style-name="P64">See Also<text:tab/>124</text:p>
          <text:p text:style-name="P63">OutStream<text:tab/>125</text:p>
          <text:p text:style-name="P64">Class Methods<text:tab/>125</text:p>
          <text:p text:style-name="P64">Instance Methods<text:tab/>125</text:p>
          <text:p text:style-name="P64">Class Stubs<text:tab/>125</text:p>
          <text:p text:style-name="P64">See Also<text:tab/>126</text:p>
          <text:p text:style-name="P63">Procedure<text:tab/>127</text:p>
          <text:p text:style-name="P64">Procedure Literals<text:tab/>127</text:p>
          <text:p text:style-name="P64">Instance Methods<text:tab/>127</text:p>
          <text:p text:style-name="P64">See Also<text:tab/>127</text:p>
          <text:p text:style-name="P63">Queue<text:tab/>128</text:p>
          <text:p text:style-name="P64">Instance Methods<text:tab/>128</text:p>
          <text:p text:style-name="P64">See Also<text:tab/>128</text:p>
          <text:p text:style-name="P63">Rational<text:tab/>129</text:p>
          <text:p text:style-name="P64">Rational Literals<text:tab/>129</text:p>
          <text:p text:style-name="P64">Instance Methods<text:tab/>129</text:p>
          <text:p text:style-name="P64">See Also<text:tab/>130</text:p>
          <text:p text:style-name="P63">Stack<text:tab/>131</text:p>
          <text:p text:style-name="P64">Instance Methods<text:tab/>131</text:p>
          <text:p text:style-name="P64">See Also<text:tab/>131</text:p>
          <text:p text:style-name="P63">String<text:tab/>132</text:p>
          <text:p text:style-name="P64">String Literals<text:tab/>132</text:p>
          <text:p text:style-name="P64">Instance Methods<text:tab/>132</text:p>
          <text:p text:style-name="P64">See Also<text:tab/>133</text:p>
          <text:p text:style-name="P63">Thread<text:tab/>134</text:p>
          <text:p text:style-name="P64">Class Methods<text:tab/>134</text:p>
          <text:p text:style-name="P64">Instance Methods<text:tab/>134</text:p>
          <text:p text:style-name="P64">See Also<text:tab/>134</text:p>
          <text:p text:style-name="P63">TrueClass<text:tab/>135</text:p>
          <text:p text:style-name="P64">TrueClass Literals<text:tab/>135</text:p>
          <text:p text:style-name="P64">See Also<text:tab/>135</text:p>
          <text:p text:style-name="P63">VirtualMachine<text:tab/>136</text:p>
          <text:p text:style-name="P64">Instance Methods<text:tab/>136</text:p>
          <text:p text:style-name="P64">Commands<text:tab/>141</text:p>
          <text:p text:style-name="P64">See Also<text:tab/>142</text:p>
          <text:p text:style-name="P63">Appendix A – Symbol Glossary<text:tab/>143</text:p>
          <text:p text:style-name="P63">Appendix B – Regular Expressions<text:tab/>145</text:p>
          <text:p text:style-name="P63">Edit History:<text:tab/>148</text:p>
        </text:index-body>
      </text:table-of-content>
      <text:p text:style-name="Text_20_body"/>
      <text:h text:style-name="P60"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9" text:outline-level="1">Introduction</text:h>
      <text:h text:style-name="Heading_20_2" text:outline-level="2">About the name fOOrth</text:h>
      <text:p text:style-name="Standard"/>
      <text:p text:style-name="P49">The name of programming language fOOrth is an example of a malamanteau<text:note text:id="ftn1" text:note-class="footnote"><text:note-citation>1</text:note-citation><text:note-body><text:p text:style-name="P4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4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49">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9080238174735720215" text:style-name="L1">
        <text:list-item>
          <text:p text:style-name="P69">A Simple, Easy-to-Understand syntax that is none the less, Expressive and Compact:</text:p>
        </text:list-item>
      </text:list>
      <text:list xml:id="list2044075479881878344" text:style-name="L2">
        <text:list-item>
          <text:list>
            <text:list-item>
              <text:p text:style-name="P70">Source code in fOOrth is free-form with no line oriented limitations or rules.</text:p>
            </text:list-item>
            <text:list-item>
              <text:p text:style-name="P70">Support is given to the easy representation of common literal data such as strings, integers, floating point numbers, rational numbers, and complex numbers.</text:p>
            </text:list-item>
          </text:list>
        </text:list-item>
      </text:list>
      <text:list xml:id="list32710415" text:continue-list="list9080238174735720215" text:style-name="L1">
        <text:list-item>
          <text:p text:style-name="P69">Safe Data and Data Structures:</text:p>
        </text:list-item>
      </text:list>
      <text:list xml:id="list1839434984513364090" text:style-name="L3">
        <text:list-item>
          <text:list>
            <text:list-item>
              <text:p text:style-name="P71">Simple, reliable arithmetic. In fOOrth, integer operations never overflow. Rational values can be represented exactly, complex numbers are supported, and conversions between numeric types are simple.</text:p>
            </text:list-item>
            <text:list-item>
              <text:p text:style-name="P71"><text:soft-page-break/>Strings grow as needed without the need to allocate space or worry about overflow.</text:p>
            </text:list-item>
            <text:list-item>
              <text:p text:style-name="P71">Data containers such as arrays and hashes grow as needed. Out of range subscripts cannot access undefined memory regions. </text:p>
            </text:list-item>
          </text:list>
        </text:list-item>
      </text:list>
      <text:list xml:id="list32716506" text:continue-list="list32710415" text:style-name="L1">
        <text:list-item>
          <text:p text:style-name="P69">Message Passing:</text:p>
        </text:list-item>
      </text:list>
      <text:list xml:id="list3047186461965633908" text:style-name="L4">
        <text:list-item>
          <text:list>
            <text:list-item>
              <text:p text:style-name="P88">In fOOrth all actions take the form of messages sent to a receiver.</text:p>
            </text:list-item>
            <text:list-item>
              <text:p text:style-name="P88">The routing of messages is specified by the exact type of the message.</text:p>
            </text:list-item>
            <text:list-item>
              <text:p text:style-name="P88">Message receivers include data items on the stack as well as the virtual machine object associated with the current thread of execution.</text:p>
            </text:list-item>
            <text:list-item>
              <text:p text:style-name="P88">Messages for which no routing specification can be found, generate an error at compile time.</text:p>
            </text:list-item>
          </text:list>
        </text:list-item>
      </text:list>
      <text:list xml:id="list32695012" text:continue-list="list32716506" text:style-name="L1">
        <text:list-item>
          <text:p text:style-name="P69">Object Oriented Design:</text:p>
        </text:list-item>
      </text:list>
      <text:list xml:id="list156752714918025108" text:style-name="L5">
        <text:list-item>
          <text:list>
            <text:list-item>
              <text:p text:style-name="P72">Support class based inheritance, with a non-cyclic (single inheritance) tree derived from a common base Object class.</text:p>
            </text:list-item>
            <text:list-item>
              <text:p text:style-name="P89">Support late binding and polymorphism through message interface compatibility or “duck” typing.</text:p>
            </text:list-item>
          </text:list>
        </text:list-item>
      </text:list>
      <text:list xml:id="list32697199" text:continue-list="list32695012" text:style-name="L1">
        <text:list-item>
          <text:p text:style-name="P69">Meta programming: </text:p>
        </text:list-item>
      </text:list>
      <text:list xml:id="list1868505445560261636" text:style-name="L6">
        <text:list-item>
          <text:list>
            <text:list-item>
              <text:p text:style-name="P90">Support extensible language constructs by making the compiler an accessible part of the system.</text:p>
            </text:list-item>
          </text:list>
        </text:list-item>
      </text:list>
      <text:list xml:id="list32716549" text:continue-list="list32697199" text:style-name="L1">
        <text:list-item>
          <text:p text:style-name="P69">Reliability:</text:p>
        </text:list-item>
      </text:list>
      <text:list xml:id="list7013283728773773084" text:style-name="L7">
        <text:list-item>
          <text:list>
            <text:list-item>
              <text:p text:style-name="P91">Errors should be detected as soon as possible. </text:p>
            </text:list-item>
            <text:list-item>
              <text:p text:style-name="P91">Language constructs should not be designed in a way that causes simple coding errors to spin off into infinite loops. </text:p>
            </text:list-item>
          </text:list>
        </text:list-item>
      </text:list>
      <text:list xml:id="list32719640" text:continue-list="list32716549" text:style-name="L1">
        <text:list-item>
          <text:p text:style-name="P73">Building on the host language:</text:p>
        </text:list-item>
      </text:list>
      <text:list xml:id="list1598667194498177656" text:style-name="L8">
        <text:list-item>
          <text:list>
            <text:list-item>
              <text:p text:style-name="P74">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151878656"/>Thanks<text:alphabetical-index-mark-end text:id="IMark151878656"/></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778796017189430214" text:style-name="L9">
        <text:list-item>
          <text:p text:style-name="P92">ruby 1.9.3p484 (2013-11-22) [i386-mingw32]</text:p>
        </text:list-item>
        <text:list-item>
          <text:p text:style-name="P92">ruby 2.1.5p273 (2014-11-13 revision 48405) [i386-mingw32]</text:p>
        </text:list-item>
        <text:list-item>
          <text:p text:style-name="P92">Rubinius – to be tested!</text:p>
        </text:list-item>
        <text:list-item>
          <text:p text:style-name="P92">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49">Once fOOrth is installed, there are several options for running the language environment. These are:</text:p>
      <text:p text:style-name="P49"/>
      <text:h text:style-name="Heading_20_3" text:outline-level="3"><text:alphabetical-index-mark-start text:id="IMark151878656"/>Rake<text:alphabetical-index-mark-end text:id="IMark151878656"/>:</text:h>
      <text:p text:style-name="P4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1878656"/>Demo.rb<text:alphabetical-index-mark-end text:id="IMark15187865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51878656"/>Testing<text:alphabetical-index-mark-end text:id="IMark15187865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51878656"/>Known Issues<text:alphabetical-index-mark-end text:id="IMark15187865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151878656"/>Archive<text:alphabetical-index-mark-end text:id="IMark15187865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text:p>
          </table:table-cell>
          <table:table-cell table:style-name="Table1.E1" office:value-type="string">
            <text:p text:style-name="P14">.</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4">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4">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31091720"/>F10:<text:change-end text:change-id="ct231091720"/><text:change-start text:change-id="ct231091824"/> <text:change-end text:change-id="ct231091824"/><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51963752"/>drop<text:alphabetical-index-mark-end text:id="IMark15196375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51963752"/>dup<text:alphabetical-index-mark-end text:id="IMark15196375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52">&gt;</text:p>
          </table:table-cell>
        </table:table-row>
        <table:table-row table:style-name="Table54.1">
          <table:table-cell table:style-name="Table54.A2" office:value-type="string">
            <text:p text:style-name="P2"><text:alphabetical-index-mark-start text:id="IMark151963752"/>nip<text:alphabetical-index-mark-end text:id="IMark15196375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51963752"/>over<text:alphabetical-index-mark-end text:id="IMark15196375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51963752"/>pick<text:alphabetical-index-mark-end text:id="IMark15196375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51963752"/>swap<text:alphabetical-index-mark-end text:id="IMark15196375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52">&gt;</text:p>
          </table:table-cell>
        </table:table-row>
        <table:table-row table:style-name="Table54.1">
          <table:table-cell table:style-name="Table54.A2" office:value-type="string">
            <text:p text:style-name="P2"><text:alphabetical-index-mark-start text:id="IMark151963752"/>tuck<text:alphabetical-index-mark-end text:id="IMark15196375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4935135399085207414" text:style-name="L10">
        <text:list-item>
          <text:p text:style-name="P75">To store return addresses for word calls. In fOOrth this is handled by the Ruby virtual machine.</text:p>
        </text:list-item>
        <text:list-item>
          <text:p text:style-name="P75">To store context for control structures. In fOOrth the context mechanism provides for a far richer and more reliable set of control, compile, and data structures.</text:p>
        </text:list-item>
        <text:list-item>
          <text:p text:style-name="P7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29542692"/>if<text:alphabetical-index-mark-end text:id="IMark22954269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29542692"/>else<text:alphabetical-index-mark-end text:id="IMark229542692"/>” and “<text:alphabetical-index-mark-start text:id="IMark229542644"/>then<text:alphabetical-index-mark-end text:id="IMark22954264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29542644"/>switch<text:alphabetical-index-mark-end text:id="IMark229542644"/>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229542644"/>do<text:alphabetical-index-mark-end text:id="IMark229542644"/>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229542644"/>loop<text:alphabetical-index-mark-end text:id="IMark229542644"/>” commands mark the boundaries of the loop; The “<text:alphabetical-index-mark-start text:id="IMark229542692"/>i<text:alphabetical-index-mark-end text:id="IMark229542692"/>” command is used to retrieve the current loop counter value. For nested loops, the “<text:alphabetical-index-mark-start text:id="IMark229542404"/>j<text:alphabetical-index-mark-end text:id="IMark229542404"/>” command retrieves the value of the outer loops counter value. <text:s/>By default, the “loop” command adds one to the loop value. For more flexible looping, the “<text:alphabetical-index-mark-start text:id="IMark229540916"/>+loop<text:alphabetical-index-mark-end text:id="IMark22954091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29540916"/>-i<text:alphabetical-index-mark-end text:id="IMark229540916"/> and <text:alphabetical-index-mark-start text:id="IMark229542404"/>-j<text:alphabetical-index-mark-end text:id="IMark22954240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229542404"/>begin<text:alphabetical-index-mark-end text:id="IMark22954240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503777214505042073" text:style-name="L11">
        <text:list-item>
          <text:p text:style-name="P76">begin … <text:alphabetical-index-mark-start text:id="IMark229542692"/>until<text:alphabetical-index-mark-end text:id="IMark229542692"/> – loops until the top of stack is true.</text:p>
        </text:list-item>
        <text:list-item>
          <text:p text:style-name="P76">begin … <text:alphabetical-index-mark-start text:id="IMark229542404"/>again<text:alphabetical-index-mark-end text:id="IMark229542404"/> – loops indefinitely </text:p>
        </text:list-item>
        <text:list-item>
          <text:p text:style-name="P76">begin … <text:alphabetical-index-mark-start text:id="IMark229542692"/>repeat<text:alphabetical-index-mark-end text:id="IMark22954269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5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229542692"/>Typing<text:alphabetical-index-mark-end text:id="IMark22954269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229542692"/>Duck Typing<text:alphabetical-index-mark-end text:id="IMark229542692"/><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29542692"/>Declarations<text:alphabetical-index-mark-end text:id="IMark22954269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29542692"/>Scoping<text:alphabetical-index-mark-end text:id="IMark22954269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29542692"/><text:span text:style-name="T7">val:</text:span><text:alphabetical-index-mark-end text:id="IMark229542692"/> and <text:alphabetical-index-mark-start text:id="IMark229540916"/><text:span text:style-name="T7">var:</text:span><text:alphabetical-index-mark-end text:id="IMark229540916"/></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29540916"/><text:span text:style-name="T7">.init</text:span><text:alphabetical-index-mark-end text:id="IMark229540916"/> method being the most popular since it is called to initialize a new instance of the object.</text:p>
      <text:p text:style-name="P1">Methods: <text:alphabetical-index-mark-start text:id="IMark229540916"/><text:span text:style-name="T7">val@:</text:span><text:alphabetical-index-mark-end text:id="IMark229540916"/> and <text:alphabetical-index-mark-start text:id="IMark229542692"/><text:span text:style-name="T7">var@:</text:span><text:alphabetical-index-mark-end text:id="IMark229542692"/></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29542692"/><text:span text:style-name="T7">val#:</text:span><text:alphabetical-index-mark-end text:id="IMark229542692"/> and <text:alphabetical-index-mark-start text:id="IMark229540916"/><text:span text:style-name="T7">var#:</text:span><text:alphabetical-index-mark-end text:id="IMark229540916"/></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29540916"/><text:span text:style-name="T7">val$:</text:span><text:alphabetical-index-mark-end text:id="IMark229540916"/> and <text:alphabetical-index-mark-start text:id="IMark229542692"/><text:span text:style-name="T7">var$:</text:span><text:alphabetical-index-mark-end text:id="IMark229542692"/></text:p>
      <text:p text:style-name="P1">Regex for valid local variable names: <text:span text:style-name="T7">/^\$[a-z][a-z0-9_]*$/</text:span></text:p>
      <text:p text:style-name="Text_20_body">Notes:</text:p>
      <text:p text:style-name="Text_20_body"/>
      <text:h text:style-name="Heading_20_2" text:outline-level="2"><text:alphabetical-index-mark-start text:id="IMark229542692"/>Referencing<text:alphabetical-index-mark-end text:id="IMark22954269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4">Task</text:p>
          </table:table-cell>
          <table:table-cell table:style-name="Table56.A1" office:value-type="string">
            <text:p text:style-name="P27">var</text:p>
          </table:table-cell>
          <table:table-cell table:style-name="Table56.C1" office:value-type="string">
            <text:p text:style-name="P27">val</text:p>
          </table:table-cell>
        </table:table-row>
        <table:table-row>
          <table:table-cell table:style-name="Table56.A2" office:value-type="string">
            <text:p text:style-name="P2">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2">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2">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29542692"/>Mutation<text:alphabetical-index-mark-end text:id="IMark229542692"/></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4">Method</text:p>
          </table:table-cell>
          <table:table-cell table:style-name="Table57.B1" office:value-type="string">
            <text:p text:style-name="P14">Stack Before</text:p>
          </table:table-cell>
          <table:table-cell table:style-name="Table57.B1" office:value-type="string">
            <text:p text:style-name="P14">Stack After</text:p>
          </table:table-cell>
          <table:table-cell table:style-name="Table57.A1" office:value-type="string">
            <text:p text:style-name="P16">Description</text:p>
          </table:table-cell>
          <table:table-cell table:style-name="Table57.A1" office:value-type="string">
            <text:p text:style-name="P14">Time Used</text:p>
          </table:table-cell>
          <table:table-cell table:style-name="Table57.F1" office:value-type="string">
            <text:p text:style-name="P14">Copy Depth</text:p>
          </table:table-cell>
        </table:table-row>
        <table:table-row>
          <table:table-cell table:style-name="Table57.A2" office:value-type="string">
            <text:p text:style-name="P23"><text:alphabetical-index-mark-start text:id="IMark229337920"/>dup<text:alphabetical-index-mark-end text:id="IMark229337920"/></text:p>
          </table:table-cell>
          <table:table-cell table:style-name="Table57.A2" office:value-type="string">
            <text:p text:style-name="P23">x</text:p>
          </table:table-cell>
          <table:table-cell table:style-name="Table57.A2" office:value-type="string">
            <text:p text:style-name="P23">x x</text:p>
          </table:table-cell>
          <table:table-cell table:style-name="Table57.A2" office:value-type="string">
            <text:p text:style-name="P2">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3"><text:alphabetical-index-mark-start text:id="IMark229337920"/>copy<text:alphabetical-index-mark-end text:id="IMark229337920"/></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3"><text:alphabetical-index-mark-start text:id="IMark229337920"/>.copy<text:alphabetical-index-mark-end text:id="IMark229337920"/></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3"><text:alphabetical-index-mark-start text:id="IMark229337920"/>clone<text:alphabetical-index-mark-end text:id="IMark229337920"/></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3"><text:alphabetical-index-mark-start text:id="IMark229337920"/>.clone<text:alphabetical-index-mark-end text:id="IMark229337920"/></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8526937758407675759" text:style-name="L12">
        <text:list-item>
          <text:p text:style-name="P93">No Copying</text:p>
        </text:list-item>
        <text:list-item>
          <text:p text:style-name="P93">Shallow Copying</text:p>
        </text:list-item>
        <text:list-item>
          <text:p text:style-name="P93">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29542692"/>.clone_exclude<text:alphabetical-index-mark-end text:id="IMark22954269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4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1850824"/>try<text:alphabetical-index-mark-end text:id="IMark151850824"/> block</text:h>
      <text:p text:style-name="P1">The bare basics of an exception handled code block is:</text:p>
      <text:p text:style-name="Code"/>
      <text:p text:style-name="Code">try (dangerous code here) <text:alphabetical-index-mark-start text:id="IMark151850824"/>catch<text:alphabetical-index-mark-end text:id="IMark151850824"/>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1850824"/>?"<text:alphabetical-index-mark-end text:id="IMark15185082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1850824"/>bounce<text:alphabetical-index-mark-end text:id="IMark15185082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51850824"/>bounce<text:alphabetical-index-mark-end text:id="IMark151850824"/>”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1850824"/>finally<text:alphabetical-index-mark-end text:id="IMark151850824"/>”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1850824"/>try<text:alphabetical-index-mark-end text:id="IMark151850824"/></text:p>
      <text:p text:style-name="Code"><text:s text:c="2"/>(dangerous code)</text:p>
      <text:p text:style-name="Code">(optional) <text:alphabetical-index-mark-start text:id="IMark151850824"/>catch<text:alphabetical-index-mark-end text:id="IMark151850824"/></text:p>
      <text:p text:style-name="Code"><text:s text:c="2"/>(exception handler with optional <text:alphabetical-index-mark-start text:id="IMark151850824"/>?"<text:alphabetical-index-mark-end text:id="IMark151850824"/>Exx" and <text:alphabetical-index-mark-start text:id="IMark151847512"/>bounce<text:alphabetical-index-mark-end text:id="IMark151847512"/>)</text:p>
      <text:p text:style-name="Code">(optional) <text:alphabetical-index-mark-start text:id="IMark151847512"/>finally<text:alphabetical-index-mark-end text:id="IMark151847512"/></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1847512"/>throw"<text:alphabetical-index-mark-end text:id="IMark151847512"/>U10: Change the combination on my luggage!"</text:p>
      <text:p text:style-name="Code"><text:s text:c="2"/>then ;</text:p>
      <text:p text:style-name="Code"/>
      <text:p text:style-name="P1">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51847512"/>.throw<text:alphabetical-index-mark-end text:id="IMark151847512"/></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29">Code</text:p>
            </table:table-cell>
            <table:covered-table-cell/>
            <table:covered-table-cell/>
            <table:table-cell table:style-name="Table21.D1" office:value-type="string">
              <text:p text:style-name="P28">Description</text:p>
            </table:table-cell>
          </table:table-row>
        </table:table-header-rows>
        <table:table-row table:style-name="Table21.1">
          <table:table-cell table:style-name="Table21.A2" office:value-type="string">
            <text:p text:style-name="P31">F</text:p>
          </table:table-cell>
          <table:table-cell table:style-name="Table21.A2" office:value-type="string">
            <text:p text:style-name="P31"/>
          </table:table-cell>
          <table:table-cell table:style-name="Table21.A2" office:value-type="string">
            <text:p text:style-name="P31"/>
          </table:table-cell>
          <table:table-cell table:style-name="Table21.D2" office:value-type="string">
            <text:p text:style-name="P34">Generic fOOrth Native Exception Code for All Errors.</text:p>
          </table:table-cell>
        </table:table-row>
        <table:table-row table:style-name="Table21.1">
          <table:table-cell table:style-name="Table21.A2" office:value-type="string">
            <text:p text:style-name="P33"/>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5"/>
          </table:table-cell>
        </table:table-row>
        <table:table-row table:style-name="Table21.1">
          <table:table-cell table:style-name="Table21.A2" office:value-type="string">
            <text:p text:style-name="P31">F</text:p>
          </table:table-cell>
          <table:table-cell table:style-name="Table21.A2" office:value-type="string">
            <text:p text:style-name="P31">1</text:p>
          </table:table-cell>
          <table:table-cell table:style-name="Table21.A2" office:value-type="string">
            <text:p text:style-name="P31"/>
          </table:table-cell>
          <table:table-cell table:style-name="Table21.D2" office:value-type="string">
            <text:p text:style-name="P34">Compile Time Errors.</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0</text:p>
          </table:table-cell>
          <table:table-cell table:style-name="Table21.D2" office:value-type="string">
            <text:p text:style-name="P25">Syntax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1</text:p>
          </table:table-cell>
          <table:table-cell table:style-name="Table21.D2" office:value-type="string">
            <text:p text:style-name="P25">Specification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2</text:p>
          </table:table-cell>
          <table:table-cell table:style-name="Table21.D2" office:value-type="string">
            <text:p text:style-name="P25">Control Structure Nesting Error</text:p>
          </table:table-cell>
        </table:table-row>
        <table:table-row table:style-name="Table21.1">
          <table:table-cell table:style-name="Table21.A2" office:value-type="string">
            <text:p text:style-name="P36">F</text:p>
          </table:table-cell>
          <table:table-cell table:style-name="Table21.A2" office:value-type="string">
            <text:p text:style-name="P36">1</text:p>
          </table:table-cell>
          <table:table-cell table:style-name="Table21.A1" office:value-type="string">
            <text:p text:style-name="P36">3</text:p>
          </table:table-cell>
          <table:table-cell table:style-name="Table21.D2" office:value-type="string">
            <text:p text:style-name="P40">Invalid Operation for Target.</text:p>
          </table:table-cell>
        </table:table-row>
        <table:table-row table:style-name="Table21.1">
          <table:table-cell table:style-name="Table21.A2" office:value-type="string">
            <text:p text:style-name="P38"/>
          </table:table-cell>
          <table:table-cell table:style-name="Table21.A2" office:value-type="string">
            <text:p text:style-name="P38"/>
          </table:table-cell>
          <table:table-cell table:style-name="Table21.A2" office:value-type="string">
            <text:p text:style-name="P38"/>
          </table:table-cell>
          <table:table-cell table:style-name="Table21.D2" office:value-type="string">
            <text:p text:style-name="P42"/>
          </table:table-cell>
        </table:table-row>
        <table:table-row table:style-name="Table21.1">
          <table:table-cell table:style-name="Table21.A2" office:value-type="string">
            <text:p text:style-name="P31">F</text:p>
          </table:table-cell>
          <table:table-cell table:style-name="Table21.A2" office:value-type="string">
            <text:p text:style-name="P31">2</text:p>
          </table:table-cell>
          <table:table-cell table:style-name="Table21.A2" office:value-type="string">
            <text:p text:style-name="P31"/>
          </table:table-cell>
          <table:table-cell table:style-name="Table21.D2" office:value-type="string">
            <text:p text:style-name="P34">Message Passing Errors</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0</text:p>
          </table:table-cell>
          <table:table-cell table:style-name="Table21.D2" office:value-type="string">
            <text:p text:style-name="P25">Message Not Understood by the Receiver.</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1</text:p>
          </table:table-cell>
          <table:table-cell table:style-name="Table21.D2" office:value-type="string">
            <text:p text:style-name="P25">Control Structure is Not Supported by the Receive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3</text:p>
          </table:table-cell>
          <table:table-cell table:style-name="Table21.A2" office:value-type="string">
            <text:p text:style-name="P31"/>
          </table:table-cell>
          <table:table-cell table:style-name="Table21.D2" office:value-type="string">
            <text:p text:style-name="P34">Data Underflow Errors</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0</text:p>
          </table:table-cell>
          <table:table-cell table:style-name="Table21.D2" office:value-type="string">
            <text:p text:style-name="P25">Virtual Machine Data Stack Underflow</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1</text:p>
          </table:table-cell>
          <table:table-cell table:style-name="Table21.D2" office:value-type="string">
            <text:p text:style-name="P25">Stack/Queue Underflow</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43">F</text:p>
          </table:table-cell>
          <table:table-cell table:style-name="Table21.A2" office:value-type="string">
            <text:p text:style-name="P43">4</text:p>
          </table:table-cell>
          <table:table-cell table:style-name="Table21.A2" office:value-type="string">
            <text:p text:style-name="P43">0</text:p>
          </table:table-cell>
          <table:table-cell table:style-name="Table21.D2" office:value-type="string">
            <text:p text:style-name="P25">Data Conversion Erro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5</text:p>
          </table:table-cell>
          <table:table-cell table:style-name="Table21.A2" office:value-type="string">
            <text:p text:style-name="P31"/>
          </table:table-cell>
          <table:table-cell table:style-name="Table21.D2" office:value-type="string">
            <text:p text:style-name="P34">I/O Errors</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0</text:p>
          </table:table-cell>
          <table:table-cell table:style-name="Table21.D2" office:value-type="string">
            <text:p text:style-name="P25">Error Opening a File for Reading</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1</text:p>
          </table:table-cell>
          <table:table-cell table:style-name="Table21.D2" office:value-type="string">
            <text:p text:style-name="P25">Error Opening a File for Writing</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6</text:p>
          </table:table-cell>
          <table:table-cell table:style-name="Table21.A2" office:value-type="string">
            <text:p text:style-name="P31"/>
          </table:table-cell>
          <table:table-cell table:style-name="Table21.D2" office:value-type="string">
            <text:p text:style-name="P34">Thread Errors</text:p>
          </table:table-cell>
        </table:table-row>
        <table:table-row table:style-name="Table21.1">
          <table:table-cell table:style-name="Table21.A2" office:value-type="string">
            <text:p text:style-name="P43">F</text:p>
          </table:table-cell>
          <table:table-cell table:style-name="Table21.A2" office:value-type="string">
            <text:p text:style-name="P43">6</text:p>
          </table:table-cell>
          <table:table-cell table:style-name="Table21.A2" office:value-type="string">
            <text:p text:style-name="P43">0</text:p>
          </table:table-cell>
          <table:table-cell table:style-name="Table21.D2" office:value-type="string">
            <text:p text:style-name="P25">Duplicate Virtual Machines</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6">F</text:p>
          </table:table-cell>
          <table:table-cell table:style-name="Table21.A2" office:value-type="string">
            <text:p text:style-name="P36">9</text:p>
          </table:table-cell>
          <table:table-cell table:style-name="Table21.A2" office:value-type="string">
            <text:p text:style-name="P36">0</text:p>
          </table:table-cell>
          <table:table-cell table:style-name="Table21.D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29">Code</text:p>
            </table:table-cell>
            <table:covered-table-cell/>
            <table:covered-table-cell/>
            <table:table-cell table:style-name="Table22.D1" office:value-type="string">
              <text:p text:style-name="P28">Description</text:p>
            </table:table-cell>
          </table:table-row>
        </table:table-header-rows>
        <table:table-row table:style-name="Table22.1">
          <table:table-cell table:style-name="Table22.A2" office:value-type="string">
            <text:p text:style-name="P36">A</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Generic Application Errors.</text:p>
          </table:table-cell>
        </table:table-row>
        <table:table-row table:style-name="Table22.1">
          <table:table-cell table:style-name="Table22.A2" office:value-type="string">
            <text:p text:style-name="P36">C</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Communication Errors.</text:p>
          </table:table-cell>
        </table:table-row>
        <table:table-row table:style-name="Table22.1">
          <table:table-cell table:style-name="Table22.A2" office:value-type="string">
            <text:p text:style-name="P36">D</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base Errors.</text:p>
          </table:table-cell>
        </table:table-row>
        <table:table-row table:style-name="Table22.1">
          <table:table-cell table:style-name="Table22.A2" office:value-type="string">
            <text:p text:style-name="P36">E</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 Entry Errors.</text:p>
          </table:table-cell>
        </table:table-row>
        <table:table-row table:style-name="Table22.1">
          <table:table-cell table:style-name="Table22.A2" office:value-type="string">
            <text:p text:style-name="P36">I</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Internal Errors.</text:p>
          </table:table-cell>
        </table:table-row>
        <table:table-row table:style-name="Table22.1">
          <table:table-cell table:style-name="Table22.A2" office:value-type="string">
            <text:p text:style-name="P36">N</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Network Errors.</text:p>
          </table:table-cell>
        </table:table-row>
        <table:table-row table:style-name="Table22.1">
          <table:table-cell table:style-name="Table22.A2" office:value-type="string">
            <text:p text:style-name="P36">U</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ser/Authentication Errors.</text:p>
          </table:table-cell>
        </table:table-row>
        <table:table-row table:style-name="Table22.1">
          <table:table-cell table:style-name="Table22.A2" office:value-type="string">
            <text:p text:style-name="P36">X</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29">Code</text:p>
            </table:table-cell>
            <table:covered-table-cell/>
            <table:covered-table-cell/>
            <table:table-cell table:style-name="Table55.A1" office:value-type="string">
              <text:p text:style-name="P29"/>
            </table:table-cell>
            <table:table-cell table:style-name="Table55.A1" office:value-type="string">
              <text:p text:style-name="P30">Subcode</text:p>
            </table:table-cell>
            <table:table-cell table:style-name="Table55.F1" office:value-type="string">
              <text:p text:style-name="P28">Description</text:p>
            </table:table-cell>
          </table:table-row>
        </table:table-header-rows>
        <table:table-row table:style-name="Table55.1">
          <table:table-cell table:style-name="Table55.A2" office:value-type="string">
            <text:p text:style-name="P31">S</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Signal Exceptions.</text:p>
          </table:table-cell>
        </table:table-row>
        <table:table-row table:style-name="Table55.1">
          <table:table-cell table:style-name="Table55.A2" office:value-type="string">
            <text:p text:style-name="P36">S</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terrupt (Typically Control-C)</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All Standard Errors.</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Argument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Gem::Requirement::Bad Requirement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Encoding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ncoding::Compatibilit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Encoding::Converter Not Found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3</text:p>
          </table:table-cell>
          <table:table-cell table:style-name="Table55.F2" office:value-type="string">
            <text:p text:style-name="P40">Encoding::Invalid Byte Sequence Error</text:p>
          </table:table-cell>
        </table:table-row>
        <text:soft-page-break/>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4</text:p>
          </table:table-cell>
          <table:table-cell table:style-name="Table55.F2" office:value-type="string">
            <text:p text:style-name="P40">Encoding::Undefined Convers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Fiber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O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OF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dex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Ke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Stop Iter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6</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Local Jump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7</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Math::Domai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Nam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No Method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ang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Float Domai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0</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egular Expressio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untim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Gem::Exception</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1</text:p>
          </table:table-cell>
          <table:table-cell table:style-name="Table55.F28" office:value-type="string">
            <text:p text:style-name="P40">Gem::Command Lin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2</text:p>
          </table:table-cell>
          <table:table-cell table:style-name="Table55.F28" office:value-type="string">
            <text:p text:style-name="P40">Gem::Dependency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3</text:p>
          </table:table-cell>
          <table:table-cell table:style-name="Table55.F28" office:value-type="string">
            <text:p text:style-name="P40">Gem::Dependency Remova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4</text:p>
          </table:table-cell>
          <table:table-cell table:style-name="Table55.F2" office:value-type="string">
            <text:p text:style-name="P41">Gem::Dependency Resolut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5</text:p>
          </table:table-cell>
          <table:table-cell table:style-name="Table55.F2" office:value-type="string">
            <text:p text:style-name="P41">Gem::Document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6</text:p>
          </table:table-cell>
          <table:table-cell table:style-name="Table55.F2" office:value-type="string">
            <text:p text:style-name="P40">Gem::End Of YAM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7</text:p>
          </table:table-cell>
          <table:table-cell table:style-name="Table55.F2" office:value-type="string">
            <text:p text:style-name="P40">Gem::File Permiss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8</text:p>
          </table:table-cell>
          <table:table-cell table:style-name="Table55.F2" office:value-type="string">
            <text:p text:style-name="P40">Gem::Format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text:p>
          </table:table-cell>
          <table:table-cell table:style-name="Table55.F2" office:value-type="string">
            <text:p text:style-name="P40">Gem::Gem Not Found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01</text:p>
          </table:table-cell>
          <table:table-cell table:style-name="Table55.F2" office:value-type="string">
            <text:p text:style-name="P40">Gem::Specific Gem Not Found Exception</text:p>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0</text:p>
          </table:table-cell>
          <table:table-cell table:style-name="Table55.F2" office:value-type="string">
            <text:p text:style-name="P40">Gem::Gem Not In Hom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1</text:p>
          </table:table-cell>
          <table:table-cell table:style-name="Table55.F2" office:value-type="string">
            <text:p text:style-name="P40">Gem::Impossible Dependencies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2</text:p>
          </table:table-cell>
          <table:table-cell table:style-name="Table55.F2" office:value-type="string">
            <text:p text:style-name="P40">Gem::Install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3</text:p>
          </table:table-cell>
          <table:table-cell table:style-name="Table55.F2" office:value-type="string">
            <text:p text:style-name="P40">Gem::Invalid Specification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4</text:p>
          </table:table-cell>
          <table:table-cell table:style-name="Table55.F2" office:value-type="string">
            <text:p text:style-name="P40">Gem::Operation Not Supported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5</text:p>
          </table:table-cell>
          <table:table-cell table:style-name="Table55.F2" office:value-type="string">
            <text:p text:style-name="P40">Gem::Remote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6</text:p>
          </table:table-cell>
          <table:table-cell table:style-name="Table55.F2" office:value-type="string">
            <text:p text:style-name="P40">Gem::Remote Installation Cancel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7</text:p>
          </table:table-cell>
          <table:table-cell table:style-name="Table55.F2" office:value-type="string">
            <text:p text:style-name="P40">Gem::Remote Installation Skipp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8</text:p>
          </table:table-cell>
          <table:table-cell table:style-name="Table55.F2" office:value-type="string">
            <text:p text:style-name="P40">Gem::Remote Sourc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9</text:p>
          </table:table-cell>
          <table:table-cell table:style-name="Table55.F2" office:value-type="string">
            <text:p text:style-name="P40">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0</text:p>
          </table:table-cell>
          <table:table-cell table:style-name="Table55.F2" office:value-type="string">
            <text:p text:style-name="P40">Gem::Unsatisfiable Dependency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1</text:p>
          </table:table-cell>
          <table:table-cell table:style-name="Table55.F2" office:value-type="string">
            <text:p text:style-name="P40">Gem::Verific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1</text:p>
          </table:table-cell>
          <table:table-cell table:style-name="Table55.A2" office:value-type="string">
            <text:p text:style-name="P31">2</text:p>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2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CCE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INUS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NOTAVAI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LREAD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ADF</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US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HIL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ABORT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FUS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ADLK</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STADDRR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O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QUO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EXIS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AUL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LS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T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VA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LOO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LIN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SGSIZ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AMETOOLON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BU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N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XE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L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MEM</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PROTOOP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P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Y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EMP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S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X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OPNOTSUP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ER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CLI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TY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ANG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EMOT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O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HU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OCKT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R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TA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IMEDOU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OOMANYRE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USER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X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NOERROR</text:p>
          </table:table-cell>
          <table:table-cell table:style-name="Table55.F2" office:value-type="string">
            <text:p text:style-name="P40">Nothing to see here. Move along, move along.</text:p>
          </table:table-cell>
        </table:table-row>
        <text:soft-page-break/>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hread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ype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1">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1">Object</text:p>
      <text:p text:style-name="P51"><text:tab/>Array</text:p>
      <text:p text:style-name="P51"><text:tab/>Class</text:p>
      <text:p text:style-name="P51"><text:tab/>FalseClass</text:p>
      <text:p text:style-name="P51"><text:tab/>Hash</text:p>
      <text:p text:style-name="P51"><text:tab/>InStream</text:p>
      <text:p text:style-name="P51"><text:tab/>NilClass</text:p>
      <text:p text:style-name="P51"><text:tab/>Numeric</text:p>
      <text:p text:style-name="P51"><text:tab/><text:tab/>Complex</text:p>
      <text:p text:style-name="P51"><text:tab/><text:tab/>Float</text:p>
      <text:p text:style-name="P51"><text:tab/><text:tab/>Integer</text:p>
      <text:p text:style-name="P51"><text:tab/><text:tab/><text:tab/>Bignum</text:p>
      <text:p text:style-name="P51"><text:tab/><text:tab/><text:tab/>Fixnum</text:p>
      <text:p text:style-name="P51"><text:tab/><text:tab/>Rational</text:p>
      <text:p text:style-name="P51"><text:tab/>OutStream</text:p>
      <text:p text:style-name="P51"><text:tab/>Procedure</text:p>
      <text:p text:style-name="P51"><text:tab/>Queue</text:p>
      <text:p text:style-name="P51"><text:tab/>String</text:p>
      <text:p text:style-name="P51"><text:tab/>Thread</text:p>
      <text:p text:style-name="P51"><text:tab/>TrueClass</text:p>
      <text:p text:style-name="P51"><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51979920"/>Classes<text:alphabetical-index-mark-end text:id="IMark151979920"/></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51979920"/>Inheritance<text:alphabetical-index-mark-end text:id="IMark151979920"/></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51979920"/>Methods<text:alphabetical-index-mark-end text:id="IMark151979920"/></text:h>
      <text:p text:style-name="P1">All code in fOOrth is contained in methods. A method is a fragment of code that an object uses to respond to a message that has been sent to that object. In fOOrth there are three sorts of methods:</text:p>
      <text:list xml:id="list6953965517001735758" text:style-name="L13">
        <text:list-item>
          <text:p text:style-name="P77">Shared: Methods that are common to all instances of the class that contains them.</text:p>
        </text:list-item>
        <text:list-item>
          <text:p text:style-name="P77">Exclusive: Methods that are defined for one and only one object (and all of its clones that are created <text:span text:style-name="T2">after</text:span> the exclusive method is defined.).</text:p>
        </text:list-item>
        <text:list-item>
          <text:p text:style-name="P77">Local: Methods that are created in a context and are accessible only in that context. When the context concludes, these methods are no longer accessible.</text:p>
        </text:list-item>
      </text:list>
      <text:h text:style-name="Heading_20_2" text:outline-level="2"><text:alphabetical-index-mark-start text:id="IMark151850824"/>Late Binding<text:alphabetical-index-mark-end text:id="IMark151850824"/> and <text:alphabetical-index-mark-start text:id="IMark151847512"/>Polymorphism<text:alphabetical-index-mark-end text:id="IMark151847512"/></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51847512"/>Prototypes<text:alphabetical-index-mark-end text:id="IMark151847512"/></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51847512"/>Method Mapping<text:alphabetical-index-mark-end text:id="IMark15184751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2650559971342601509" text:style-name="L14">
        <text:list-item>
          <text:p text:style-name="P78">The strings used by fOOrth needed to be converted to Ruby symbols to allow code to be executed in Ruby.</text:p>
        </text:list-item>
        <text:list-item>
          <text:p text:style-name="P7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7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1850824"/>SymbolMap<text:alphabetical-index-mark-end text:id="IMark151850824"/> class. This class creates mappings in one of two ways:</text:p>
      <text:list xml:id="list8818205644259074005" text:style-name="L15">
        <text:list-item>
          <text:p text:style-name="P7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5">Symbol Map Entries =</text:p>
      <text:p text:style-name="P55">&lt;<text:span text:style-name="T2">voluminous output deleted</text:span>&gt;</text:p>
      <text:p text:style-name="P55"/>
      <text:p text:style-name="P1">An example of the output of the )entries command is found in the section Appendix A – Symbol Glossary.</text:p>
      <text:p text:style-name="P1"/>
      <text:p text:style-name="P1"/>
      <text:h text:style-name="Heading_20_1" text:outline-level="1"><text:alphabetical-index-mark-start text:id="IMark151850824"/>Routing<text:alphabetical-index-mark-end text:id="IMark151850824"/></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3144167161183991928" text:style-name="L16">
        <text:list-item>
          <text:p text:style-name="P80">The defining word used to create the method.</text:p>
        </text:list-item>
        <text:list-item>
          <text:p text:style-name="P80">The receiver of the defining word used to create the method.</text:p>
        </text:list-item>
        <text:list-item>
          <text:p text:style-name="P8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ext:soft-page-break/>The lead character determines the routing:</text:p>
      <text:list xml:id="list4583718029741996772" text:style-name="L17">
        <text:list-item>
          <text:p text:style-name="P81">“.” - indicates that the message is routed to the top-of-stack element (TOS)</text:p>
        </text:list-item>
        <text:list-item>
          <text:p text:style-name="P81">“~” - indicates that the message is routed to the “self” entity of the method (see the section Self below). Since these messages are only routed to the object itself, they are in effect private methods.</text:p>
        </text:list-item>
        <text:list-item>
          <text:p text:style-name="P8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he lead character determines the routing:</text:p>
      <text:list xml:id="list32716633" text:continue-numbering="true" text:style-name="L17">
        <text:list-item>
          <text:p text:style-name="P81">“.” - indicates that the message is routed to the top-of-stack element (TOS)</text:p>
        </text:list-item>
        <text:list-item>
          <text:p text:style-name="P81">“~” - indicates that the message is routed to the “self” entity of the method (see the section Self below). Since these messages are only routed to the object itself, they are in effect private methods.</text:p>
        </text:list-item>
        <text:list-item>
          <text:p text:style-name="P8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Defining Word</text:p>
          </table:table-cell>
          <table:table-cell table:style-name="Table9.A1" office:value-type="string">
            <text:p text:style-name="P14">DW Receiver</text:p>
          </table:table-cell>
          <table:table-cell table:style-name="Table9.A1" office:value-type="string">
            <text:p text:style-name="P14">Method Name</text:p>
          </table:table-cell>
          <table:table-cell table:style-name="Table9.A1" office:value-type="string">
            <text:p text:style-name="P14">Message Routing</text:p>
          </table:table-cell>
          <table:table-cell table:style-name="Table9.E1" office:value-type="string">
            <text:p text:style-name="P15">Notes</text:p>
          </table:table-cell>
        </table:table-row>
        <table:table-row table:style-name="Table9.1">
          <table:table-cell table:style-name="Table9.A2" office:value-type="string">
            <text:p text:style-name="P14"><text:alphabetical-index-mark-start text:id="IMark151879280"/>:<text:alphabetical-index-mark-end text:id="IMark151879280"/></text:p>
          </table:table-cell>
          <table:table-cell table:style-name="Table9.A2" office:value-type="string">
            <text:p text:style-name="P13">N/A</text:p>
          </table:table-cell>
          <table:table-cell table:style-name="Table9.A2" office:value-type="string">
            <text:p text:style-name="P20">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4"><text:alphabetical-index-mark-start text:id="IMark151879280"/>.:<text:alphabetical-index-mark-end text:id="IMark151879280"/></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4"><text:alphabetical-index-mark-start text:id="IMark151879280"/>.::<text:alphabetical-index-mark-end text:id="IMark151879280"/></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office:value-type="string">
            <text:p text:style-name="P50">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0">other</text:p>
          </table:table-cell>
          <table:table-cell table:style-name="Table9.A2" office:value-type="string">
            <text:p text:style-name="P13">Context</text:p>
          </table:table-cell>
          <table:table-cell table:style-name="Table9.E2" office:value-type="string">
            <text:p text:style-name="P24">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229541156"/>do_map_name<text:alphabetical-index-mark-end text:id="IMark229541156"/><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1092032"/>F10: <text:change-end text:change-id="ct231092032"/>?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229541156"/>self<text:alphabetical-index-mark-end text:id="IMark229541156"/>” method gives the programmer explicit access to this owning object. Let's try this from the console:</text:p>
      <text:p text:style-name="Code"/>
      <text:p text:style-name="Code">&gt;<text:span text:style-name="T11">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1">: show_self self .name . ;</text:span></text:p>
      <text:p text:style-name="Code"/>
      <text:p text:style-name="Code">&gt;<text:span text:style-name="T11">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1">class: MyClass MyClass .: .show_self self .name . ;</text:span></text:p>
      <text:p text:style-name="Code"/>
      <text:p text:style-name="Code">&gt;<text:span text:style-name="T11">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1449634881929170697" text:style-name="L18">
        <text:list-item>
          <text:p text:style-name="P8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2">For TOS routed methods, access to self is as simple as “self .method_name”. This was done in the MyClass example above. The self value is a free value that does not to be declared.</text:p>
        </text:list-item>
        <text:list-item>
          <text:p text:style-name="P82">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2">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29541156"/>.with{<text:alphabetical-index-mark-end text:id="IMark229541156"/> … } construction. A few simple examples:</text:p>
      <text:p text:style-name="Code"/>
      <text:p text:style-name="Code">&gt;<text:span text:style-name="T11">"Test String" .with{ self .name . }</text:span></text:p>
      <text:p text:style-name="Code">String instance</text:p>
      <text:p text:style-name="Code">&gt;<text:span text:style-name="T11">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8155763678509146308" text:style-name="L19">
        <text:list-item>
          <text:p text:style-name="P83">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3">A .where{ … } clause can be used to take a value and give easy access to that value within the executed block without having to create a local value.</text:p>
        </text:list-item>
        <text:list-item>
          <text:p text:style-name="P83">Access to the self value is generally faster than other forms of access. Thus this construct can yield performance enhancements.</text:p>
        </text:list-item>
      </text:list>
      <text:p text:style-name="P1"/>
      <text:h text:style-name="Heading_20_1" text:outline-level="1"><text:alphabetical-index-mark-start text:id="IMark229541156"/>Boolean<text:alphabetical-index-mark-end text:id="IMark22954115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3">False Values</text:p>
          </table:table-cell>
          <table:table-cell table:style-name="Table117.B1" office:value-type="string">
            <text:p text:style-name="P13">True Values</text:p>
          </table:table-cell>
        </table:table-row>
        <table:table-row>
          <table:table-cell table:style-name="Table117.A2" office:value-type="string">
            <text:p text:style-name="P13">false</text:p>
            <text:p text:style-name="P13">nil</text:p>
          </table:table-cell>
          <table:table-cell table:style-name="Table117.B2" office:value-type="string">
            <text:p text:style-name="P13">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3">False Processing</text:p>
          </table:table-cell>
          <table:table-cell table:style-name="Table118.B1" office:value-type="string">
            <text:p text:style-name="P13">True Processing</text:p>
          </table:table-cell>
        </table:table-row>
        <table:table-row>
          <table:table-cell table:style-name="Table118.A2" office:value-type="string">
            <text:p text:style-name="P13"><text:alphabetical-index-mark-start text:id="IMark229541300"/>FalseClass<text:alphabetical-index-mark-end text:id="IMark229541300"/></text:p>
            <text:p text:style-name="P13"><text:alphabetical-index-mark-start text:id="IMark229541300"/>NilClass<text:alphabetical-index-mark-end text:id="IMark229541300"/></text:p>
          </table:table-cell>
          <table:table-cell table:style-name="Table118.B2" office:value-type="string">
            <text:p text:style-name="P13"><text:alphabetical-index-mark-start text:id="IMark229541300"/>Object<text:alphabetical-index-mark-end text:id="IMark229541300"/></text:p>
          </table:table-cell>
        </table:table-row>
      </table:table>
      <text:p text:style-name="P10"/>
      <text:p text:style-name="P11">Note that while false processing occurs in FalseClass and NilClass, true processing occurs in Object and not <text:alphabetical-index-mark-start text:id="IMark229541156"/>TrueClass<text:alphabetical-index-mark-end text:id="IMark229541156"/>.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229541156"/>Numeric<text:alphabetical-index-mark-end text:id="IMark22954115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5">Class</text:p>
          </table:table-cell>
          <table:table-cell table:style-name="Table119.B1" office:value-type="string">
            <text:p text:style-name="P1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451260169774529010" text:style-name="L20">
        <text:list-item>
          <text:p text:style-name="P84">Integer defines a few “bit” oriented operations that are specific to whole numbers.</text:p>
        </text:list-item>
        <text:list-item>
          <text:p text:style-name="P8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229541156"/>Array<text:alphabetical-index-mark-end text:id="IMark229541156"/></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1">Some points of interest:</text:p>
      <text:list xml:id="list8400262822497620709" text:style-name="L21">
        <text:list-item>
          <text:p text:style-name="P85">The first two examples both create “empty” arrays with zero data elements. </text:p>
        </text:list-item>
        <text:list-item>
          <text:p text:style-name="P85">Array data do NOT need to be the same “type” of data. Mixing is allowed. </text:p>
        </text:list-item>
        <text:list-item>
          <text:p text:style-name="P85">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text:soft-page-break/>[1, 4, 9, 16, 25, 36, 49, 64, 81, 100]</text:p>
      <text:list xml:id="list8294599371625470273" text:style-name="L22">
        <text:list-item>
          <text:p text:style-name="P86">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29541300"/>.new<text:alphabetical-index-mark-end text:id="IMark229541300"/> [[]] </text:h>
            <text:p text:style-name="Text_20_body">Routing:<text:span text:style-name="T12">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5">Code</text:p>
          </table:table-cell>
          <table:table-cell table:style-name="Table59.B2" office:value-type="string">
            <text:p text:style-name="P15">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29541300"/>.new{<text:alphabetical-index-mark-end text:id="IMark229541300"/> … } [[d<text:span text:style-name="T6">1</text:span>, d<text:span text:style-name="T6">2</text:span>, d<text:span text:style-name="T6">3</text:span> … d<text:span text:style-name="T6">size</text:span>]]</text:h>
            <text:p text:style-name="Text_20_body">Routing:<text:span text:style-name="T12">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5">Code</text:p>
          </table:table-cell>
          <table:table-cell table:style-name="Table62.B2" office:value-type="string">
            <text:p text:style-name="P15">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229541300"/>x<text:alphabetical-index-mark-end text:id="IMark229541300"/> [current_element_index]</text:h>
            <text:p text:style-name="Text_20_body">Routing:<text:span text:style-name="T12">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229541300"/>}<text:alphabetical-index-mark-end text:id="IMark229541300"/> [ (see above) ]</text:h>
            <text:p text:style-name="Text_20_body">Routing:<text:span text:style-name="T12">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229541300"/>.new_size<text:alphabetical-index-mark-end text:id="IMark229541300"/> [[0<text:span text:style-name="T6">1</text:span>, 0<text:span text:style-name="T6">2</text:span>, 0<text:span text:style-name="T6">3</text:span> … 0<text:span text:style-name="T6">size</text:span>]]</text:h>
            <text:p text:style-name="Text_20_body">Routing:<text:span text:style-name="T12">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29541300"/>.new_value<text:alphabetical-index-mark-end text:id="IMark229541300"/> [[value]]</text:h>
            <text:p text:style-name="Text_20_body">Routing:<text:span text:style-name="T12">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5">Code</text:p>
          </table:table-cell>
          <table:table-cell table:style-name="Table64.B2" office:value-type="string">
            <text:p text:style-name="P1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29541300"/>.new_values<text:alphabetical-index-mark-end text:id="IMark229541300"/> [[value<text:span text:style-name="T6">1</text:span>, value<text:span text:style-name="T6">2</text:span>, value<text:span text:style-name="T6">3</text:span> … value<text:span text:style-name="T6">size</text:span>]]</text:h>
            <text:p text:style-name="Text_20_body">Routing:<text:span text:style-name="T12">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5">Code</text:p>
          </table:table-cell>
          <table:table-cell table:style-name="Table65.B2" office:value-type="string">
            <text:p text:style-name="P15">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229541300"/>!<text:alphabetical-index-mark-end text:id="IMark22954130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5">Code</text:p>
          </table:table-cell>
          <table:table-cell table:style-name="Table66.B2" office:value-type="string">
            <text:p text:style-name="P1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29541300"/>+<text:alphabetical-index-mark-end text:id="IMark22954130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5">Code</text:p>
          </table:table-cell>
          <table:table-cell table:style-name="Table67.B2" office:value-type="string">
            <text:p text:style-name="P15">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29541300"/>.+left<text:alphabetical-index-mark-end text:id="IMark22954130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5">Code</text:p>
          </table:table-cell>
          <table:table-cell table:style-name="Table68.B2" office:value-type="string">
            <text:p text:style-name="P15">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229541300"/>.+mid<text:alphabetical-index-mark-end text:id="IMark22954130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5">Code</text:p>
          </table:table-cell>
          <table:table-cell table:style-name="Table69.B2" office:value-type="string">
            <text:p text:style-name="P1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29541300"/>.+midlr<text:alphabetical-index-mark-end text:id="IMark22954130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5">Code</text:p>
          </table:table-cell>
          <table:table-cell table:style-name="Table70.B2" office:value-type="string">
            <text:p text:style-name="P1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29541300"/>.+right<text:alphabetical-index-mark-end text:id="IMark229541300"/>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5">Code</text:p>
          </table:table-cell>
          <table:table-cell table:style-name="Table71.B2" office:value-type="string">
            <text:p text:style-name="P1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229541300"/>.-left<text:alphabetical-index-mark-end text:id="IMark229541300"/>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5">Code</text:p>
          </table:table-cell>
          <table:table-cell table:style-name="Table72.B2" office:value-type="string">
            <text:p text:style-name="P1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29541300"/>.-mid<text:alphabetical-index-mark-end text:id="IMark229541300"/>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5">Code</text:p>
          </table:table-cell>
          <table:table-cell table:style-name="Table73.B2" office:value-type="string">
            <text:p text:style-name="P1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29541300"/>.-midlr<text:alphabetical-index-mark-end text:id="IMark229541300"/>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5">Code</text:p>
          </table:table-cell>
          <table:table-cell table:style-name="Table74.B2" office:value-type="string">
            <text:p text:style-name="P1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29541300"/>.-right<text:alphabetical-index-mark-end text:id="IMark229541300"/>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5">Code</text:p>
          </table:table-cell>
          <table:table-cell table:style-name="Table75.B2" office:value-type="string">
            <text:p text:style-name="P1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229541300"/>.[]!<text:alphabetical-index-mark-end text:id="IMark229541300"/>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5">Code</text:p>
          </table:table-cell>
          <table:table-cell table:style-name="Table76.B2" office:value-type="string">
            <text:p text:style-name="P15">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229541300"/>.[]@<text:alphabetical-index-mark-end text:id="IMark229541300"/>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5">Code</text:p>
          </table:table-cell>
          <table:table-cell table:style-name="Table77.B2" office:value-type="string">
            <text:p text:style-name="P1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229541300"/>.left<text:alphabetical-index-mark-end text:id="IMark229541300"/>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5">Code</text:p>
          </table:table-cell>
          <table:table-cell table:style-name="Table78.B2" office:value-type="string">
            <text:p text:style-name="P1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29541300"/>.length<text:alphabetical-index-mark-end text:id="IMark22954130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5">Code</text:p>
          </table:table-cell>
          <table:table-cell table:style-name="Table79.B2" office:value-type="string">
            <text:p text:style-name="P1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229541300"/>.max<text:alphabetical-index-mark-end text:id="IMark22954130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5">Code</text:p>
          </table:table-cell>
          <table:table-cell table:style-name="Table80.B2" office:value-type="string">
            <text:p text:style-name="P1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29541300"/>.mid<text:alphabetical-index-mark-end text:id="IMark22954130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5">Code</text:p>
          </table:table-cell>
          <table:table-cell table:style-name="Table81.B2" office:value-type="string">
            <text:p text:style-name="P1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29541300"/>.midlr<text:alphabetical-index-mark-end text:id="IMark22954130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5">Code</text:p>
          </table:table-cell>
          <table:table-cell table:style-name="Table82.B2" office:value-type="string">
            <text:p text:style-name="P1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229541300"/>.min<text:alphabetical-index-mark-end text:id="IMark22954130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5">Code</text:p>
          </table:table-cell>
          <table:table-cell table:style-name="Table83.B2" office:value-type="string">
            <text:p text:style-name="P1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29541300"/>.pp<text:alphabetical-index-mark-end text:id="IMark22954130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5">Code</text:p>
          </table:table-cell>
          <table:table-cell table:style-name="Table84.B2" office:value-type="string">
            <text:p text:style-name="P1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29541300"/>.reverse<text:alphabetical-index-mark-end text:id="IMark22954130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5">Code</text:p>
          </table:table-cell>
          <table:table-cell table:style-name="Table85.B2" office:value-type="string">
            <text:p text:style-name="P1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229541300"/>.right<text:alphabetical-index-mark-end text:id="IMark229541300"/>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5">Code</text:p>
          </table:table-cell>
          <table:table-cell table:style-name="Table86.B2" office:value-type="string">
            <text:p text:style-name="P1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29541300"/>.shuffle<text:alphabetical-index-mark-end text:id="IMark22954130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5">Code</text:p>
          </table:table-cell>
          <table:table-cell table:style-name="Table87.B2" office:value-type="string">
            <text:p text:style-name="P1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29541300"/>.sort<text:alphabetical-index-mark-end text:id="IMark22954130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5">Code</text:p>
          </table:table-cell>
          <table:table-cell table:style-name="Table88.B2" office:value-type="string">
            <text:p text:style-name="P1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229541300"/>.strmax<text:alphabetical-index-mark-end text:id="IMark22954130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5">Code</text:p>
          </table:table-cell>
          <table:table-cell table:style-name="Table89.B2" office:value-type="string">
            <text:p text:style-name="P1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229541300"/>&lt;&lt;<text:alphabetical-index-mark-end text:id="IMark22954130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5">Code</text:p>
          </table:table-cell>
          <table:table-cell table:style-name="Table90.B2" office:value-type="string">
            <text:p text:style-name="P1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229541300"/>@<text:alphabetical-index-mark-end text:id="IMark22954130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5">Code</text:p>
          </table:table-cell>
          <table:table-cell table:style-name="Table91.B2" office:value-type="string">
            <text:p text:style-name="P1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229541156"/>Class<text:alphabetical-index-mark-end text:id="IMark229541156"/></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29541300"/>.is_class?<text:alphabetical-index-mark-end text:id="IMark22954130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5">Code</text:p>
          </table:table-cell>
          <table:table-cell table:style-name="Table93.B2" office:value-type="string">
            <text:p text:style-name="P1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229541300"/>.new<text:alphabetical-index-mark-end text:id="IMark229541300"/>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5">Code</text:p>
          </table:table-cell>
          <table:table-cell table:style-name="Table94.B2" office:value-type="string">
            <text:p text:style-name="P15">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229541300"/>.parent_class<text:alphabetical-index-mark-end text:id="IMark229541300"/>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5">Code</text:p>
          </table:table-cell>
          <table:table-cell table:style-name="Table95.B2" office:value-type="string">
            <text:p text:style-name="P1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29541300"/>.subclass:<text:alphabetical-index-mark-end text:id="IMark229541300"/>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5">Code</text:p>
          </table:table-cell>
          <table:table-cell table:style-name="Table96.B2" office:value-type="string">
            <text:p text:style-name="P1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229541300"/>.to_s<text:alphabetical-index-mark-end text:id="IMark22954130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5">Code</text:p>
          </table:table-cell>
          <table:table-cell table:style-name="Table97.B2" office:value-type="string">
            <text:p text:style-name="P1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229541156"/>Commands<text:alphabetical-index-mark-end text:id="IMark229541156"/></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229541300"/>)methods<text:alphabetical-index-mark-end text:id="IMark229541300"/>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5">Code</text:p>
          </table:table-cell>
          <table:table-cell table:style-name="Table98.B2" office:value-type="string">
            <text:p text:style-name="P15">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229541300"/>)stubs<text:alphabetical-index-mark-end text:id="IMark229541300"/> []</text:h>
            <text:p text:style-name="Text_20_body">Routing: TOS</text:p>
            <text:p text:style-name="P1">List the stub methods defined for this class. Stubs are place holder methods that serve one of two purposes:</text:p>
            <text:list xml:id="list2425010129360897914" text:style-name="L23">
              <text:list-item>
                <text:p text:style-name="P87">They are abstract methods in a base class that exist so that a sub-class may replace the stub with an actual method. The stub ensures that the compiler uses the correct routing when using the method.</text:p>
              </text:list-item>
              <text:list-item>
                <text:p text:style-name="P87">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5">Code</text:p>
          </table:table-cell>
          <table:table-cell table:style-name="Table100.B2" office:value-type="string">
            <text:p text:style-name="P15">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229541156"/>Complex<text:alphabetical-index-mark-end text:id="IMark229541156"/></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4">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4">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3.7i</text:p>
          </table:table-cell>
          <table:table-cell table:style-name="Table5.B2" office:value-type="string">
            <text:p text:style-name="P13">0+3.7i</text:p>
          </table:table-cell>
        </table:table-row>
        <table:table-row>
          <table:table-cell table:style-name="Table5.A2" office:value-type="string">
            <text:p text:style-name="P23">1/2i</text:p>
          </table:table-cell>
          <table:table-cell table:style-name="Table5.B2" office:value-type="string">
            <text:p text:style-name="P13">0+1/2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29543076"/>.cbrt<text:alphabetical-index-mark-end text:id="IMark229543076"/>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5">Code</text:p>
          </table:table-cell>
          <table:table-cell table:style-name="Table101.B2" office:value-type="string">
            <text:p text:style-name="P1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29543604"/>.e**<text:alphabetical-index-mark-end text:id="IMark229543604"/>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5">Code</text:p>
          </table:table-cell>
          <table:table-cell table:style-name="Table103.B2" office:value-type="string">
            <text:p text:style-name="P1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29543076"/>.split<text:alphabetical-index-mark-end text:id="IMark22954307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5">Code</text:p>
          </table:table-cell>
          <table:table-cell table:style-name="Table19.B2" office:value-type="string">
            <text:p text:style-name="P1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29543604"/>.sqrt<text:alphabetical-index-mark-end text:id="IMark229543604"/>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5">Code</text:p>
          </table:table-cell>
          <table:table-cell table:style-name="Table20.B2" office:value-type="string">
            <text:p text:style-name="P1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229541924"/>FalseClass<text:alphabetical-index-mark-end text:id="IMark229541924"/></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29543604"/>&amp;&amp;<text:alphabetical-index-mark-end text:id="IMark229543604"/>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5">Code</text:p>
          </table:table-cell>
          <table:table-cell table:style-name="Table92.B2" office:value-type="string">
            <text:p text:style-name="P1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29543604"/>^^<text:alphabetical-index-mark-end text:id="IMark229543604"/>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5">Code</text:p>
          </table:table-cell>
          <table:table-cell table:style-name="Table24.B2" office:value-type="string">
            <text:p text:style-name="P1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29543604"/>||<text:alphabetical-index-mark-end text:id="IMark229543604"/>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5">Code</text:p>
          </table:table-cell>
          <table:table-cell table:style-name="Table25.B2" office:value-type="string">
            <text:p text:style-name="P1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229541924"/>Float<text:alphabetical-index-mark-end text:id="IMark229541924"/></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4">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4">Value</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229540868"/>Hash<text:alphabetical-index-mark-end text:id="IMark229540868"/></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29540868"/><text:span text:style-name="T7">{</text:span><text:alphabetical-index-mark-end text:id="IMark229540868"/>” and the locally defined methods “<text:alphabetical-index-mark-start text:id="IMark229541060"/><text:span text:style-name="T7">-&gt;</text:span><text:alphabetical-index-mark-end text:id="IMark229541060"/>” and “<text:alphabetical-index-mark-start text:id="IMark229542884"/><text:span text:style-name="T7">}</text:span><text:alphabetical-index-mark-end text:id="IMark22954288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1">Some points of interest:</text:p>
      <text:list xml:id="list32711845" text:continue-list="list8400262822497620709" text:style-name="L21">
        <text:list-item>
          <text:p text:style-name="P85">The first example creates an “empty” hash with zero data elements. </text:p>
        </text:list-item>
        <text:list-item>
          <text:p text:style-name="P85">Hash key and data do NOT need to be the same “type” of data. Mixing is allowed. </text:p>
        </text:list-item>
        <text:list-item>
          <text:p text:style-name="P85">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229541204"/>.[]!<text:alphabetical-index-mark-end text:id="IMark22954120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5">Code</text:p>
          </table:table-cell>
          <table:table-cell table:style-name="Table99.B2" office:value-type="string">
            <text:p text:style-name="P15">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29541204"/>.[]@<text:alphabetical-index-mark-end text:id="IMark22954120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5">Code</text:p>
          </table:table-cell>
          <table:table-cell table:style-name="Table104.B2" office:value-type="string">
            <text:p text:style-name="P1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29541204"/>.keys<text:alphabetical-index-mark-end text:id="IMark229541204"/> [an_array]</text:h>
            <text:p text:style-name="Text_20_body">Routing: TOS</text:p>
            <text:p text:style-name="P1">This method gathers up the keys in a hash and places them in an array.</text:p>
            <text:p text:style-name="P1">Note: This method <text:span text:style-name="T14">does</text:span> not mutate the hash.</text:p>
          </table:table-cell>
          <table:covered-table-cell/>
        </table:table-row>
        <table:table-row table:style-name="Table105.1">
          <table:table-cell table:style-name="Table105.A2" office:value-type="string">
            <text:p text:style-name="P15">Code</text:p>
          </table:table-cell>
          <table:table-cell table:style-name="Table105.B2" office:value-type="string">
            <text:p text:style-name="P1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229541204"/>.pp<text:alphabetical-index-mark-end text:id="IMark22954120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5">Code</text:p>
          </table:table-cell>
          <table:table-cell table:style-name="Table107.B2" office:value-type="string">
            <text:p text:style-name="P1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229541204"/>.strmax2<text:alphabetical-index-mark-end text:id="IMark22954120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5">Code</text:p>
          </table:table-cell>
          <table:table-cell table:style-name="Table108.B2" office:value-type="string">
            <text:p text:style-name="P1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229541204"/>.values<text:alphabetical-index-mark-end text:id="IMark229541204"/> [an_array]</text:h>
            <text:p text:style-name="Text_20_body">Routing: TOS</text:p>
            <text:p text:style-name="P1">This method gathers up the values in a hash and places them in an array.</text:p>
            <text:p text:style-name="P1">Note: This method <text:span text:style-name="T14">does</text:span> not mutate the hash.</text:p>
          </table:table-cell>
          <table:covered-table-cell/>
        </table:table-row>
        <table:table-row table:style-name="Table106.1">
          <table:table-cell table:style-name="Table106.A2" office:value-type="string">
            <text:p text:style-name="P15">Code</text:p>
          </table:table-cell>
          <table:table-cell table:style-name="Table106.B2" office:value-type="string">
            <text:p text:style-name="P15">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229541060"/>InStream<text:alphabetical-index-mark-end text:id="IMark229541060"/></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29541204"/>.get_all<text:alphabetical-index-mark-end text:id="IMark22954120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5">Code</text:p>
          </table:table-cell>
          <table:table-cell table:style-name="Table109.B2" office:value-type="string">
            <text:p text:style-name="P15">Result</text:p>
          </table:table-cell>
        </table:table-row>
        <table:table-row table:style-name="Table109.1">
          <table:table-cell table:style-name="Table109.A2" office:value-type="string">
            <text:p text:style-name="P57">"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7">"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229541204"/>.open<text:alphabetical-index-mark-end text:id="IMark229541204"/>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5">Code</text:p>
          </table:table-cell>
          <table:table-cell table:style-name="Table110.B2" office:value-type="string">
            <text:p text:style-name="P15">Result</text:p>
          </table:table-cell>
        </table:table-row>
        <table:table-row table:style-name="Table110.1">
          <table:table-cell table:style-name="Table110.A2" office:value-type="string">
            <text:p text:style-name="P57">"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7">"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29541204"/>.open{<text:alphabetical-index-mark-end text:id="IMark229541204"/>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5">Code</text:p>
          </table:table-cell>
          <table:table-cell table:style-name="Table111.B2" office:value-type="string">
            <text:p text:style-name="P15">Result</text:p>
          </table:table-cell>
        </table:table-row>
        <table:table-row table:style-name="Table111.1">
          <table:table-cell table:style-name="Table111.A2" office:value-type="string">
            <text:p text:style-name="P58"><text:span text:style-name="T13">"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29541204"/>.close<text:alphabetical-index-mark-end text:id="IMark22954120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5">Code</text:p>
          </table:table-cell>
          <table:table-cell table:style-name="Table112.B2" office:value-type="string">
            <text:p text:style-name="P1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229541204"/>.getc<text:alphabetical-index-mark-end text:id="IMark229541204"/>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5">Code</text:p>
          </table:table-cell>
          <table:table-cell table:style-name="Table113.B2" office:value-type="string">
            <text:p text:style-name="P1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229541204"/>.gets<text:alphabetical-index-mark-end text:id="IMark229541204"/>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5">Code</text:p>
          </table:table-cell>
          <table:table-cell table:style-name="Table114.B2" office:value-type="string">
            <text:p text:style-name="P1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229541204"/>~getc<text:alphabetical-index-mark-end text:id="IMark229541204"/>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5">Code</text:p>
          </table:table-cell>
          <table:table-cell table:style-name="Table115.B2" office:value-type="string">
            <text:p text:style-name="P15">Result</text:p>
          </table:table-cell>
        </table:table-row>
        <table:table-row table:style-name="Table115.1">
          <table:table-cell table:style-name="Table115.A2" office:value-type="string">
            <text:p text:style-name="P58"><text:span text:style-name="T13">"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29541204"/>~gets<text:alphabetical-index-mark-end text:id="IMark229541204"/>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5">Code</text:p>
          </table:table-cell>
          <table:table-cell table:style-name="Table116.B2" office:value-type="string">
            <text:p text:style-name="P15">Result</text:p>
          </table:table-cell>
        </table:table-row>
        <table:table-row table:style-name="Table116.1">
          <table:table-cell table:style-name="Table116.A2" office:value-type="string">
            <text:p text:style-name="P58"><text:span text:style-name="T13">"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229541060"/>Integer<text:alphabetical-index-mark-end text:id="IMark229541060"/></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4">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4">Value</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445556678789933</text:p>
          </table:table-cell>
          <table:table-cell table:style-name="Table7.B2" office:value-type="string">
            <text:p text:style-name="P13">445556678789933</text:p>
          </table:table-cell>
        </table:table-row>
        <table:table-row>
          <table:table-cell table:style-name="Table7.A2" office:value-type="string">
            <text:p text:style-name="P23">0xff</text:p>
          </table:table-cell>
          <table:table-cell table:style-name="Table7.B2" office:value-type="string">
            <text:p text:style-name="P13">255</text:p>
          </table:table-cell>
        </table:table-row>
        <table:table-row>
          <table:table-cell table:style-name="Table7.A2" office:value-type="string">
            <text:p text:style-name="P23">0xffffffffff</text:p>
          </table:table-cell>
          <table:table-cell table:style-name="Table7.B2" office:value-type="string">
            <text:p text:style-name="P13">1099511627775</text:p>
          </table:table-cell>
        </table:table-row>
        <table:table-row>
          <table:table-cell table:style-name="Table7.A2" office:value-type="string">
            <text:p text:style-name="P23">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text:change text:change-id="ct231092136"/></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231092240"/>[an_integer] <text:alphabetical-index-mark-start text:id="IMark229542884"/>.even?<text:alphabetical-index-mark-end text:id="IMark229542884"/> [a_boolean]</text:h>
            <text:p text:style-name="Text_20_body">Routing: TOS</text:p>
            <text:p text:style-name="P1">This method returns true if the integer is even and false if it is odd.<text:change-end text:change-id="ct231092240"/></text:p>
          </table:table-cell>
          <table:covered-table-cell/>
        </table:table-row>
        <table:table-row table:style-name="Table120.1">
          <table:table-cell table:style-name="Table120.A2" office:value-type="string">
            <text:p text:style-name="P15"><text:change-start text:change-id="ct231092344"/>Code<text:change-end text:change-id="ct231092344"/></text:p>
          </table:table-cell>
          <table:table-cell table:style-name="Table120.B2" office:value-type="string">
            <text:p text:style-name="P15"><text:change-start text:change-id="ct231092448"/>Result<text:change-end text:change-id="ct231092448"/></text:p>
          </table:table-cell>
        </table:table-row>
        <table:table-row table:style-name="Table120.1">
          <table:table-cell table:style-name="Table120.A2" office:value-type="string">
            <text:p text:style-name="Snippet"><text:change-start text:change-id="ct231092552"/>2 .even?<text:change-end text:change-id="ct231092552"/></text:p>
          </table:table-cell>
          <table:table-cell table:style-name="Table120.B2" office:value-type="string">
            <text:p text:style-name="P2"><text:change-start text:change-id="ct231092656"/>true<text:change-end text:change-id="ct231092656"/></text:p>
          </table:table-cell>
        </table:table-row>
        <table:table-row table:style-name="Table120.1">
          <table:table-cell table:style-name="Table120.A2" office:value-type="string">
            <text:p text:style-name="Snippet"><text:change-start text:change-id="ct231092760"/>3 .even?<text:change-end text:change-id="ct231092760"/></text:p>
          </table:table-cell>
          <table:table-cell table:style-name="Table120.B2" office:value-type="string">
            <text:p text:style-name="P2"><text:change-start text:change-id="ct231092864"/>false<text:change-end text:change-id="ct231092864"/></text:p>
          </table:table-cell>
        </table:table-row>
      </table:table>
      <text:p text:style-name="Text_20_body"><text:change text:change-id="ct231092968"/><text:change-start text:change-id="ct23109307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29542884"/>.gcd<text:alphabetical-index-mark-end text:id="IMark229542884"/>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5">Code</text:p>
          </table:table-cell>
          <table:table-cell table:style-name="Table121.B2" office:value-type="string">
            <text:p text:style-name="P15">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1093072"/><text:change text:change-id="ct231093176"/><text:change-start text:change-id="ct23109328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29542884"/>.lcm<text:alphabetical-index-mark-end text:id="IMark229542884"/>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5">Code</text:p>
          </table:table-cell>
          <table:table-cell table:style-name="Table122.B2" office:value-type="string">
            <text:p text:style-name="P15">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1093280"/><text:change text:change-id="ct231093488"/><text:change text:change-id="ct231093384"/><text:change-start text:change-id="ct231093592"/></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229542884"/>.odd?<text:alphabetical-index-mark-end text:id="IMark229542884"/>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5">Code</text:p>
          </table:table-cell>
          <table:table-cell table:style-name="Table123.B2" office:value-type="string">
            <text:p text:style-name="P15">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1093592"/></text:p>
      <text:p text:style-name="Text_20_body"><text:change text:change-id="ct231093696"/><text:change-start text:change-id="ct231093800"/></text:p>
      <text:p text:style-name="Text_20_body"><text:change-end text:change-id="ct231093800"/><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1093904"/>[an_integer] <text:alphabetical-index-mark-start text:id="IMark229542884"/>2*<text:alphabetical-index-mark-end text:id="IMark229542884"/> [an_integer]</text:h>
            <text:p text:style-name="Text_20_body">Routing: TOS</text:p>
            <text:p text:style-name="P1"><text:change-end text:change-id="ct231093904"/><text:change-start text:change-id="ct231094008"/>Double the value of the integer.<text:change-end text:change-id="ct231094008"/></text:p>
          </table:table-cell>
          <table:covered-table-cell/>
        </table:table-row>
        <table:table-row table:style-name="Table124.1">
          <table:table-cell table:style-name="Table124.A2" office:value-type="string">
            <text:p text:style-name="P15"><text:change-start text:change-id="ct231094112"/>Code<text:change-end text:change-id="ct231094112"/></text:p>
          </table:table-cell>
          <table:table-cell table:style-name="Table124.B2" office:value-type="string">
            <text:p text:style-name="P15"><text:change-start text:change-id="ct231094216"/>Result<text:change-end text:change-id="ct231094216"/></text:p>
          </table:table-cell>
        </table:table-row>
        <table:table-row table:style-name="Table124.1">
          <table:table-cell table:style-name="Table124.A2" office:value-type="string">
            <text:p text:style-name="Snippet"><text:change-start text:change-id="ct231094320"/>13 2*<text:change-end text:change-id="ct231094320"/></text:p>
          </table:table-cell>
          <table:table-cell table:style-name="Table124.B2" office:value-type="string">
            <text:p text:style-name="P2"><text:change-start text:change-id="ct231094424"/>26<text:change-end text:change-id="ct231094424"/></text:p>
          </table:table-cell>
        </table:table-row>
      </table:table>
      <text:p text:style-name="Standard"/>
      <text:p text:style-name="Text_20_body"><text:change text:change-id="ct231094528"/><text:change-start text:change-id="ct231094632"/></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29542884"/>2/<text:alphabetical-index-mark-end text:id="IMark229542884"/>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5">Code</text:p>
          </table:table-cell>
          <table:table-cell table:style-name="Table125.B2" office:value-type="string">
            <text:p text:style-name="P15">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1094632"/><text:change text:change-id="ct232858160"/><text:change-start text:change-id="ct23285826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229542884"/>&lt;&lt;<text:alphabetical-index-mark-end text:id="IMark229542884"/>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5">Code</text:p>
          </table:table-cell>
          <table:table-cell table:style-name="Table126.B2" office:value-type="string">
            <text:p text:style-name="P15">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232858264"/><text:change text:change-id="ct232858368"/><text:change-start text:change-id="ct23285847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229542884"/>&gt;&gt;<text:alphabetical-index-mark-end text:id="IMark229542884"/>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5">Code</text:p>
          </table:table-cell>
          <table:table-cell table:style-name="Table127.B2" office:value-type="string">
            <text:p text:style-name="P15">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232858472"/><text:change text:change-id="ct232858576"/><text:change-start text:change-id="ct23285868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229542884"/>and<text:alphabetical-index-mark-end text:id="IMark229542884"/>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5">Code</text:p>
          </table:table-cell>
          <table:table-cell table:style-name="Table128.B2" office:value-type="string">
            <text:p text:style-name="P15">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2858680"/><text:change text:change-id="ct232858784"/><text:change-start text:change-id="ct23285888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29542884"/>com<text:alphabetical-index-mark-end text:id="IMark229542884"/>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5">Code</text:p>
          </table:table-cell>
          <table:table-cell table:style-name="Table129.B2" office:value-type="string">
            <text:p text:style-name="P15">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2858888"/><text:change text:change-id="ct232858992"/></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2859096"/>[an_integer an_integer] <text:alphabetical-index-mark-start text:id="IMark229542884"/>or<text:alphabetical-index-mark-end text:id="IMark229542884"/> [an_integer]</text:h>
            <text:p text:style-name="Text_20_body">Routing: NOS</text:p>
            <text:p text:style-name="P1"><text:change-end text:change-id="ct232859096"/><text:change-start text:change-id="ct232859200"/>Compute the bit-wise inclusive or function of the two integer values.<text:change-end text:change-id="ct232859200"/></text:p>
          </table:table-cell>
          <table:covered-table-cell/>
        </table:table-row>
        <table:table-row table:style-name="Table130.1">
          <table:table-cell table:style-name="Table130.A2" office:value-type="string">
            <text:p text:style-name="P15"><text:change-start text:change-id="ct232859304"/>Code<text:change-end text:change-id="ct232859304"/></text:p>
          </table:table-cell>
          <table:table-cell table:style-name="Table130.B2" office:value-type="string">
            <text:p text:style-name="P15"><text:change-start text:change-id="ct232859408"/>Result<text:change-end text:change-id="ct232859408"/></text:p>
          </table:table-cell>
        </table:table-row>
        <table:table-row table:style-name="Table130.1">
          <table:table-cell table:style-name="Table130.A2" office:value-type="string">
            <text:p text:style-name="Snippet"><text:change-start text:change-id="ct232859512"/>15 40 or<text:change-end text:change-id="ct232859512"/></text:p>
          </table:table-cell>
          <table:table-cell table:style-name="Table130.B2" office:value-type="string">
            <text:p text:style-name="P2"><text:change-start text:change-id="ct232859616"/>47<text:change-end text:change-id="ct232859616"/></text:p>
          </table:table-cell>
        </table:table-row>
      </table:table>
      <text:p text:style-name="Standard"><text:change text:change-id="ct232859720"/><text:change-start text:change-id="ct23285982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29542884"/>xor<text:alphabetical-index-mark-end text:id="IMark229542884"/>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5">Code</text:p>
          </table:table-cell>
          <table:table-cell table:style-name="Table131.B2" office:value-type="string">
            <text:p text:style-name="P15">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232859824"/></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51876352"/><text:alphabetical-index-mark-start text:id="IMark151877840"/><text:alphabetical-index-mark-start text:id="IMark151879328"/>NilClass<text:alphabetical-index-mark-end text:id="IMark151879328"/><text:alphabetical-index-mark-end text:id="IMark151877840"/><text:alphabetical-index-mark-end text:id="IMark151876352"/></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2859928"/> </text:p>
      <text:p text:style-name="P1">Note that in Boolean expressions, nil is treated as an alias for false.<text:change-end text:change-id="ct232859928"/></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29542884"/>&amp;&amp;<text:alphabetical-index-mark-end text:id="IMark229542884"/>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5">Code</text:p>
          </table:table-cell>
          <table:table-cell table:style-name="Table26.B2" office:value-type="string">
            <text:p text:style-name="P15">Result</text:p>
          </table:table-cell>
        </table:table-row>
        <table:table-row table:style-name="Table26.2">
          <table:table-cell table:style-name="Table26.A2" office:value-type="string">
            <text:p text:style-name="Snippet"><text:change-start text:change-id="ct232860032"/>nil true &amp;&amp;<text:change-end text:change-id="ct232860032"/></text:p>
          </table:table-cell>
          <table:table-cell table:style-name="Table26.B2" office:value-type="string">
            <text:p text:style-name="P2"><text:change-start text:change-id="ct232860136"/>false<text:change-end text:change-id="ct23286013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29542884"/>^^<text:alphabetical-index-mark-end text:id="IMark229542884"/>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5">Code</text:p>
          </table:table-cell>
          <table:table-cell table:style-name="Table27.B2" office:value-type="string">
            <text:p text:style-name="P15">Result</text:p>
          </table:table-cell>
        </table:table-row>
        <table:table-row table:style-name="Table27.2">
          <table:table-cell table:style-name="Table27.A2" office:value-type="string">
            <text:p text:style-name="Snippet"><text:change-start text:change-id="ct232860240"/>nil <text:change-end text:change-id="ct232860240"/><text:change-start text:change-id="ct232860344"/>false ^^<text:change-end text:change-id="ct232860344"/></text:p>
          </table:table-cell>
          <table:table-cell table:style-name="Table27.B2" office:value-type="string">
            <text:p text:style-name="P2"><text:change-start text:change-id="ct232860448"/>false<text:change-end text:change-id="ct232860448"/></text:p>
          </table:table-cell>
        </table:table-row>
        <table:table-row table:style-name="Table27.2">
          <table:table-cell table:style-name="Table27.A2" office:value-type="string">
            <text:p text:style-name="Snippet"><text:change-start text:change-id="ct232860552"/>nil true ^^<text:change-end text:change-id="ct232860552"/></text:p>
          </table:table-cell>
          <table:table-cell table:style-name="Table27.B2" office:value-type="string">
            <text:p text:style-name="P2"><text:change-start text:change-id="ct232860656"/>true<text:change-end text:change-id="ct23286065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29542884"/>||<text:alphabetical-index-mark-end text:id="IMark229542884"/>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5">Code</text:p>
          </table:table-cell>
          <table:table-cell table:style-name="Table28.B2" office:value-type="string">
            <text:p text:style-name="P15">Result</text:p>
          </table:table-cell>
        </table:table-row>
        <table:table-row table:style-name="Table28.2">
          <table:table-cell table:style-name="Table28.A2" office:value-type="string">
            <text:p text:style-name="Snippet"><text:change-start text:change-id="ct232860760"/>nil false ||<text:change-end text:change-id="ct232860760"/></text:p>
          </table:table-cell>
          <table:table-cell table:style-name="Table28.B2" office:value-type="string">
            <text:p text:style-name="P2"><text:change-start text:change-id="ct232860864"/>false<text:change-end text:change-id="ct232860864"/></text:p>
          </table:table-cell>
        </table:table-row>
        <table:table-row table:style-name="Table28.2">
          <table:table-cell table:style-name="Table28.A2" office:value-type="string">
            <text:p text:style-name="Snippet"><text:change-start text:change-id="ct232860968"/>nil true ||<text:change-end text:change-id="ct232860968"/></text:p>
          </table:table-cell>
          <table:table-cell table:style-name="Table28.B2" office:value-type="string">
            <text:p text:style-name="P2"><text:change-start text:change-id="ct232861072"/>true<text:change-end text:change-id="ct232861072"/></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51876352"/>Numeric<text:alphabetical-index-mark-end text:id="IMark151876352"/></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32861176"/><text:change-start text:change-id="ct232861280"/>The Numeric class is the abstract base class for num<text:change-end text:change-id="ct232861280"/><text:change-start text:change-id="ct232861384"/>eric data. It is the location for the vast majority of methods that act on such data. In use, data will be instances of <text:change-end text:change-id="ct232861384"/><text:change-start text:change-id="ct232861488"/>Complex, Float, Integer (via Bignum and Fixnum), and Rational data.<text:change-end text:change-id="ct232861488"/><text:change-start text:change-id="ct232861592"/></text:p>
      <text:h text:style-name="Heading_20_2" text:outline-level="2">Specia<text:change-end text:change-id="ct232861592"/><text:change-start text:change-id="ct232861696"/>l Numeric Values</text:h>
      <text:p text:style-name="Text_20_body"><text:change-end text:change-id="ct232861696"/><text:change-start text:change-id="ct232861800"/></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229542884"/>dpr<text:alphabetical-index-mark-end text:id="IMark229542884"/>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5">Code</text:p>
          </table:table-cell>
          <table:table-cell table:style-name="Table200.B2" office:value-type="string">
            <text:p text:style-name="P15">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2861800"/><text:change-start text:change-id="ct232862112"/></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29542884"/>e<text:alphabetical-index-mark-end text:id="IMark229542884"/>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5">Code</text:p>
          </table:table-cell>
          <table:table-cell table:style-name="Table201.B2" office:value-type="string">
            <text:p text:style-name="P15">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 text:outline-level="3">[] <text:alphabetical-index-mark-start text:id="IMark229542884"/>pi<text:alphabetical-index-mark-end text:id="IMark229542884"/>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5">Code</text:p>
          </table:table-cell>
          <table:table-cell table:style-name="Table202.B2" office:value-type="string">
            <text:p text:style-name="P15">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Footnote"><text:change-start text:change-id="ct232861904"/>In 1897, an attempt was made <text:change-end text:change-id="ct232861904"/><text:change-start text:change-id="ct232862008"/>to legislate the value of pi. Fortunately, this effort was unsuccessful.<text:change-end text:change-id="ct232862008"/></text:p></text:note-body></text:note></text:p>
          </table:table-cell>
        </table:table-row>
      </table:table>
      <text:p text:style-name="Text_20_body"><text:change-end text:change-id="ct232862112"/></text:p>
      <text:h text:style-name="Heading_20_2" text:outline-level="2">Instance Methods</text:h>
      <text:p text:style-name="Text_20_body"><text:change text:change-id="ct232862256"/><text:change-start text:change-id="ct232862360"/></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29542884"/>*<text:alphabetical-index-mark-end text:id="IMark229542884"/>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5">Code</text:p>
          </table:table-cell>
          <table:table-cell table:style-name="Table132.B2" office:value-type="string">
            <text:p text:style-name="P15">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32862360"/><text:change text:change-id="ct232862464"/></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2862568"/>[a_numeric a_numeric] <text:alphabetical-index-mark-start text:id="IMark229542884"/>**<text:alphabetical-index-mark-end text:id="IMark229542884"/> [a_numeric]</text:h>
            <text:p text:style-name="Text_20_body">Routing: NOS</text:p>
            <text:p text:style-name="P1"><text:change-end text:change-id="ct232862568"/><text:change-start text:change-id="ct232862672"/>The exponentiation operator is impleme<text:change-end text:change-id="ct232862672"/><text:change-start text:change-id="ct232862776"/>nted by this method. Note the the second operand, the power, is converted to a Float first.<text:change-end text:change-id="ct232862776"/></text:p>
          </table:table-cell>
          <table:covered-table-cell/>
        </table:table-row>
        <table:table-row table:style-name="Table133.1">
          <table:table-cell table:style-name="Table133.A2" office:value-type="string">
            <text:p text:style-name="P15"><text:change-start text:change-id="ct232862880"/>Code<text:change-end text:change-id="ct232862880"/></text:p>
          </table:table-cell>
          <table:table-cell table:style-name="Table133.B2" office:value-type="string">
            <text:p text:style-name="P15"><text:change-start text:change-id="ct232862984"/>Result<text:change-end text:change-id="ct232862984"/></text:p>
          </table:table-cell>
        </table:table-row>
        <table:table-row table:style-name="Table133.1">
          <table:table-cell table:style-name="Table133.A2" office:value-type="string">
            <text:p text:style-name="Snippet"><text:change-start text:change-id="ct232863088"/>2 10 **<text:change-end text:change-id="ct232863088"/></text:p>
          </table:table-cell>
          <table:table-cell table:style-name="Table133.B2" office:value-type="string">
            <text:p text:style-name="P2"><text:change-start text:change-id="ct232863192"/>1024<text:change-end text:change-id="ct232863192"/></text:p>
          </table:table-cell>
        </table:table-row>
        <table:table-row table:style-name="Table133.1">
          <table:table-cell table:style-name="Table133.A2" office:value-type="string">
            <text:p text:style-name="Snippet"><text:change-start text:change-id="ct232863296"/>3 4 **<text:change-end text:change-id="ct232863296"/></text:p>
          </table:table-cell>
          <table:table-cell table:style-name="Table133.B2" office:value-type="string">
            <text:p text:style-name="P2"><text:change-start text:change-id="ct232863400"/>81<text:change-end text:change-id="ct232863400"/></text:p>
          </table:table-cell>
        </table:table-row>
        <table:table-row table:style-name="Table133.1">
          <table:table-cell table:style-name="Table133.A2" office:value-type="string">
            <text:p text:style-name="Snippet"><text:change-start text:change-id="ct232863504"/>2 1/2 <text:change-end text:change-id="ct232863504"/><text:change-start text:change-id="ct232863608"/>**<text:change-end text:change-id="ct232863608"/></text:p>
          </table:table-cell>
          <table:table-cell table:style-name="Table133.B2" office:value-type="string">
            <text:p text:style-name="P2"><text:change-start text:change-id="ct232863712"/>1.4142135623730951<text:change-end text:change-id="ct232863712"/></text:p>
          </table:table-cell>
        </table:table-row>
      </table:table>
      <text:p text:style-name="Text_20_body"/>
      <text:p text:style-name="Text_20_body"><text:change text:change-id="ct232863816"/></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232863920"/>[a_numeric a_numeric] <text:alphabetical-index-mark-start text:id="IMark229542884"/>+<text:alphabetical-index-mark-end text:id="IMark229542884"/> [a_numeric]</text:h>
            <text:p text:style-name="Text_20_body">Routing: NOS</text:p>
            <text:p text:style-name="P1">The addition operator is implemented by this method.<text:change-end text:change-id="ct232863920"/></text:p>
          </table:table-cell>
          <table:covered-table-cell/>
        </table:table-row>
        <table:table-row table:style-name="Table134.1">
          <table:table-cell table:style-name="Table134.A2" office:value-type="string">
            <text:p text:style-name="P15"><text:change-start text:change-id="ct232864024"/>Code<text:change-end text:change-id="ct232864024"/></text:p>
          </table:table-cell>
          <table:table-cell table:style-name="Table134.B2" office:value-type="string">
            <text:p text:style-name="P15"><text:change-start text:change-id="ct232864128"/>Result<text:change-end text:change-id="ct232864128"/></text:p>
          </table:table-cell>
        </table:table-row>
        <table:table-row table:style-name="Table134.1">
          <table:table-cell table:style-name="Table134.A2" office:value-type="string">
            <text:p text:style-name="Snippet"><text:change-start text:change-id="ct232864232"/>1 1 +<text:change-end text:change-id="ct232864232"/></text:p>
          </table:table-cell>
          <table:table-cell table:style-name="Table134.B2" office:value-type="string">
            <text:p text:style-name="P2"><text:change-start text:change-id="ct232864336"/>2<text:change-end text:change-id="ct232864336"/></text:p>
          </table:table-cell>
        </table:table-row>
        <table:table-row table:style-name="Table134.1">
          <table:table-cell table:style-name="Table134.A2" office:value-type="string">
            <text:p text:style-name="Snippet"><text:change-start text:change-id="ct232864440"/>1.0 7.2 +<text:change-end text:change-id="ct232864440"/></text:p>
          </table:table-cell>
          <table:table-cell table:style-name="Table134.B2" office:value-type="string">
            <text:p text:style-name="P2"><text:change-start text:change-id="ct232864544"/>8.2<text:change-end text:change-id="ct232864544"/></text:p>
          </table:table-cell>
        </table:table-row>
        <table:table-row table:style-name="Table134.1">
          <table:table-cell table:style-name="Table134.A2" office:value-type="string">
            <text:p text:style-name="Snippet"><text:change-start text:change-id="ct232864648"/>1/2<text:change-end text:change-id="ct232864648"/><text:change-start text:change-id="ct232864752"/> 1/3 +<text:change-end text:change-id="ct232864752"/></text:p>
          </table:table-cell>
          <table:table-cell table:style-name="Table134.B2" office:value-type="string">
            <text:p text:style-name="P2"><text:change-start text:change-id="ct232864856"/>5/6<text:change-end text:change-id="ct232864856"/></text:p>
          </table:table-cell>
        </table:table-row>
        <table:table-row table:style-name="Table134.1">
          <table:table-cell table:style-name="Table134.A2" office:value-type="string">
            <text:p text:style-name="Snippet"><text:change-start text:change-id="ct232864960"/>1+2i 1+3i<text:change-end text:change-id="ct232864960"/><text:change-start text:change-id="ct232865064"/> +<text:change-end text:change-id="ct232865064"/></text:p>
          </table:table-cell>
          <table:table-cell table:style-name="Table134.B2" office:value-type="string">
            <text:p text:style-name="P2"><text:change-start text:change-id="ct232865168"/>2+5i<text:change-end text:change-id="ct232865168"/></text:p>
          </table:table-cell>
        </table:table-row>
      </table:table>
      <text:p text:style-name="Text_20_body"><text:change text:change-id="ct232865272"/><text:change-start text:change-id="ct23286537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229542884"/>-<text:alphabetical-index-mark-end text:id="IMark229542884"/>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5">Code</text:p>
          </table:table-cell>
          <table:table-cell table:style-name="Table135.B2" office:value-type="string">
            <text:p text:style-name="P15">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2865376"/><text:change text:change-id="ct232865584"/><text:change text:change-id="ct232865480"/><text:change-start text:change-id="ct23286568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29542884"/>.1/x<text:alphabetical-index-mark-end text:id="IMark229542884"/>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5">Code</text:p>
          </table:table-cell>
          <table:table-cell table:style-name="Table136.B2" office:value-type="string">
            <text:p text:style-name="P15">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2865688"/><text:change text:change-id="ct232865792"/><text:change-start text:change-id="ct232865896"/></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229542884"/>.10**<text:alphabetical-index-mark-end text:id="IMark229542884"/> [a_float]</text:h>
            <text:p text:style-name="Text_20_body">Routing: TOS</text:p>
            <text:p text:style-name="P1">This method computes 10<text:span text:style-name="T10">X</text:span> for the numeric argument.</text:p>
          </table:table-cell>
          <table:covered-table-cell/>
        </table:table-row>
        <table:table-row table:style-name="Table137.1">
          <table:table-cell table:style-name="Table137.A2" office:value-type="string">
            <text:p text:style-name="P15">Code</text:p>
          </table:table-cell>
          <table:table-cell table:style-name="Table137.B2" office:value-type="string">
            <text:p text:style-name="P15">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2865896"/><text:change text:change-id="ct232866000"/><text:change-start text:change-id="ct232866104"/></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229542884"/>.2**<text:alphabetical-index-mark-end text:id="IMark229542884"/> [a_float]</text:h>
            <text:p text:style-name="Text_20_body">Routing: TOS</text:p>
            <text:p text:style-name="P1">This method computes 2<text:span text:style-name="T10">X</text:span> for the numeric argument.</text:p>
          </table:table-cell>
          <table:covered-table-cell/>
        </table:table-row>
        <table:table-row table:style-name="Table138.1">
          <table:table-cell table:style-name="Table138.A2" office:value-type="string">
            <text:p text:style-name="P15">Code</text:p>
          </table:table-cell>
          <table:table-cell table:style-name="Table138.B2" office:value-type="string">
            <text:p text:style-name="P15">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2866104"/><text:change text:change-id="ct232870360"/><text:change text:change-id="ct232866208"/><text:change-start text:change-id="ct232870464"/></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29542884"/>.abs<text:alphabetical-index-mark-end text:id="IMark229542884"/>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5">Code</text:p>
          </table:table-cell>
          <table:table-cell table:style-name="Table139.B2" office:value-type="string">
            <text:p text:style-name="P15">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2870464"/><text:change text:change-id="ct232870568"/></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32870672"/>[a_numeric] <text:alphabetical-index-mark-start text:id="IMark229542884"/>.acos<text:alphabetical-index-mark-end text:id="IMark229542884"/> [a_float]</text:h>
            <text:p text:style-name="Text_20_body">Routing: TOS</text:p>
            <text:p text:style-name="P1">This method computes the arc-cosine (cos(x)<text:span text:style-name="T10">-1</text:span>) of the value. That is it computes the angle in radians <text:change-end text:change-id="ct232870672"/><text:change-start text:change-id="ct232871088"/>whose cosine is the argument<text:note text:id="ftn65" text:note-class="footnote"><text:note-citation>65</text:note-citation><text:note-body><text:p text:style-name="Footnote"><text:change-start text:change-id="ct232870776"/>Please s<text:change-end text:change-id="ct232870776"/><text:change-start text:change-id="ct232870880"/>ee <text:a xlink:type="simple" xlink:href="http://en.wikipedia.org/wiki/Inverse_trigonometric_functions" text:style-name="Internet_20_link" text:visited-style-name="Visited_20_Internet_20_Link">http://en.wikipedia.org/wiki/Inverse_trigonometric_functions</text:a> for m<text:change-end text:change-id="ct232870880"/><text:change-start text:change-id="ct232870984"/>ore details on inverse trigonometric functions.<text:change-end text:change-id="ct232870984"/></text:p></text:note-body></text:note>.<text:change-end text:change-id="ct232871088"/><text:change-start text:change-id="ct232871192"/> <text:span text:style-name="T10"><text:s text:c="11"/></text:span><text:change-end text:change-id="ct232871192"/></text:p>
          </table:table-cell>
          <table:covered-table-cell/>
        </table:table-row>
        <table:table-row table:style-name="Table140.1">
          <table:table-cell table:style-name="Table140.A2" office:value-type="string">
            <text:p text:style-name="P15"><text:change-start text:change-id="ct232871296"/>Code<text:change-end text:change-id="ct232871296"/></text:p>
          </table:table-cell>
          <table:table-cell table:style-name="Table140.B2" office:value-type="string">
            <text:p text:style-name="P15"><text:change-start text:change-id="ct232871400"/>Result<text:change-end text:change-id="ct232871400"/></text:p>
          </table:table-cell>
        </table:table-row>
        <table:table-row table:style-name="Table140.1">
          <table:table-cell table:style-name="Table140.A2" office:value-type="string">
            <text:p text:style-name="Snippet"><text:change-start text:change-id="ct232871504"/>1 .acos<text:change-end text:change-id="ct232871504"/></text:p>
          </table:table-cell>
          <table:table-cell table:style-name="Table140.B2" office:value-type="string">
            <text:p text:style-name="P2"><text:change-start text:change-id="ct232871608"/>0.0<text:change-end text:change-id="ct232871608"/></text:p>
          </table:table-cell>
        </table:table-row>
        <table:table-row table:style-name="Table140.1">
          <table:table-cell table:style-name="Table140.A2" office:value-type="string">
            <text:p text:style-name="Snippet"><text:change-start text:change-id="ct232871712"/>0 .acos<text:change-end text:change-id="ct232871712"/></text:p>
          </table:table-cell>
          <table:table-cell table:style-name="Table140.B2" office:value-type="string">
            <text:p text:style-name="P2"><text:change-start text:change-id="ct232871816"/>1.5707963267948966<text:change-end text:change-id="ct232871816"/></text:p>
          </table:table-cell>
        </table:table-row>
      </table:table>
      <text:p text:style-name="Text_20_body"><text:change text:change-id="ct232871920"/></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32872232"/>[a_numeric] <text:alphabetical-index-mark-start text:id="IMark229542884"/>.acosh<text:alphabetical-index-mark-end text:id="IMark229542884"/> [a_float]</text:h>
            <text:p text:style-name="Text_20_body">Routing: TOS</text:p>
            <text:p text:style-name="P1">This method computes the arc-hyperbolic-cosine (cosh(x)<text:span text:style-name="T10">-1</text:span>) of the value. That is it computes the angle in radians whose hyperbolic-cosine is the argument<text:note text:id="ftn66" text:note-class="footnote"><text:note-citation>66</text:note-citation><text:note-body><text:p text:style-name="Footnote"><text:change-start text:change-id="ct23287202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2872024"/><text:change-start text:change-id="ct232872128"/>bolic trigonometric functions.<text:change-end text:change-id="ct232872128"/></text:p></text:note-body></text:note>.<text:change-end text:change-id="ct232872232"/></text:p>
          </table:table-cell>
          <table:covered-table-cell/>
        </table:table-row>
        <table:table-row table:style-name="Table141.1">
          <table:table-cell table:style-name="Table141.A2" office:value-type="string">
            <text:p text:style-name="P15"><text:change-start text:change-id="ct232872336"/>Code<text:change-end text:change-id="ct232872336"/></text:p>
          </table:table-cell>
          <table:table-cell table:style-name="Table141.B2" office:value-type="string">
            <text:p text:style-name="P15"><text:change-start text:change-id="ct232872440"/>Result<text:change-end text:change-id="ct23287244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2872544"/></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2872648"/>[a_numeric] <text:alphabetical-index-mark-start text:id="IMark229542884"/>.angle<text:alphabetical-index-mark-end text:id="IMark229542884"/> [a_float]</text:h>
            <text:p text:style-name="Text_20_body">Routing:<text:change-end text:change-id="ct232872648"/> TOS<text:change-start text:change-id="ct232872752"/></text:p>
            <text:p text:style-name="P1"><text:change-end text:change-id="ct23287275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5"><text:change-start text:change-id="ct232872856"/>Code<text:change-end text:change-id="ct232872856"/></text:p>
          </table:table-cell>
          <table:table-cell table:style-name="Table142.B2" office:value-type="string">
            <text:p text:style-name="P15"><text:change-start text:change-id="ct232872960"/>Result<text:change-end text:change-id="ct23287296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2873064"/></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32873168"/>[a_numeric] <text:alphabetical-index-mark-start text:id="IMark229542884"/>.asin<text:alphabetical-index-mark-end text:id="IMark229542884"/> [a_<text:change-end text:change-id="ct232873168"/>float<text:change-start text:change-id="ct232873272"/>]</text:h>
            <text:p text:style-name="Text_20_body">Routing:<text:change-end text:change-id="ct232873272"/> TOS<text:change-start text:change-id="ct232873376"/></text:p>
            <text:p text:style-name="P1"><text:change-end text:change-id="ct232873376"/>This method computes the arc-sine (sin(x)<text:span text:style-name="T10">-1</text:span>) of the value. That is it computes the angle in radians whose sine is the argument.</text:p>
          </table:table-cell>
          <table:covered-table-cell/>
        </table:table-row>
        <table:table-row table:style-name="Table143.1">
          <table:table-cell table:style-name="Table143.A2" office:value-type="string">
            <text:p text:style-name="P15"><text:change-start text:change-id="ct232873480"/>Code<text:change-end text:change-id="ct232873480"/></text:p>
          </table:table-cell>
          <table:table-cell table:style-name="Table143.B2" office:value-type="string">
            <text:p text:style-name="P15"><text:change-start text:change-id="ct232873584"/>Result<text:change-end text:change-id="ct23287358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287368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32873792"/>[a_numeric] <text:alphabetical-index-mark-start text:id="IMark229542884"/>.asinh<text:alphabetical-index-mark-end text:id="IMark229542884"/> [a_<text:change-end text:change-id="ct232873792"/>float<text:change-start text:change-id="ct232873896"/>]</text:h>
            <text:p text:style-name="Text_20_body">Routing:<text:change-end text:change-id="ct232873896"/> TOS<text:change-start text:change-id="ct232874000"/></text:p>
            <text:p text:style-name="P1"><text:change-end text:change-id="ct232874000"/>This method computes the arc-hyperbolic-sine (sinh(x)<text:span text:style-name="T10">-1</text:span>) of the value. That is it computes the angle in radians whose hyperbolic-sine is the argument</text:p>
          </table:table-cell>
          <table:covered-table-cell/>
        </table:table-row>
        <table:table-row table:style-name="Table144.1">
          <table:table-cell table:style-name="Table144.A2" office:value-type="string">
            <text:p text:style-name="P15"><text:change-start text:change-id="ct232874104"/>Code<text:change-end text:change-id="ct232874104"/></text:p>
          </table:table-cell>
          <table:table-cell table:style-name="Table144.B2" office:value-type="string">
            <text:p text:style-name="P15"><text:change-start text:change-id="ct232874208"/>Result<text:change-end text:change-id="ct23287420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287431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2874456"/>[a_numeric] <text:alphabetical-index-mark-start text:id="IMark229542884"/>.atan<text:alphabetical-index-mark-end text:id="IMark229542884"/> [a_<text:change-end text:change-id="ct232874456"/>float<text:change-start text:change-id="ct232874560"/>]</text:h>
            <text:p text:style-name="Text_20_body">Routing:<text:change-end text:change-id="ct232874560"/> TOS<text:change-start text:change-id="ct232874664"/></text:p>
            <text:p text:style-name="P1"><text:change-end text:change-id="ct232874664"/>This method computes the arc-tangent (tan(x)<text:span text:style-name="T10">-1</text:span>) of the value. That is it computes the angle in radians whose tangent is the argument.</text:p>
          </table:table-cell>
          <table:covered-table-cell/>
        </table:table-row>
        <table:table-row table:style-name="Table145.1">
          <table:table-cell table:style-name="Table145.A2" office:value-type="string">
            <text:p text:style-name="P15"><text:change-start text:change-id="ct232874768"/>Code<text:change-end text:change-id="ct232874768"/></text:p>
          </table:table-cell>
          <table:table-cell table:style-name="Table145.B2" office:value-type="string">
            <text:p text:style-name="P15"><text:change-start text:change-id="ct232874872"/>Result<text:change-end text:change-id="ct23287487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2874976"/></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232875080"/>[a_numeric a_numeric] <text:alphabetical-index-mark-start text:id="IMark229542884"/>.atan2<text:alphabetical-index-mark-end text:id="IMark229542884"/> [a_<text:change-end text:change-id="ct232875080"/>float<text:change-start text:change-id="ct232875184"/>]</text:h>
            <text:p text:style-name="Text_20_body">Routing:<text:change-end text:change-id="ct232875184"/> TOS<text:change-start text:change-id="ct232875288"/></text:p>
            <text:p text:style-name="P1"><text:change-end text:change-id="ct23287528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5"><text:change-start text:change-id="ct232875392"/>Code<text:change-end text:change-id="ct232875392"/></text:p>
          </table:table-cell>
          <table:table-cell table:style-name="Table146.B2" office:value-type="string">
            <text:p text:style-name="P15"><text:change-start text:change-id="ct232875496"/>Result<text:change-end text:change-id="ct23287549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2875704"/><text:change text:change-id="ct232875600"/></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32875808"/>[a_numeric] <text:alphabetical-index-mark-start text:id="IMark229542884"/>.atanh<text:alphabetical-index-mark-end text:id="IMark229542884"/> [a_<text:change-end text:change-id="ct232875808"/>float<text:change-start text:change-id="ct232875912"/>]</text:h>
            <text:p text:style-name="Text_20_body">Routing:<text:change-end text:change-id="ct232875912"/> TOS<text:change-start text:change-id="ct232876016"/></text:p>
            <text:p text:style-name="P1"><text:change-end text:change-id="ct232876016"/>This method computes the arc-hyperbolic-tangent (tanh(x)<text:span text:style-name="T10">-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5"><text:change-start text:change-id="ct232876120"/>Code<text:change-end text:change-id="ct232876120"/></text:p>
          </table:table-cell>
          <table:table-cell table:style-name="Table147.B2" office:value-type="string">
            <text:p text:style-name="P15"><text:change-start text:change-id="ct232876224"/>Result<text:change-end text:change-id="ct23287622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287632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2876432"/>[a_numeric a_numeric] <text:alphabetical-index-mark-start text:id="IMark229542884"/>.c2p<text:alphabetical-index-mark-end text:id="IMark229542884"/> [a_<text:change-end text:change-id="ct232876432"/>float<text:change-start text:change-id="ct232876536"/> a_<text:change-end text:change-id="ct232876536"/>float<text:change-start text:change-id="ct232876640"/>]</text:h>
            <text:p text:style-name="Text_20_body">Routing: TOS</text:p>
            <text:p text:style-name="P1"><text:change-end text:change-id="ct23287664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5"><text:change-start text:change-id="ct232876744"/>Code<text:change-end text:change-id="ct232876744"/></text:p>
          </table:table-cell>
          <table:table-cell table:style-name="Table148.B2" office:value-type="string">
            <text:p text:style-name="P15"><text:change-start text:change-id="ct232876848"/>Result<text:change-end text:change-id="ct23287684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2877056"/><text:change text:change-id="ct232876952"/></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232877160"/>[a_numeric] <text:alphabetical-index-mark-start text:id="IMark229542884"/>.cbrt<text:alphabetical-index-mark-end text:id="IMark229542884"/> [a_<text:change-end text:change-id="ct232877160"/>float<text:change-start text:change-id="ct232877264"/>]</text:h>
            <text:p text:style-name="Text_20_body">Routing:<text:change-end text:change-id="ct232877264"/> TOS<text:change-start text:change-id="ct232877368"/></text:p>
            <text:p text:style-name="P1"><text:change-end text:change-id="ct232877368"/>This method computes the cube root (X<text:span text:style-name="T10">1/3</text:span>) of the value.</text:p>
          </table:table-cell>
          <table:covered-table-cell/>
        </table:table-row>
        <table:table-row table:style-name="Table149.1">
          <table:table-cell table:style-name="Table149.A2" office:value-type="string">
            <text:p text:style-name="P15"><text:change-start text:change-id="ct232877472"/>Code<text:change-end text:change-id="ct232877472"/></text:p>
          </table:table-cell>
          <table:table-cell table:style-name="Table149.B2" office:value-type="string">
            <text:p text:style-name="P15"><text:change-start text:change-id="ct232877576"/>Result<text:change-end text:change-id="ct23287757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2877680"/></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2877784"/>[a_numeric] <text:alphabetical-index-mark-start text:id="IMark229542884"/>.ceil<text:alphabetical-index-mark-end text:id="IMark229542884"/> [a<text:change-end text:change-id="ct232877784"/>n<text:change-start text:change-id="ct232877888"/>_<text:change-end text:change-id="ct232877888"/>integer<text:change-start text:change-id="ct232877992"/>]</text:h>
            <text:p text:style-name="Text_20_body">Routing:<text:change-end text:change-id="ct232877992"/> TOS<text:change-start text:change-id="ct232878096"/></text:p>
            <text:p text:style-name="P1"><text:change-end text:change-id="ct232878096"/>This method computes the smallest integer that is greater than or equal to the argument.</text:p>
          </table:table-cell>
          <table:covered-table-cell/>
        </table:table-row>
        <table:table-row table:style-name="Table150.1">
          <table:table-cell table:style-name="Table150.A2" office:value-type="string">
            <text:p text:style-name="P15"><text:change-start text:change-id="ct232878200"/>Code<text:change-end text:change-id="ct232878200"/></text:p>
          </table:table-cell>
          <table:table-cell table:style-name="Table150.B2" office:value-type="string">
            <text:p text:style-name="P15"><text:change-start text:change-id="ct232878304"/>Result<text:change-end text:change-id="ct23287830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2878408"/></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32944088"/>[a_numeric] <text:alphabetical-index-mark-start text:id="IMark229542884"/>.conjugate<text:alphabetical-index-mark-end text:id="IMark229542884"/> [a_numeric]</text:h>
            <text:p text:style-name="Text_20_body">Routing:<text:change-end text:change-id="ct232944088"/> TOS<text:change-start text:change-id="ct232944192"/></text:p>
            <text:p text:style-name="P1"><text:change-end text:change-id="ct232944192"/>This method computes the complex conjugate of the argument. For non-complex data, this has no effect.</text:p>
          </table:table-cell>
          <table:covered-table-cell/>
        </table:table-row>
        <table:table-row table:style-name="Table151.1">
          <table:table-cell table:style-name="Table151.A2" office:value-type="string">
            <text:p text:style-name="P15"><text:change-start text:change-id="ct232944296"/>Code<text:change-end text:change-id="ct232944296"/></text:p>
          </table:table-cell>
          <table:table-cell table:style-name="Table151.B2" office:value-type="string">
            <text:p text:style-name="P15"><text:change-start text:change-id="ct232944400"/>Result<text:change-end text:change-id="ct23294440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294450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2944608"/>[a_numeric] <text:alphabetical-index-mark-start text:id="IMark229542884"/>.cos<text:alphabetical-index-mark-end text:id="IMark229542884"/> [a_<text:change-end text:change-id="ct232944608"/>float<text:change-start text:change-id="ct232944712"/>]</text:h>
            <text:p text:style-name="Text_20_body">Routing:<text:change-end text:change-id="ct232944712"/> TOS<text:change-start text:change-id="ct232944816"/></text:p>
            <text:p text:style-name="P1"><text:change-end text:change-id="ct232944816"/>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5"><text:change-start text:change-id="ct232944920"/>Code<text:change-end text:change-id="ct232944920"/></text:p>
          </table:table-cell>
          <table:table-cell table:style-name="Table152.B2" office:value-type="string">
            <text:p text:style-name="P15"><text:change-start text:change-id="ct232945024"/>Result<text:change-end text:change-id="ct23294502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2945232"/><text:change text:change-id="ct232945128"/></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232945336"/>[a_numeric] <text:alphabetical-index-mark-start text:id="IMark229542884"/>.cosh<text:alphabetical-index-mark-end text:id="IMark229542884"/> [a_<text:change-end text:change-id="ct232945336"/>float<text:change-start text:change-id="ct232945440"/>]</text:h>
            <text:p text:style-name="Text_20_body">Routing:<text:change-end text:change-id="ct232945440"/> TOS<text:change-start text:change-id="ct232945544"/></text:p>
            <text:p text:style-name="P1"><text:change-end text:change-id="ct232945544"/>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5"><text:change-start text:change-id="ct232945648"/>Code<text:change-end text:change-id="ct232945648"/></text:p>
          </table:table-cell>
          <table:table-cell table:style-name="Table153.B2" office:value-type="string">
            <text:p text:style-name="P15"><text:change-start text:change-id="ct232945752"/>Result<text:change-end text:change-id="ct23294575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2945856"/></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2945960"/>[a_numeric] <text:alphabetical-index-mark-start text:id="IMark229542884"/>.cube<text:alphabetical-index-mark-end text:id="IMark229542884"/> [a_numeric]</text:h>
            <text:p text:style-name="Text_20_body">Routing:<text:change-end text:change-id="ct232945960"/> TOS<text:change-start text:change-id="ct232946064"/></text:p>
            <text:p text:style-name="P1"><text:change-end text:change-id="ct232946064"/>This method computes the cube (X<text:span text:style-name="T10">3</text:span>) of the number.</text:p>
          </table:table-cell>
          <table:covered-table-cell/>
        </table:table-row>
        <table:table-row table:style-name="Table154.1">
          <table:table-cell table:style-name="Table154.A2" office:value-type="string">
            <text:p text:style-name="P15"><text:change-start text:change-id="ct232946168"/>Code<text:change-end text:change-id="ct232946168"/></text:p>
          </table:table-cell>
          <table:table-cell table:style-name="Table154.B2" office:value-type="string">
            <text:p text:style-name="P15"><text:change-start text:change-id="ct232946272"/>Result<text:change-end text:change-id="ct23294627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2946376"/></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232946480"/>[a_numeric] <text:alphabetical-index-mark-start text:id="IMark229542884"/>.d2r<text:alphabetical-index-mark-end text:id="IMark229542884"/> [a_<text:change-end text:change-id="ct232946480"/>float<text:change-start text:change-id="ct232946584"/>]</text:h>
            <text:p text:style-name="Text_20_body">Routing:<text:change-end text:change-id="ct232946584"/> TOS<text:change-start text:change-id="ct232946688"/></text:p>
            <text:p text:style-name="P1"><text:change-end text:change-id="ct232946688"/>This method converts the argument number from degrees to radians.</text:p>
          </table:table-cell>
          <table:covered-table-cell/>
        </table:table-row>
        <table:table-row table:style-name="Table155.1">
          <table:table-cell table:style-name="Table155.A2" office:value-type="string">
            <text:p text:style-name="P15"><text:change-start text:change-id="ct232946792"/>Code<text:change-end text:change-id="ct232946792"/></text:p>
          </table:table-cell>
          <table:table-cell table:style-name="Table155.B2" office:value-type="string">
            <text:p text:style-name="P15"><text:change-start text:change-id="ct232946896"/>Result<text:change-end text:change-id="ct23294689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2947000"/></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32947104"/>[a_numeric] <text:alphabetical-index-mark-start text:id="IMark229542884"/>.denominator<text:alphabetical-index-mark-end text:id="IMark229542884"/> [a<text:change-end text:change-id="ct232947104"/>n<text:change-start text:change-id="ct232947208"/>_<text:change-end text:change-id="ct232947208"/>integer<text:change-start text:change-id="ct232947312"/>]</text:h>
            <text:p text:style-name="Text_20_body">Routing:<text:change-end text:change-id="ct232947312"/> TOS<text:change-start text:change-id="ct232947416"/></text:p>
            <text:p text:style-name="P1"><text:change-end text:change-id="ct23294741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5"><text:change-start text:change-id="ct232947520"/>Code<text:change-end text:change-id="ct232947520"/></text:p>
          </table:table-cell>
          <table:table-cell table:style-name="Table156.B2" office:value-type="string">
            <text:p text:style-name="P15"><text:change-start text:change-id="ct232947624"/>Result<text:change-end text:change-id="ct23294762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2947728"/><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2947832"/>[a_numeric] <text:alphabetical-index-mark-start text:id="IMark229542884"/>.e**<text:alphabetical-index-mark-end text:id="IMark229542884"/> [a_<text:change-end text:change-id="ct232947832"/>float<text:change-start text:change-id="ct232947936"/>]</text:h>
            <text:p text:style-name="Text_20_body">Routing:<text:change-end text:change-id="ct232947936"/> TOS<text:change-start text:change-id="ct232948040"/></text:p>
            <text:p text:style-name="P1"><text:change-end text:change-id="ct232948040"/>This method computes the value of e raised to the power of the argument (e<text:span text:style-name="T10">X</text:span>).</text:p>
          </table:table-cell>
          <table:covered-table-cell/>
        </table:table-row>
        <table:table-row table:style-name="Table157.1">
          <table:table-cell table:style-name="Table157.A2" office:value-type="string">
            <text:p text:style-name="P15"><text:change-start text:change-id="ct232948184"/>Code<text:change-end text:change-id="ct232948184"/></text:p>
          </table:table-cell>
          <table:table-cell table:style-name="Table157.B2" office:value-type="string">
            <text:p text:style-name="P15"><text:change-start text:change-id="ct232948288"/>Result<text:change-end text:change-id="ct23294828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2948392"/></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2948496"/>[a_numeric] <text:alphabetical-index-mark-start text:id="IMark229542884"/>.emit<text:alphabetical-index-mark-end text:id="IMark229542884"/> []</text:h>
            <text:p text:style-name="Text_20_body">Routing:<text:change-end text:change-id="ct232948496"/> TOS<text:change-start text:change-id="ct232948600"/></text:p>
            <text:p text:style-name="P1"><text:change-end text:change-id="ct232948600"/>This method emits a character with the code of numeric argument.</text:p>
          </table:table-cell>
          <table:covered-table-cell/>
        </table:table-row>
        <table:table-row table:style-name="Table158.1">
          <table:table-cell table:style-name="Table158.A2" office:value-type="string">
            <text:p text:style-name="P15"><text:change-start text:change-id="ct232948704"/>Code<text:change-end text:change-id="ct232948704"/></text:p>
          </table:table-cell>
          <table:table-cell table:style-name="Table158.B2" office:value-type="string">
            <text:p text:style-name="P15"><text:change-start text:change-id="ct232948808"/>Result<text:change-end text:change-id="ct23294880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2949016"/><text:change text:change-id="ct23294891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232949120"/>[a_numeric] <text:alphabetical-index-mark-start text:id="IMark229542884"/>.floor<text:alphabetical-index-mark-end text:id="IMark229542884"/> [a<text:change-end text:change-id="ct232949120"/>n<text:change-start text:change-id="ct232949224"/>_<text:change-end text:change-id="ct232949224"/>integer<text:change-start text:change-id="ct232949328"/>]</text:h>
            <text:p text:style-name="Text_20_body">Routing:<text:change-end text:change-id="ct232949328"/> TOS<text:change-start text:change-id="ct232949432"/></text:p>
            <text:p text:style-name="P1"><text:change-end text:change-id="ct232949432"/>This method computes the largest integer that is less than or equal to the argument.</text:p>
          </table:table-cell>
          <table:covered-table-cell/>
        </table:table-row>
        <table:table-row table:style-name="Table159.1">
          <table:table-cell table:style-name="Table159.A2" office:value-type="string">
            <text:p text:style-name="P15"><text:change-start text:change-id="ct232949536"/>Code<text:change-end text:change-id="ct232949536"/></text:p>
          </table:table-cell>
          <table:table-cell table:style-name="Table159.B2" office:value-type="string">
            <text:p text:style-name="P15"><text:change-start text:change-id="ct232949640"/>Result<text:change-end text:change-id="ct23294964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294974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2949848"/>[a_numeric a_numeric] <text:alphabetical-index-mark-start text:id="IMark229542884"/>.hypot<text:alphabetical-index-mark-end text:id="IMark229542884"/> [a_<text:change-end text:change-id="ct232949848"/>float<text:change-start text:change-id="ct232949952"/>]</text:h>
            <text:p text:style-name="Text_20_body">Routing:<text:change-end text:change-id="ct232949952"/> TOS<text:change-start text:change-id="ct232950056"/></text:p>
            <text:p text:style-name="P1"><text:change-end text:change-id="ct232950056"/>Given two lengths, this method computes the length of the hypotenuse. </text:p>
          </table:table-cell>
          <table:covered-table-cell/>
        </table:table-row>
        <table:table-row table:style-name="Table160.1">
          <table:table-cell table:style-name="Table160.A2" office:value-type="string">
            <text:p text:style-name="P15"><text:change-start text:change-id="ct232950160"/>Code<text:change-end text:change-id="ct232950160"/></text:p>
          </table:table-cell>
          <table:table-cell table:style-name="Table160.B2" office:value-type="string">
            <text:p text:style-name="P15"><text:change-start text:change-id="ct232950264"/>Result<text:change-end text:change-id="ct23295026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2950368"/></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232950472"/>[a_numeric] <text:alphabetical-index-mark-start text:id="IMark229542884"/>.imaginary<text:alphabetical-index-mark-end text:id="IMark229542884"/> [a_numeric]</text:h>
            <text:p text:style-name="Text_20_body">Routing:<text:change-end text:change-id="ct232950472"/> TOS<text:change-start text:change-id="ct232950576"/></text:p>
            <text:p text:style-name="P1"><text:change-end text:change-id="ct23295057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5"><text:change-start text:change-id="ct232950680"/>Code<text:change-end text:change-id="ct232950680"/></text:p>
          </table:table-cell>
          <table:table-cell table:style-name="Table161.B2" office:value-type="string">
            <text:p text:style-name="P15"><text:change-start text:change-id="ct232950784"/>Result<text:change-end text:change-id="ct23295078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2950888"/></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2950992"/>[a_numeric] <text:alphabetical-index-mark-start text:id="IMark229542884"/>.ln<text:alphabetical-index-mark-end text:id="IMark229542884"/> [a_<text:change-end text:change-id="ct232950992"/>float<text:change-start text:change-id="ct232951096"/>]</text:h>
            <text:p text:style-name="Text_20_body">Routing:<text:change-end text:change-id="ct232951096"/> TOS<text:change-start text:change-id="ct232951200"/></text:p>
            <text:p text:style-name="P1"><text:change-end text:change-id="ct232951200"/>This method computes the natural logarithm (log<text:span text:style-name="T6">e</text:span>) of the given value.</text:p>
          </table:table-cell>
          <table:covered-table-cell/>
        </table:table-row>
        <table:table-row table:style-name="Table162.1">
          <table:table-cell table:style-name="Table162.A2" office:value-type="string">
            <text:p text:style-name="P15"><text:change-start text:change-id="ct232951304"/>Code<text:change-end text:change-id="ct232951304"/></text:p>
          </table:table-cell>
          <table:table-cell table:style-name="Table162.B2" office:value-type="string">
            <text:p text:style-name="P15"><text:change-start text:change-id="ct232951408"/>Result<text:change-end text:change-id="ct23295140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2951512"/></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232951616"/>[a_numeric] <text:alphabetical-index-mark-start text:id="IMark229542884"/>.log10<text:alphabetical-index-mark-end text:id="IMark229542884"/> [a_<text:change-end text:change-id="ct232951616"/>float<text:change-start text:change-id="ct232951720"/>]</text:h>
            <text:p text:style-name="Text_20_body">Routing:<text:change-end text:change-id="ct232951720"/> TOS<text:change-start text:change-id="ct232951824"/></text:p>
            <text:p text:style-name="P1"><text:change-end text:change-id="ct232951824"/>This method computes the base 10 logarithm (log<text:span text:style-name="T6">10</text:span>) of the given value.</text:p>
          </table:table-cell>
          <table:covered-table-cell/>
        </table:table-row>
        <table:table-row table:style-name="Table163.1">
          <table:table-cell table:style-name="Table163.A2" office:value-type="string">
            <text:p text:style-name="P15"><text:change-start text:change-id="ct232951928"/>Code<text:change-end text:change-id="ct232951928"/></text:p>
          </table:table-cell>
          <table:table-cell table:style-name="Table163.B2" office:value-type="string">
            <text:p text:style-name="P15"><text:change-start text:change-id="ct232952032"/>Result<text:change-end text:change-id="ct23295203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2952136"/></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232952280"/>[a_numeric] <text:alphabetical-index-mark-start text:id="IMark229542884"/>.log2<text:alphabetical-index-mark-end text:id="IMark229542884"/> [a_<text:change-end text:change-id="ct232952280"/>float<text:change-start text:change-id="ct232952384"/>]</text:h>
            <text:p text:style-name="Text_20_body">Routing:<text:change-end text:change-id="ct232952384"/> TOS<text:change-start text:change-id="ct232952488"/></text:p>
            <text:p text:style-name="P1"><text:change-end text:change-id="ct232952488"/>This method computes the base 2 logarithm (log<text:span text:style-name="T6">2</text:span>) of the given value.</text:p>
          </table:table-cell>
          <table:covered-table-cell/>
        </table:table-row>
        <table:table-row table:style-name="Table164.1">
          <table:table-cell table:style-name="Table164.A2" office:value-type="string">
            <text:p text:style-name="P15"><text:change-start text:change-id="ct232952592"/>Code<text:change-end text:change-id="ct232952592"/></text:p>
          </table:table-cell>
          <table:table-cell table:style-name="Table164.B2" office:value-type="string">
            <text:p text:style-name="P15"><text:change-start text:change-id="ct232952696"/>Result<text:change-end text:change-id="ct232952696"/></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295280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2952904"/>[a_numeric] <text:alphabetical-index-mark-start text:id="IMark229542884"/>.magnitude<text:alphabetical-index-mark-end text:id="IMark229542884"/> [a_numeric]</text:h>
            <text:p text:style-name="Text_20_body">Routing:<text:change-end text:change-id="ct232952904"/> TOS<text:change-start text:change-id="ct232953008"/></text:p>
            <text:p text:style-name="P1"><text:change-end text:change-id="ct23295300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5"><text:change-start text:change-id="ct232953112"/>Code<text:change-end text:change-id="ct232953112"/></text:p>
          </table:table-cell>
          <table:table-cell table:style-name="Table165.B2" office:value-type="string">
            <text:p text:style-name="P15"><text:change-start text:change-id="ct232953216"/>Result<text:change-end text:change-id="ct23295321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2953320"/></text:p>
      <table:table table:name="Table166" table:style-name="Table166">
        <table:table-column table:style-name="Table166.A"/>
        <table:table-column table:style-name="Table166.B"/>
        <table:table-row table:style-name="Table166.1">
          <table:table-cell table:style-name="Table166.A1" table:number-columns-spanned="2" office:value-type="string">
            <text:h text:style-name="Heading_20_3" text:outline-level="3"><text:change-start text:change-id="ct232953424"/>[a_numeric] <text:alphabetical-index-mark-start text:id="IMark229542884"/>.numerator<text:alphabetical-index-mark-end text:id="IMark229542884"/> [a_numeric]</text:h>
            <text:p text:style-name="Text_20_body">Routing:<text:change-end text:change-id="ct232953424"/> TOS<text:change-start text:change-id="ct232953528"/></text:p>
            <text:p text:style-name="P1"><text:change-end text:change-id="ct23295352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5"><text:change-start text:change-id="ct232953632"/>Code<text:change-end text:change-id="ct232953632"/></text:p>
          </table:table-cell>
          <table:table-cell table:style-name="Table166.B2" office:value-type="string">
            <text:p text:style-name="P15"><text:change-start text:change-id="ct232953736"/>Result<text:change-end text:change-id="ct23295373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2953944"/><text:change text:change-id="ct232953840"/></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232954048"/>[a_numeric a_numeric] <text:alphabetical-index-mark-start text:id="IMark229542884"/>.p2c<text:alphabetical-index-mark-end text:id="IMark229542884"/> [a_<text:change-end text:change-id="ct232954048"/>float<text:change-start text:change-id="ct232954152"/> a_<text:change-end text:change-id="ct232954152"/>float<text:change-start text:change-id="ct232954256"/>]</text:h>
            <text:p text:style-name="Text_20_body">Routing:<text:change-end text:change-id="ct232954256"/> TOS<text:change-start text:change-id="ct232954360"/></text:p>
            <text:p text:style-name="P1"><text:change-end text:change-id="ct23295436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5"><text:change-start text:change-id="ct232954464"/>Code<text:change-end text:change-id="ct232954464"/></text:p>
          </table:table-cell>
          <table:table-cell table:style-name="Table167.B2" office:value-type="string">
            <text:p text:style-name="P15"><text:change-start text:change-id="ct232954568"/>Result<text:change-end text:change-id="ct23295456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295467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2954776"/>[a_numeric] <text:alphabetical-index-mark-start text:id="IMark229542884"/>.polar<text:alphabetical-index-mark-end text:id="IMark229542884"/> [a_<text:change-end text:change-id="ct232954776"/>float<text:change-start text:change-id="ct232954880"/> a_<text:change-end text:change-id="ct232954880"/>float<text:change-start text:change-id="ct232954984"/>]</text:h>
            <text:p text:style-name="Text_20_body">Routing:<text:change-end text:change-id="ct232954984"/> TOS<text:change-start text:change-id="ct232955088"/></text:p>
            <text:p text:style-name="P1"><text:change-end text:change-id="ct23295508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5"><text:change-start text:change-id="ct232955192"/>Code<text:change-end text:change-id="ct232955192"/></text:p>
          </table:table-cell>
          <table:table-cell table:style-name="Table168.B2" office:value-type="string">
            <text:p text:style-name="P15"><text:change-start text:change-id="ct232955296"/>Result<text:change-end text:change-id="ct23295529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2955400"/></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232955504"/>[a_numeric] <text:alphabetical-index-mark-start text:id="IMark229542884"/>.r2d<text:alphabetical-index-mark-end text:id="IMark229542884"/> [a_<text:change-end text:change-id="ct232955504"/>float<text:change-start text:change-id="ct232955608"/>]</text:h>
            <text:p text:style-name="Text_20_body">Routing:<text:change-end text:change-id="ct232955608"/> TOS<text:change-start text:change-id="ct232955712"/></text:p>
            <text:p text:style-name="P1"><text:change-end text:change-id="ct232955712"/>Convert a angle value from radians to degrees.</text:p>
          </table:table-cell>
          <table:covered-table-cell/>
        </table:table-row>
        <table:table-row table:style-name="Table169.1">
          <table:table-cell table:style-name="Table169.A2" office:value-type="string">
            <text:p text:style-name="P15"><text:change-start text:change-id="ct232955816"/>Code<text:change-end text:change-id="ct232955816"/></text:p>
          </table:table-cell>
          <table:table-cell table:style-name="Table169.B2" office:value-type="string">
            <text:p text:style-name="P15"><text:change-start text:change-id="ct232955920"/>Result<text:change-end text:change-id="ct23295592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3295602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2956128"/>[a_numeric] <text:alphabetical-index-mark-start text:id="IMark229542884"/>.real<text:alphabetical-index-mark-end text:id="IMark229542884"/> [a_numeric]</text:h>
            <text:p text:style-name="Text_20_body">Routing:<text:change-end text:change-id="ct232956128"/> TOS<text:change-start text:change-id="ct232956232"/></text:p>
            <text:p text:style-name="P1"><text:change-end text:change-id="ct23295623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5"><text:change-start text:change-id="ct232989144"/>Code<text:change-end text:change-id="ct232989144"/></text:p>
          </table:table-cell>
          <table:table-cell table:style-name="Table170.B2" office:value-type="string">
            <text:p text:style-name="P15"><text:change-start text:change-id="ct232989248"/>Result<text:change-end text:change-id="ct23298924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2989352"/><text:soft-page-break/></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2989456"/>[a_numeric] <text:alphabetical-index-mark-start text:id="IMark229542884"/>.round<text:alphabetical-index-mark-end text:id="IMark229542884"/> [a<text:change-end text:change-id="ct232989456"/>n<text:change-start text:change-id="ct232989560"/>_<text:change-end text:change-id="ct232989560"/>integer<text:change-start text:change-id="ct232989664"/>]</text:h>
            <text:p text:style-name="Text_20_body">Routing:<text:change-end text:change-id="ct232989664"/> TOS<text:change-start text:change-id="ct232989768"/></text:p>
            <text:p text:style-name="P1"><text:change-end text:change-id="ct232989768"/>This method rounds the argument number to the nearest integer.</text:p>
          </table:table-cell>
          <table:covered-table-cell/>
        </table:table-row>
        <table:table-row table:style-name="Table171.1">
          <table:table-cell table:style-name="Table171.A2" office:value-type="string">
            <text:p text:style-name="P15"><text:change-start text:change-id="ct232989872"/>Code<text:change-end text:change-id="ct232989872"/></text:p>
          </table:table-cell>
          <table:table-cell table:style-name="Table171.B2" office:value-type="string">
            <text:p text:style-name="P15"><text:change-start text:change-id="ct232989976"/>Result<text:change-end text:change-id="ct23298997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3299008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2990184"/>[a_numeric] <text:alphabetical-index-mark-start text:id="IMark229542884"/>.sin<text:alphabetical-index-mark-end text:id="IMark229542884"/> [a_<text:change-end text:change-id="ct232990184"/>float<text:change-start text:change-id="ct232990288"/>]</text:h>
            <text:p text:style-name="Text_20_body">Routing:<text:change-end text:change-id="ct232990288"/> TOS<text:change-start text:change-id="ct232990392"/></text:p>
            <text:p text:style-name="P1"><text:change-end text:change-id="ct232990392"/>This method computes the sine of the argument angle in radians.</text:p>
          </table:table-cell>
          <table:covered-table-cell/>
        </table:table-row>
        <table:table-row table:style-name="Table172.1">
          <table:table-cell table:style-name="Table172.A2" office:value-type="string">
            <text:p text:style-name="P15"><text:change-start text:change-id="ct232990496"/>Code<text:change-end text:change-id="ct232990496"/></text:p>
          </table:table-cell>
          <table:table-cell table:style-name="Table172.B2" office:value-type="string">
            <text:p text:style-name="P15"><text:change-start text:change-id="ct232990600"/>Result<text:change-end text:change-id="ct23299060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299070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2990808"/>[a_numeric] <text:alphabetical-index-mark-start text:id="IMark229542884"/>.sinh<text:alphabetical-index-mark-end text:id="IMark229542884"/> [a_<text:change-end text:change-id="ct232990808"/>float<text:change-start text:change-id="ct232990912"/>]</text:h>
            <text:p text:style-name="Text_20_body">Routing:<text:change-end text:change-id="ct232990912"/> TOS<text:change-start text:change-id="ct232991016"/></text:p>
            <text:p text:style-name="P1"><text:change-end text:change-id="ct232991016"/>This method computes the hyperbolic-sine of the argument angle in radians.</text:p>
          </table:table-cell>
          <table:covered-table-cell/>
        </table:table-row>
        <table:table-row table:style-name="Table173.1">
          <table:table-cell table:style-name="Table173.A2" office:value-type="string">
            <text:p text:style-name="P15"><text:change-start text:change-id="ct232991120"/>Code<text:change-end text:change-id="ct232991120"/></text:p>
          </table:table-cell>
          <table:table-cell table:style-name="Table173.B2" office:value-type="string">
            <text:p text:style-name="P15"><text:change-start text:change-id="ct232991224"/>Result<text:change-end text:change-id="ct23299122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2991328"/></text:p>
      <table:table table:name="Table174" table:style-name="Table174">
        <table:table-column table:style-name="Table174.A"/>
        <table:table-column table:style-name="Table174.B"/>
        <text:soft-page-break/>
        <table:table-row table:style-name="Table174.1">
          <table:table-cell table:style-name="Table174.A1" table:number-columns-spanned="2" office:value-type="string">
            <text:h text:style-name="Heading_20_3" text:outline-level="3"><text:change-start text:change-id="ct232991432"/>[a_numeric] <text:alphabetical-index-mark-start text:id="IMark229542884"/>.sleep<text:alphabetical-index-mark-end text:id="IMark229542884"/> []</text:h>
            <text:p text:style-name="Text_20_body">Routing:<text:change-end text:change-id="ct232991432"/> TOS<text:change-start text:change-id="ct232991536"/></text:p>
            <text:p text:style-name="P1"><text:change-end text:change-id="ct232991536"/>This method will pause the current thread for the specified number (or fraction of) seconds.</text:p>
          </table:table-cell>
          <table:covered-table-cell/>
        </table:table-row>
        <table:table-row table:style-name="Table174.1">
          <table:table-cell table:style-name="Table174.A2" office:value-type="string">
            <text:p text:style-name="P15"><text:change-start text:change-id="ct232991640"/>Code<text:change-end text:change-id="ct232991640"/></text:p>
          </table:table-cell>
          <table:table-cell table:style-name="Table174.B2" office:value-type="string">
            <text:p text:style-name="P15"><text:change-start text:change-id="ct232991744"/>Result<text:change-end text:change-id="ct232991744"/></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32991848"/></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32991952"/>[a_numeric] <text:alphabetical-index-mark-start text:id="IMark229542884"/>.sqr<text:alphabetical-index-mark-end text:id="IMark229542884"/> [a_numeric]</text:h>
            <text:p text:style-name="Text_20_body">Routing:<text:change-end text:change-id="ct232991952"/> TOS<text:change-start text:change-id="ct232992056"/></text:p>
            <text:p text:style-name="P1"><text:change-end text:change-id="ct232992056"/>This method computes the square of the argument value.</text:p>
          </table:table-cell>
          <table:covered-table-cell/>
        </table:table-row>
        <table:table-row table:style-name="Table175.1">
          <table:table-cell table:style-name="Table175.A2" office:value-type="string">
            <text:p text:style-name="P15"><text:change-start text:change-id="ct232992160"/>Code<text:change-end text:change-id="ct232992160"/></text:p>
          </table:table-cell>
          <table:table-cell table:style-name="Table175.B2" office:value-type="string">
            <text:p text:style-name="P15"><text:change-start text:change-id="ct232992264"/>Result<text:change-end text:change-id="ct23299226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299236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2992472"/>[a_numeric] <text:alphabetical-index-mark-start text:id="IMark229542884"/>.sqrt<text:alphabetical-index-mark-end text:id="IMark229542884"/> [a_<text:change-end text:change-id="ct232992472"/>float<text:change-start text:change-id="ct232992576"/>]</text:h>
            <text:p text:style-name="Text_20_body">Routing:<text:change-end text:change-id="ct232992576"/> TOS<text:change-start text:change-id="ct232992680"/></text:p>
            <text:p text:style-name="P1"><text:change-end text:change-id="ct232992680"/>This method computes the square root of the argument value.</text:p>
          </table:table-cell>
          <table:covered-table-cell/>
        </table:table-row>
        <table:table-row table:style-name="Table176.1">
          <table:table-cell table:style-name="Table176.A2" office:value-type="string">
            <text:p text:style-name="P15"><text:change-start text:change-id="ct232992784"/>Code<text:change-end text:change-id="ct232992784"/></text:p>
          </table:table-cell>
          <table:table-cell table:style-name="Table176.B2" office:value-type="string">
            <text:p text:style-name="P15"><text:change-start text:change-id="ct232992888"/>Result<text:change-end text:change-id="ct23299288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299299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2993096"/>[a_numeric] <text:alphabetical-index-mark-start text:id="IMark229542884"/>.tan<text:alphabetical-index-mark-end text:id="IMark229542884"/> [a_<text:change-end text:change-id="ct232993096"/>float<text:change-start text:change-id="ct232997248"/>]</text:h>
            <text:p text:style-name="Text_20_body">Routing:<text:change-end text:change-id="ct232997248"/> TOS<text:change-start text:change-id="ct232997352"/></text:p>
            <text:p text:style-name="P1"><text:change-end text:change-id="ct232997352"/>This method computes the tangent of the argument angle in radians.</text:p>
          </table:table-cell>
          <table:covered-table-cell/>
        </table:table-row>
        <table:table-row table:style-name="Table177.1">
          <table:table-cell table:style-name="Table177.A2" office:value-type="string">
            <text:p text:style-name="P15"><text:change-start text:change-id="ct232997456"/>Code<text:change-end text:change-id="ct232997456"/></text:p>
          </table:table-cell>
          <table:table-cell table:style-name="Table177.B2" office:value-type="string">
            <text:p text:style-name="P15"><text:change-start text:change-id="ct232997560"/>Result<text:change-end text:change-id="ct23299756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2997664"/></text:p>
      <table:table table:name="Table178" table:style-name="Table178">
        <table:table-column table:style-name="Table178.A"/>
        <table:table-column table:style-name="Table178.B"/>
        <text:soft-page-break/>
        <table:table-row table:style-name="Table178.1">
          <table:table-cell table:style-name="Table178.A1" table:number-columns-spanned="2" office:value-type="string">
            <text:h text:style-name="Heading_20_3" text:outline-level="3"><text:change-start text:change-id="ct232997768"/>[a_numeric] <text:alphabetical-index-mark-start text:id="IMark229542884"/>.tanh<text:alphabetical-index-mark-end text:id="IMark229542884"/> [a_<text:change-end text:change-id="ct232997768"/>float<text:change-start text:change-id="ct232997872"/>]</text:h>
            <text:p text:style-name="Text_20_body">Routing:<text:change-end text:change-id="ct232997872"/> TOS<text:change-start text:change-id="ct232997976"/></text:p>
            <text:p text:style-name="P1"><text:change-end text:change-id="ct232997976"/>This method computes the hyperbolic-tangent of the argument angle in radians.</text:p>
          </table:table-cell>
          <table:covered-table-cell/>
        </table:table-row>
        <table:table-row table:style-name="Table178.1">
          <table:table-cell table:style-name="Table178.A2" office:value-type="string">
            <text:p text:style-name="P15"><text:change-start text:change-id="ct232998080"/>Code<text:change-end text:change-id="ct232998080"/></text:p>
          </table:table-cell>
          <table:table-cell table:style-name="Table178.B2" office:value-type="string">
            <text:p text:style-name="P15"><text:change-start text:change-id="ct232998184"/>Result<text:change-end text:change-id="ct23299818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32998288"/></text:p>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32998392"/>[a_numeric a_numeric] <text:alphabetical-index-mark-start text:id="IMark229542884"/>/<text:alphabetical-index-mark-end text:id="IMark229542884"/> [a_numeric]</text:h>
            <text:p text:style-name="Text_20_body">Routing:<text:change-end text:change-id="ct232998392"/> NOS<text:change-start text:change-id="ct232998496"/></text:p>
            <text:p text:style-name="P1"><text:change-end text:change-id="ct232998496"/>This method implements the division operator.</text:p>
          </table:table-cell>
          <table:covered-table-cell/>
        </table:table-row>
        <table:table-row table:style-name="Table179.1">
          <table:table-cell table:style-name="Table179.A2" office:value-type="string">
            <text:p text:style-name="P15"><text:change-start text:change-id="ct232998600"/>Code<text:change-end text:change-id="ct232998600"/></text:p>
          </table:table-cell>
          <table:table-cell table:style-name="Table179.B2" office:value-type="string">
            <text:p text:style-name="P15"><text:change-start text:change-id="ct232998704"/>Result<text:change-end text:change-id="ct23299870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299880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69258808"/>[a_numeric] <text:alphabetical-index-mark-start text:id="IMark229542884"/>0&lt;<text:alphabetical-index-mark-end text:id="IMark229542884"/> [a_boolean]</text:h>
            <text:p text:style-name="Text_20_body">Routing:<text:change-end text:change-id="ct269258808"/> TOS<text:change-start text:change-id="ct232998912"/></text:p>
            <text:p text:style-name="P1"><text:change-end text:change-id="ct232998912"/>Is this number less than zero?</text:p>
          </table:table-cell>
          <table:covered-table-cell/>
        </table:table-row>
        <table:table-row table:style-name="Table180.1">
          <table:table-cell table:style-name="Table180.A2" office:value-type="string">
            <text:p text:style-name="P15"><text:change-start text:change-id="ct269571840"/>Code<text:change-end text:change-id="ct269571840"/></text:p>
          </table:table-cell>
          <table:table-cell table:style-name="Table180.B2" office:value-type="string">
            <text:p text:style-name="P15"><text:change-start text:change-id="ct269571736"/>Result<text:change-end text:change-id="ct26957173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2999016"/></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35536016"/>[a_numeric] <text:alphabetical-index-mark-start text:id="IMark229542884"/>0&lt;=<text:alphabetical-index-mark-end text:id="IMark229542884"/> [a_boolean]</text:h>
            <text:p text:style-name="Text_20_body">Routing:<text:change-end text:change-id="ct235536016"/> TOS<text:change-start text:change-id="ct232999120"/></text:p>
            <text:p text:style-name="P1"><text:change-end text:change-id="ct232999120"/>Is this number less than or equal to zero?</text:p>
          </table:table-cell>
          <table:covered-table-cell/>
        </table:table-row>
        <table:table-row table:style-name="Table181.1">
          <table:table-cell table:style-name="Table181.A2" office:value-type="string">
            <text:p text:style-name="P15"><text:change-start text:change-id="ct269840384"/>Code<text:change-end text:change-id="ct269840384"/></text:p>
          </table:table-cell>
          <table:table-cell table:style-name="Table181.B2" office:value-type="string">
            <text:p text:style-name="P15"><text:change-start text:change-id="ct269840488"/>Result<text:change-end text:change-id="ct26984048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2999224"/></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69839968"/>[a_numeric] <text:alphabetical-index-mark-start text:id="IMark229542884"/>0&lt;=&gt;<text:alphabetical-index-mark-end text:id="IMark229542884"/> [<text:change-end text:change-id="ct269839968"/>1, 0, or -1<text:change-start text:change-id="ct269838928"/>]</text:h>
            <text:p text:style-name="Text_20_body">Routing:<text:change-end text:change-id="ct269838928"/> TOS<text:change-start text:change-id="ct232999328"/></text:p>
            <text:p text:style-name="P1"><text:change-end text:change-id="ct232999328"/>Perform a “three outcome” comparison of the value with zero.</text:p>
          </table:table-cell>
          <table:covered-table-cell/>
        </table:table-row>
        <table:table-row table:style-name="Table182.1">
          <table:table-cell table:style-name="Table182.A2" office:value-type="string">
            <text:p text:style-name="P15"><text:change-start text:change-id="ct269584112"/>Code<text:change-end text:change-id="ct269584112"/></text:p>
          </table:table-cell>
          <table:table-cell table:style-name="Table182.B2" office:value-type="string">
            <text:p text:style-name="P15"><text:change-start text:change-id="ct269584216"/>Result<text:change-end text:change-id="ct26958421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2999536"/><text:change text:change-id="ct23299943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69839448"/>[a_numeric] <text:alphabetical-index-mark-start text:id="IMark229542884"/>0&lt;&gt; <text:alphabetical-index-mark-end text:id="IMark229542884"/>[a_boolean]</text:h>
            <text:p text:style-name="Text_20_body">Routing:<text:change-end text:change-id="ct269839448"/> TOS<text:change-start text:change-id="ct232999640"/></text:p>
            <text:p text:style-name="P1"><text:change-end text:change-id="ct232999640"/>Is the number not equal to zero?</text:p>
          </table:table-cell>
          <table:covered-table-cell/>
        </table:table-row>
        <table:table-row table:style-name="Table183.1">
          <table:table-cell table:style-name="Table183.A2" office:value-type="string">
            <text:p text:style-name="P15"><text:change-start text:change-id="ct269583904"/>Code<text:change-end text:change-id="ct269583904"/></text:p>
          </table:table-cell>
          <table:table-cell table:style-name="Table183.B2" office:value-type="string">
            <text:p text:style-name="P15"><text:change-start text:change-id="ct269584008"/>Result<text:change-end text:change-id="ct26958400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2999744"/></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69840280"/>[a_numeric] <text:alphabetical-index-mark-start text:id="IMark229542884"/>0=<text:alphabetical-index-mark-end text:id="IMark229542884"/> [a_boolean]</text:h>
            <text:p text:style-name="Text_20_body">Routing:<text:change-end text:change-id="ct269840280"/> TOS<text:change-start text:change-id="ct269838824"/></text:p>
            <text:p text:style-name="P1"><text:change-end text:change-id="ct269838824"/>Is the number equal to zero?</text:p>
          </table:table-cell>
          <table:covered-table-cell/>
        </table:table-row>
        <table:table-row table:style-name="Table184.1">
          <table:table-cell table:style-name="Table184.A2" office:value-type="string">
            <text:p text:style-name="P15"><text:change-start text:change-id="ct232999848"/>Code<text:change-end text:change-id="ct232999848"/></text:p>
          </table:table-cell>
          <table:table-cell table:style-name="Table184.B2" office:value-type="string">
            <text:p text:style-name="P15"><text:change-start text:change-id="ct269583696"/>Result<text:change-end text:change-id="ct26958369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299995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69840072"/>[a_numeric] <text:alphabetical-index-mark-start text:id="IMark229542884"/>0&gt;<text:alphabetical-index-mark-end text:id="IMark229542884"/> [a_boolean]</text:h>
            <text:p text:style-name="Text_20_body">Routing:<text:change-end text:change-id="ct269840072"/> TOS<text:change-start text:change-id="ct233000056"/></text:p>
            <text:p text:style-name="P1"><text:change-end text:change-id="ct233000056"/>Is the number greater than zero?</text:p>
          </table:table-cell>
          <table:covered-table-cell/>
        </table:table-row>
        <table:table-row table:style-name="Table185.1">
          <table:table-cell table:style-name="Table185.A2" office:value-type="string">
            <text:p text:style-name="P15"><text:change-start text:change-id="ct269839864"/>Code<text:change-end text:change-id="ct269839864"/></text:p>
          </table:table-cell>
          <table:table-cell table:style-name="Table185.B2" office:value-type="string">
            <text:p text:style-name="P15"><text:change-start text:change-id="ct269860456"/>Result<text:change-end text:change-id="ct26986045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3000160"/></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69860040"/>[a_numeric] <text:alphabetical-index-mark-start text:id="IMark229542884"/>0&gt;=<text:alphabetical-index-mark-end text:id="IMark229542884"/> [a_boolean]</text:h>
            <text:p text:style-name="Text_20_body">Routing:<text:change-end text:change-id="ct269860040"/> TOS<text:change-start text:change-id="ct269860248"/></text:p>
            <text:p text:style-name="P1"><text:change-end text:change-id="ct269860248"/>Is the number greater than or equal to zero?</text:p>
          </table:table-cell>
          <table:covered-table-cell/>
        </table:table-row>
        <table:table-row table:style-name="Table186.1">
          <table:table-cell table:style-name="Table186.A2" office:value-type="string">
            <text:p text:style-name="P15"><text:change-start text:change-id="ct233000264"/>Code<text:change-end text:change-id="ct233000264"/></text:p>
          </table:table-cell>
          <table:table-cell table:style-name="Table186.B2" office:value-type="string">
            <text:p text:style-name="P15"><text:change-start text:change-id="ct269839032"/>Result<text:change-end text:change-id="ct26983903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3000368"/></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69859416"/>[a_numeric] <text:alphabetical-index-mark-start text:id="IMark229542884"/>1+<text:alphabetical-index-mark-end text:id="IMark229542884"/> [a_numeric]</text:h>
            <text:p text:style-name="Text_20_body">Routing:<text:change-end text:change-id="ct269859416"/> TOS<text:change-start text:change-id="ct233000472"/></text:p>
            <text:p text:style-name="P1"><text:change-end text:change-id="ct233000472"/>Add one to the number</text:p>
          </table:table-cell>
          <table:covered-table-cell/>
        </table:table-row>
        <table:table-row table:style-name="Table187.1">
          <table:table-cell table:style-name="Table187.A2" office:value-type="string">
            <text:p text:style-name="P15"><text:change-start text:change-id="ct269860144"/>Code<text:change-end text:change-id="ct269860144"/></text:p>
          </table:table-cell>
          <table:table-cell table:style-name="Table187.B2" office:value-type="string">
            <text:p text:style-name="P15"><text:change-start text:change-id="ct269859624"/>Result<text:change-end text:change-id="ct26985962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300057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69859312"/>[a_numeric] <text:alphabetical-index-mark-start text:id="IMark229542884"/>1-<text:alphabetical-index-mark-end text:id="IMark229542884"/> [a_numeric]</text:h>
            <text:p text:style-name="Text_20_body">Routing:<text:change-end text:change-id="ct269859312"/> TOS<text:change-start text:change-id="ct233000680"/></text:p>
            <text:p text:style-name="P1"><text:change-end text:change-id="ct233000680"/>Subtract ond from the number</text:p>
          </table:table-cell>
          <table:covered-table-cell/>
        </table:table-row>
        <table:table-row table:style-name="Table188.1">
          <table:table-cell table:style-name="Table188.A2" office:value-type="string">
            <text:p text:style-name="P15"><text:change-start text:change-id="ct269859520"/>Code<text:change-end text:change-id="ct269859520"/></text:p>
          </table:table-cell>
          <table:table-cell table:style-name="Table188.B2" office:value-type="string">
            <text:p text:style-name="P15"><text:change-start text:change-id="ct269858792"/>Result<text:change-end text:change-id="ct26985879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3000784"/></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69585672"/>[a_numeric] <text:alphabetical-index-mark-start text:id="IMark229542884"/>2*<text:alphabetical-index-mark-end text:id="IMark229542884"/> [a_numeric]</text:h>
            <text:p text:style-name="Text_20_body">Routing:<text:change-end text:change-id="ct269585672"/> TOS<text:change-start text:change-id="ct233000888"/></text:p>
            <text:p text:style-name="P1"><text:change-end text:change-id="ct233000888"/>Multiply the number by two.</text:p>
          </table:table-cell>
          <table:covered-table-cell/>
        </table:table-row>
        <table:table-row table:style-name="Table189.1">
          <table:table-cell table:style-name="Table189.A2" office:value-type="string">
            <text:p text:style-name="P15"><text:change-start text:change-id="ct269586816"/>Code<text:change-end text:change-id="ct269586816"/></text:p>
          </table:table-cell>
          <table:table-cell table:style-name="Table189.B2" office:value-type="string">
            <text:p text:style-name="P15"><text:change-start text:change-id="ct269586920"/>Result<text:change-end text:change-id="ct26958692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3000992"/></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69586712"/>[a_numeric] <text:alphabetical-index-mark-start text:id="IMark229542884"/>2+<text:alphabetical-index-mark-end text:id="IMark229542884"/> [a_numeric]</text:h>
            <text:p text:style-name="Text_20_body">Routing:<text:change-end text:change-id="ct269586712"/> TOS<text:change-start text:change-id="ct233001096"/></text:p>
            <text:p text:style-name="P1"><text:change-end text:change-id="ct233001096"/>Add two to the number</text:p>
          </table:table-cell>
          <table:covered-table-cell/>
        </table:table-row>
        <table:table-row table:style-name="Table190.1">
          <table:table-cell table:style-name="Table190.A2" office:value-type="string">
            <text:p text:style-name="P15"><text:change-start text:change-id="ct269586400"/>Code<text:change-end text:change-id="ct269586400"/></text:p>
          </table:table-cell>
          <table:table-cell table:style-name="Table190.B2" office:value-type="string">
            <text:p text:style-name="P15"><text:change-start text:change-id="ct269587336"/>Result<text:change-end text:change-id="ct26958733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3001200"/></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69585880"/>[a_numeric] <text:alphabetical-index-mark-start text:id="IMark229542884"/>2-<text:alphabetical-index-mark-end text:id="IMark229542884"/> [a_numeric]</text:h>
            <text:p text:style-name="Text_20_body">Routing:<text:change-end text:change-id="ct269585880"/> TOS<text:change-start text:change-id="ct233001344"/></text:p>
            <text:p text:style-name="P1"><text:change-end text:change-id="ct233001344"/>Subtract two from the number</text:p>
          </table:table-cell>
          <table:covered-table-cell/>
        </table:table-row>
        <table:table-row table:style-name="Table191.1">
          <table:table-cell table:style-name="Table191.A2" office:value-type="string">
            <text:p text:style-name="P15"><text:change-start text:change-id="ct269586608"/>Code<text:change-end text:change-id="ct269586608"/></text:p>
          </table:table-cell>
          <table:table-cell table:style-name="Table191.B2" office:value-type="string">
            <text:p text:style-name="P15"><text:change-start text:change-id="ct269585984"/>Result<text:change-end text:change-id="ct26958598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300144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69586088"/>[a_numeric] <text:alphabetical-index-mark-start text:id="IMark229542884"/>2/<text:alphabetical-index-mark-end text:id="IMark229542884"/> [a_numeric]</text:h>
            <text:p text:style-name="Text_20_body">Routing:<text:change-end text:change-id="ct269586088"/> TOS<text:change-start text:change-id="ct233001552"/></text:p>
            <text:p text:style-name="P1"><text:change-end text:change-id="ct233001552"/>Divide the number by two. Note that for integers, rounding down toward negative infinity is emplyed.</text:p>
          </table:table-cell>
          <table:covered-table-cell/>
        </table:table-row>
        <table:table-row table:style-name="Table192.1">
          <table:table-cell table:style-name="Table192.A2" office:value-type="string">
            <text:p text:style-name="P15"><text:change-start text:change-id="ct269587128"/>Code<text:change-end text:change-id="ct269587128"/></text:p>
          </table:table-cell>
          <table:table-cell table:style-name="Table192.B2" office:value-type="string">
            <text:p text:style-name="P15"><text:change-start text:change-id="ct269585776"/>Result<text:change-end text:change-id="ct26958577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300165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3001760"/>[a_numeric<text:change-end text:change-id="ct233001760"/> a_numeric<text:change-start text:change-id="ct233001864"/>] <text:alphabetical-index-mark-start text:id="IMark229542884"/>&lt;<text:alphabetical-index-mark-end text:id="IMark229542884"/> [a_boolean]</text:h>
            <text:p text:style-name="Text_20_body">Routing:<text:change-end text:change-id="ct233001864"/> NOS<text:change-start text:change-id="ct269586504"/></text:p>
            <text:p text:style-name="P1"><text:change-end text:change-id="ct269586504"/>Is the first number less than the second?</text:p>
          </table:table-cell>
          <table:covered-table-cell/>
        </table:table-row>
        <table:table-row table:style-name="Table193.1">
          <table:table-cell table:style-name="Table193.A2" office:value-type="string">
            <text:p text:style-name="P15"><text:change-start text:change-id="ct233001968"/>Code<text:change-end text:change-id="ct233001968"/></text:p>
          </table:table-cell>
          <table:table-cell table:style-name="Table193.B2" office:value-type="string">
            <text:p text:style-name="P15"><text:change-start text:change-id="ct233002072"/>Result<text:change-end text:change-id="ct23300207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3002176"/></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33002280"/>[a_numeric<text:change-end text:change-id="ct233002280"/> a_numeric<text:change-start text:change-id="ct233002384"/>] <text:alphabetical-index-mark-start text:id="IMark229542884"/>&lt;=<text:alphabetical-index-mark-end text:id="IMark229542884"/> [a_boolean]</text:h>
            <text:p text:style-name="Text_20_body">Routing:<text:change-end text:change-id="ct233002384"/> NOS<text:change-start text:change-id="ct269859000"/></text:p>
            <text:p text:style-name="P1"><text:change-end text:change-id="ct269859000"/>Is the first number less than or equal to the second?</text:p>
          </table:table-cell>
          <table:covered-table-cell/>
        </table:table-row>
        <table:table-row table:style-name="Table194.1">
          <table:table-cell table:style-name="Table194.A2" office:value-type="string">
            <text:p text:style-name="P15"><text:change-start text:change-id="ct233002488"/>Code<text:change-end text:change-id="ct233002488"/></text:p>
          </table:table-cell>
          <table:table-cell table:style-name="Table194.B2" office:value-type="string">
            <text:p text:style-name="P15"><text:change-start text:change-id="ct233002592"/>Result<text:change-end text:change-id="ct23300259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300269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61" text:outline-level="3"><text:change-start text:change-id="ct233002800"/>[a_numeric<text:change-end text:change-id="ct233002800"/> a_numeric<text:change-start text:change-id="ct233002904"/>] <text:alphabetical-index-mark-start text:id="IMark229542884"/>&lt;=&gt;<text:alphabetical-index-mark-end text:id="IMark229542884"/> [-1, 0, or 1]</text:h>
            <text:p text:style-name="Text_20_body">Routing:<text:change-end text:change-id="ct233002904"/> NOS<text:change-start text:change-id="ct269859208"/></text:p>
            <text:p text:style-name="P1"><text:change-end text:change-id="ct269859208"/>Perform a “three outcome” comparison of the first value with the second value.</text:p>
          </table:table-cell>
          <table:covered-table-cell/>
        </table:table-row>
        <table:table-row table:style-name="Table195.1">
          <table:table-cell table:style-name="Table195.A2" office:value-type="string">
            <text:p text:style-name="P15"><text:change-start text:change-id="ct233003008"/>Code<text:change-end text:change-id="ct233003008"/></text:p>
          </table:table-cell>
          <table:table-cell table:style-name="Table195.B2" office:value-type="string">
            <text:p text:style-name="P15"><text:change-start text:change-id="ct233003112"/>Result<text:change-end text:change-id="ct23300311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3003320"/><text:change text:change-id="ct23300321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3003424"/>[a_numeric<text:change-end text:change-id="ct233003424"/> a_numeric<text:change-start text:change-id="ct233003528"/>] <text:alphabetical-index-mark-start text:id="IMark229542884"/>&gt;<text:alphabetical-index-mark-end text:id="IMark229542884"/> [a_boolean]</text:h>
            <text:p text:style-name="Text_20_body">Routing:<text:change-end text:change-id="ct233003528"/> NOS<text:change-start text:change-id="ct269857440"/></text:p>
            <text:p text:style-name="P1"><text:change-end text:change-id="ct269857440"/>Is the first number greater than the second number.</text:p>
          </table:table-cell>
          <table:covered-table-cell/>
        </table:table-row>
        <table:table-row table:style-name="Table196.1">
          <table:table-cell table:style-name="Table196.A2" office:value-type="string">
            <text:p text:style-name="P15"><text:change-start text:change-id="ct233003632"/>Code<text:change-end text:change-id="ct233003632"/></text:p>
          </table:table-cell>
          <table:table-cell table:style-name="Table196.B2" office:value-type="string">
            <text:p text:style-name="P15"><text:change-start text:change-id="ct233003736"/>Result<text:change-end text:change-id="ct23300373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3003840"/></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33003944"/>[a_numeric<text:change-end text:change-id="ct233003944"/> a_numeric<text:change-start text:change-id="ct233004048"/>] <text:alphabetical-index-mark-start text:id="IMark229542884"/>&gt;=<text:alphabetical-index-mark-end text:id="IMark229542884"/> [a_boolean]</text:h>
            <text:p text:style-name="Text_20_body">Routing:<text:change-end text:change-id="ct233004048"/> NOS<text:change-start text:change-id="ct269585568"/></text:p>
            <text:p text:style-name="P1"><text:change-end text:change-id="ct269585568"/>Is the first number greater than or equal to the second number.</text:p>
          </table:table-cell>
          <table:covered-table-cell/>
        </table:table-row>
        <table:table-row table:style-name="Table197.1">
          <table:table-cell table:style-name="Table197.A2" office:value-type="string">
            <text:p text:style-name="P15"><text:change-start text:change-id="ct233004152"/>Code<text:change-end text:change-id="ct233004152"/></text:p>
          </table:table-cell>
          <table:table-cell table:style-name="Table197.B2" office:value-type="string">
            <text:p text:style-name="P15"><text:change-start text:change-id="ct233004256"/>Result<text:change-end text:change-id="ct23300425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3004360"/></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69859728"/>[a_numeric a_numeric] <text:alphabetical-index-mark-start text:id="IMark229542884"/>mod<text:alphabetical-index-mark-end text:id="IMark229542884"/> [a_numeric]</text:h>
            <text:p text:style-name="Text_20_body">Routing:<text:change-end text:change-id="ct269859728"/> NOS<text:change-start text:change-id="ct233004464"/></text:p>
            <text:p text:style-name="P1"><text:change-end text:change-id="ct233004464"/>Compute the modulus (or remainder) of dividing the first number by the second.</text:p>
          </table:table-cell>
          <table:covered-table-cell/>
        </table:table-row>
        <table:table-row table:style-name="Table198.1">
          <table:table-cell table:style-name="Table198.A2" office:value-type="string">
            <text:p text:style-name="P15"><text:change-start text:change-id="ct269857960"/>Code<text:change-end text:change-id="ct269857960"/></text:p>
          </table:table-cell>
          <table:table-cell table:style-name="Table198.B2" office:value-type="string">
            <text:p text:style-name="P15"><text:change-start text:change-id="ct269859104"/>Result<text:change-end text:change-id="ct26985910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300456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69850992"/>[a_numeric] <text:alphabetical-index-mark-start text:id="IMark229542884"/>neg<text:alphabetical-index-mark-end text:id="IMark229542884"/> [a_numeric]</text:h>
            <text:p text:style-name="Text_20_body">Routing:<text:change-end text:change-id="ct269850992"/> TOS<text:change-start text:change-id="ct233004672"/></text:p>
            <text:p text:style-name="P1"><text:change-end text:change-id="ct233004672"/>Compute zero minus the number.</text:p>
          </table:table-cell>
          <table:covered-table-cell/>
        </table:table-row>
        <table:table-row table:style-name="Table199.1">
          <table:table-cell table:style-name="Table199.A2" office:value-type="string">
            <text:p text:style-name="P15"><text:change-start text:change-id="ct269860664"/>Code<text:change-end text:change-id="ct269860664"/></text:p>
          </table:table-cell>
          <table:table-cell table:style-name="Table199.B2" office:value-type="string">
            <text:p text:style-name="P15"><text:change-start text:change-id="ct269850680"/>Result<text:change-end text:change-id="ct26985068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151876352"/>Object<text:alphabetical-index-mark-end text:id="IMark151876352"/></text:h>
      <text:p text:style-name="Text_20_body"/>
      <text:p text:style-name="Text_20_body">Inheritance: Object <text:span text:style-name="T9">← nil</text:span></text:p>
      <text:p text:style-name="Code"/>
      <text:p text:style-name="Code">Object Shared Methods =</text:p>
      <text:p text:style-name="Code">&amp;&amp; <text:s text:c="8"/>.copy <text:s text:c="5"/>.to_f <text:s text:c="5"/>.to_n! <text:s text:c="4"/>.to_x! <text:s text:c="4"/>identical? not</text:p>
      <text:p text:style-name="Code">)methods <text:s text:c="2"/>.init <text:s text:c="5"/>.to_f! <text:s text:c="4"/>.to_r <text:s text:c="5"/>&lt;&gt; <text:s text:c="8"/>max <text:s text:c="7"/>||</text:p>
      <text:p text:style-name="Code">. <text:s text:c="9"/>.is_class? .to_i <text:s text:c="5"/>.to_r! <text:s text:c="4"/>= <text:s text:c="9"/>min</text:p>
      <text:p text:style-name="Code">.class <text:s text:c="4"/>.name <text:s text:c="5"/>.to_i! <text:s text:c="4"/>.to_s <text:s text:c="5"/>^^ <text:s text:c="8"/>nil&lt;&gt;</text:p>
      <text:p text:style-name="Code">.clone <text:s text:c="4"/>.strlen <text:s text:c="3"/>.to_n <text:s text:c="5"/>.to_x <text:s text:c="5"/>distinct? <text:s/>nil=</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29542884"/>&amp;&amp;<text:alphabetical-index-mark-end text:id="IMark229542884"/>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5">Code</text:p>
          </table:table-cell>
          <table:table-cell table:style-name="Table29.B2" office:value-type="string">
            <text:p text:style-name="P15">Result</text:p>
          </table:table-cell>
        </table:table-row>
        <table:table-row table:style-name="Table29.2">
          <table:table-cell table:style-name="Table29.A2" office:value-type="string">
            <text:p text:style-name="Snippet"/>
          </table:table-cell>
          <table:table-cell table:style-name="Table29.B2" office:value-type="string">
            <text:p text:style-name="P2"/>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object] <text:alphabetical-index-mark-start text:id="IMark229542884"/>)methods<text:alphabetical-index-mark-end text:id="IMark22954288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5">Code</text:p>
          </table:table-cell>
          <table:table-cell table:style-name="Table10.B2" office:value-type="string">
            <text:p text:style-name="P15">Result</text:p>
          </table:table-cell>
        </table:table-row>
        <table:table-row table:style-name="Table10.2">
          <table:table-cell table:style-name="Table10.A2" office:value-type="string">
            <text:p text:style-name="Snippet"/>
          </table:table-cell>
          <table:table-cell table:style-name="Table10.B2" office:value-type="string">
            <text:p text:style-name="P2"/>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229542884"/>.<text:alphabetical-index-mark-end text:id="IMark22954288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5">Code</text:p>
          </table:table-cell>
          <table:table-cell table:style-name="Table11.B2" office:value-type="string">
            <text:p text:style-name="P15">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text:soft-page-break/></text:p>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29542884"/>.class<text:alphabetical-index-mark-end text:id="IMark229542884"/>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5">Code</text:p>
          </table:table-cell>
          <table:table-cell table:style-name="Table12.B2" office:value-type="string">
            <text:p text:style-name="P15">Result</text:p>
          </table:table-cell>
        </table:table-row>
        <table:table-row table:style-name="Table12.2">
          <table:table-cell table:style-name="Table12.A2" office:value-type="string">
            <text:p text:style-name="Snippet"/>
          </table:table-cell>
          <table:table-cell table:style-name="Table12.B2" office:value-type="string">
            <text:p text:style-name="P2"/>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229542884"/>.clone<text:alphabetical-index-mark-end text:id="IMark229542884"/>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covered-table-cell/>
        </table:table-row>
        <table:table-row table:style-name="Table14.1">
          <table:table-cell table:style-name="Table14.A2" office:value-type="string">
            <text:p text:style-name="P15">Code</text:p>
          </table:table-cell>
          <table:table-cell table:style-name="Table14.B2" office:value-type="string">
            <text:p text:style-name="P15">Result</text:p>
          </table:table-cell>
        </table:table-row>
        <table:table-row table:style-name="Table14.1">
          <table:table-cell table:style-name="Table14.A2" office:value-type="string">
            <text:p text:style-name="Snippet"/>
          </table:table-cell>
          <table:table-cell table:style-name="Table14.B2" office:value-type="string">
            <text:p text:style-name="P2"/>
          </table:table-cell>
        </table:table-row>
      </table:table>
      <text:p text:style-name="Text_20_body"/>
      <text:p text:style-name="Text_20_body">.clone_exclude</text:p>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229542884"/>.copy<text:alphabetical-index-mark-end text:id="IMark229542884"/>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covered-table-cell/>
        </table:table-row>
        <table:table-row table:style-name="Table15.2">
          <table:table-cell table:style-name="Table15.A2" office:value-type="string">
            <text:p text:style-name="P15">Code</text:p>
          </table:table-cell>
          <table:table-cell table:style-name="Table15.B2" office:value-type="string">
            <text:p text:style-name="P15">Result</text:p>
          </table:table-cell>
        </table:table-row>
        <table:table-row table:style-name="Table15.2">
          <table:table-cell table:style-name="Table15.A2" office:value-type="string">
            <text:p text:style-name="Snippet"/>
          </table:table-cell>
          <table:table-cell table:style-name="Table15.B2" office:value-type="string">
            <text:p text:style-name="P2"/>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229542884"/>.init<text:alphabetical-index-mark-end text:id="IMark229542884"/>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5">Code</text:p>
          </table:table-cell>
          <table:table-cell table:style-name="Table16.B2" office:value-type="string">
            <text:p text:style-name="P15">Result</text:p>
          </table:table-cell>
        </table:table-row>
        <table:table-row table:style-name="Table16.2">
          <table:table-cell table:style-name="Table16.A2" office:value-type="string">
            <text:p text:style-name="Snippet"/>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29542884"/>.is_class?<text:alphabetical-index-mark-end text:id="IMark22954288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5">Code</text:p>
          </table:table-cell>
          <table:table-cell table:style-name="Table17.B2" office:value-type="string">
            <text:p text:style-name="P15">Result</text:p>
          </table:table-cell>
        </table:table-row>
        <table:table-row table:style-name="Table17.2">
          <table:table-cell table:style-name="Table17.A2" office:value-type="string">
            <text:p text:style-name="Snippet"/>
          </table:table-cell>
          <table:table-cell table:style-name="Table17.B2" office:value-type="string">
            <text:p text:style-name="P2"/>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229542884"/>.name<text:alphabetical-index-mark-end text:id="IMark229542884"/>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5">Code</text:p>
          </table:table-cell>
          <table:table-cell table:style-name="Table30.B2" office:value-type="string">
            <text:p text:style-name="P1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229542884"/>.strlen<text:alphabetical-index-mark-end text:id="IMark22954288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ext:soft-page-break/>
        <table:table-row>
          <table:table-cell table:style-name="Table31.A2" office:value-type="string">
            <text:p text:style-name="P15">Code</text:p>
          </table:table-cell>
          <table:table-cell table:style-name="Table31.B2" office:value-type="string">
            <text:p text:style-name="P15">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229542884"/>.to_f<text:alphabetical-index-mark-end text:id="IMark229542884"/>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5">Code</text:p>
          </table:table-cell>
          <table:table-cell table:style-name="Table32.B2" office:value-type="string">
            <text:p text:style-name="P15">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229542884"/>.to_f!<text:alphabetical-index-mark-end text:id="IMark229542884"/>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5">Code</text:p>
          </table:table-cell>
          <table:table-cell table:style-name="Table33.B2" office:value-type="string">
            <text:p text:style-name="P15">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1">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229542884"/>.to_i<text:alphabetical-index-mark-end text:id="IMark229542884"/>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5">Code</text:p>
          </table:table-cell>
          <table:table-cell table:style-name="Table34.B2" office:value-type="string">
            <text:p text:style-name="P15">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229542884"/>.to_i!<text:alphabetical-index-mark-end text:id="IMark229542884"/> [an_integer]</text:h>
            <text:p text:style-name="P1"><text:soft-page-break/><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5">Code</text:p>
          </table:table-cell>
          <table:table-cell table:style-name="Table35.B2" office:value-type="string">
            <text:p text:style-name="P15">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1">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3" text:outline-level="3">[an_object] <text:alphabetical-index-mark-start text:id="IMark229542884"/>.to_n<text:alphabetical-index-mark-end text:id="IMark229542884"/>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5">Code</text:p>
          </table:table-cell>
          <table:table-cell table:style-name="Table36.B2" office:value-type="string">
            <text:p text:style-name="P15">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229542884"/>.to_n!<text:alphabetical-index-mark-end text:id="IMark229542884"/>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5">Code</text:p>
          </table:table-cell>
          <table:table-cell table:style-name="Table37.B2" office:value-type="string">
            <text:p text:style-name="P15">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1">Cannot convert a String instance to a Numeric instance</text:p>
          </table:table-cell>
        </table:table-row>
      </table:table>
      <text:p text:style-name="Text_20_body"><text:soft-page-break/></text:p>
      <table:table table:name="Table38" table:style-name="Table38">
        <table:table-column table:style-name="Table38.A"/>
        <table:table-column table:style-name="Table38.B"/>
        <table:table-row>
          <table:table-cell table:style-name="Table38.A1" table:number-columns-spanned="2" office:value-type="string">
            <text:h text:style-name="Heading_20_3" text:outline-level="3">[an_object] <text:alphabetical-index-mark-start text:id="IMark229542884"/>.to_r<text:alphabetical-index-mark-end text:id="IMark229542884"/>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table-cell table:style-name="Table38.A2" office:value-type="string">
            <text:p text:style-name="P15">Code</text:p>
          </table:table-cell>
          <table:table-cell table:style-name="Table38.B2" office:value-type="string">
            <text:p text:style-name="P15">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229587896"/>.to_r!<text:alphabetical-index-mark-end text:id="IMark229587896"/>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5">Code</text:p>
          </table:table-cell>
          <table:table-cell table:style-name="Table39.B2" office:value-type="string">
            <text:p text:style-name="P15">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1">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229587896"/>.to_s<text:alphabetical-index-mark-end text:id="IMark229587896"/>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5">Code</text:p>
          </table:table-cell>
          <table:table-cell table:style-name="Table40.B2" office:value-type="string">
            <text:p text:style-name="P15">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table-cell table:style-name="Table41.A1" table:number-columns-spanned="2" office:value-type="string">
            <text:h text:style-name="Heading_20_3" text:outline-level="3">[an_object] <text:alphabetical-index-mark-start text:id="IMark229587896"/>.to_x<text:alphabetical-index-mark-end text:id="IMark229587896"/>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table-cell table:style-name="Table41.A2" office:value-type="string">
            <text:p text:style-name="P15">Code</text:p>
          </table:table-cell>
          <table:table-cell table:style-name="Table41.B2" office:value-type="string">
            <text:p text:style-name="P15">Result</text:p>
          </table:table-cell>
        </table:table-row>
        <table:table-row>
          <table:table-cell table:style-name="Table41.A2" office:value-type="string">
            <text:p text:style-name="Snippet">5 .to_x</text:p>
          </table:table-cell>
          <table:table-cell table:style-name="Table41.B2" office:value-type="string">
            <text:p text:style-name="P2">5+0i</text:p>
          </table:table-cell>
        </table:table-row>
        <table:table-row>
          <table:table-cell table:style-name="Table41.A2" office:value-type="string">
            <text:p text:style-name="Snippet">5.2 .to_x</text:p>
          </table:table-cell>
          <table:table-cell table:style-name="Table41.B2" office:value-type="string">
            <text:p text:style-name="P2">5.2+0i</text:p>
          </table:table-cell>
        </table:table-row>
        <table:table-row>
          <table:table-cell table:style-name="Table41.A2" office:value-type="string">
            <text:p text:style-name="Snippet">“5” .to_x</text:p>
          </table:table-cell>
          <table:table-cell table:style-name="Table41.B2" office:value-type="string">
            <text:p text:style-name="P2">5+0i</text:p>
          </table:table-cell>
        </table:table-row>
        <table:table-row>
          <table:table-cell table:style-name="Table41.A2" office:value-type="string">
            <text:p text:style-name="Snippet">1+2i .to_x</text:p>
          </table:table-cell>
          <table:table-cell table:style-name="Table41.B2" office:value-type="string">
            <text:p text:style-name="P2">1+2i</text:p>
          </table:table-cell>
        </table:table-row>
        <table:table-row>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229587896"/>.to_x!<text:alphabetical-index-mark-end text:id="IMark229587896"/>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5">Code</text:p>
          </table:table-cell>
          <table:table-cell table:style-name="Table42.B2" office:value-type="string">
            <text:p text:style-name="P15">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2">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229587896"/>&lt;&gt;<text:alphabetical-index-mark-end text:id="IMark229587896"/>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5">Code</text:p>
          </table:table-cell>
          <table:table-cell table:style-name="Table23.B2" office:value-type="string">
            <text:p text:style-name="P15">Result</text:p>
          </table:table-cell>
        </table:table-row>
        <table:table-row table:style-name="Table23.2">
          <table:table-cell table:style-name="Table23.A2" office:value-type="string">
            <text:p text:style-name="Snippet"/>
          </table:table-cell>
          <table:table-cell table:style-name="Table23.B2" office:value-type="string">
            <text:p text:style-name="P2"/>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229587896"/>=<text:alphabetical-index-mark-end text:id="IMark229587896"/>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5">Code</text:p>
          </table:table-cell>
          <table:table-cell table:style-name="Table43.B2" office:value-type="string">
            <text:p text:style-name="P15">Result</text:p>
          </table:table-cell>
        </table:table-row>
        <table:table-row table:style-name="Table43.2">
          <table:table-cell table:style-name="Table43.A2" office:value-type="string">
            <text:p text:style-name="Snippet"/>
          </table:table-cell>
          <table:table-cell table:style-name="Table43.B2" office:value-type="string">
            <text:p text:style-name="P2"/>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29587896"/>^^<text:alphabetical-index-mark-end text:id="IMark229587896"/>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5">Code</text:p>
          </table:table-cell>
          <table:table-cell table:style-name="Table44.B2" office:value-type="string">
            <text:p text:style-name="P15">Result</text:p>
          </table:table-cell>
        </table:table-row>
        <table:table-row table:style-name="Table44.2">
          <table:table-cell table:style-name="Table44.A2" office:value-type="string">
            <text:p text:style-name="Snippet"/>
          </table:table-cell>
          <table:table-cell table:style-name="Table44.B2" office:value-type="string">
            <text:p text:style-name="P2"/>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229587896"/>distinct?<text:alphabetical-index-mark-end text:id="IMark22958789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5">Code</text:p>
          </table:table-cell>
          <table:table-cell table:style-name="Table46.B2" office:value-type="string">
            <text:p text:style-name="P1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229587896"/>identical?<text:alphabetical-index-mark-end text:id="IMark22958789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5">Code</text:p>
          </table:table-cell>
          <table:table-cell table:style-name="Table47.B2" office:value-type="string">
            <text:p text:style-name="P1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ext:soft-page-break/>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29587896"/>max<text:alphabetical-index-mark-end text:id="IMark22958789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5">Code</text:p>
          </table:table-cell>
          <table:table-cell table:style-name="Table48.B2" office:value-type="string">
            <text:p text:style-name="P1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2">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229587896"/>min<text:alphabetical-index-mark-end text:id="IMark22958789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5">Code</text:p>
          </table:table-cell>
          <table:table-cell table:style-name="Table49.B2" office:value-type="string">
            <text:p text:style-name="P1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2">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229587896"/>nil&lt;&gt;<text:alphabetical-index-mark-end text:id="IMark22958789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5">Code</text:p>
          </table:table-cell>
          <table:table-cell table:style-name="Table45.B2" office:value-type="string">
            <text:p text:style-name="P15">Result</text:p>
          </table:table-cell>
        </table:table-row>
        <table:table-row table:style-name="Table45.2">
          <table:table-cell table:style-name="Table45.A2" office:value-type="string">
            <text:p text:style-name="Snippet"/>
          </table:table-cell>
          <table:table-cell table:style-name="Table45.B2" office:value-type="string">
            <text:p text:style-name="P2"/>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229587896"/>nil=<text:alphabetical-index-mark-end text:id="IMark22958789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5">Code</text:p>
          </table:table-cell>
          <table:table-cell table:style-name="Table50.B2" office:value-type="string">
            <text:p text:style-name="P15">Result</text:p>
          </table:table-cell>
        </table:table-row>
        <table:table-row table:style-name="Table50.2">
          <table:table-cell table:style-name="Table50.A2" office:value-type="string">
            <text:p text:style-name="Snippet"/>
          </table:table-cell>
          <table:table-cell table:style-name="Table50.B2" office:value-type="string">
            <text:p text:style-name="P2"/>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229587896"/>not<text:alphabetical-index-mark-end text:id="IMark22958789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5">Code</text:p>
          </table:table-cell>
          <table:table-cell table:style-name="Table51.B2" office:value-type="string">
            <text:p text:style-name="P15">Result</text:p>
          </table:table-cell>
        </table:table-row>
        <table:table-row table:style-name="Table51.2">
          <table:table-cell table:style-name="Table51.A2" office:value-type="string">
            <text:p text:style-name="Snippet"/>
          </table:table-cell>
          <table:table-cell table:style-name="Table51.B2" office:value-type="string">
            <text:p text:style-name="P2"/>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229587896"/>||<text:alphabetical-index-mark-end text:id="IMark229587896"/>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5">Code</text:p>
          </table:table-cell>
          <table:table-cell table:style-name="Table52.B2" office:value-type="string">
            <text:p text:style-name="P15">Result</text:p>
          </table:table-cell>
        </table:table-row>
        <table:table-row table:style-name="Table52.1">
          <table:table-cell table:style-name="Table52.A2" office:value-type="string">
            <text:p text:style-name="Snippet"/>
          </table:table-cell>
          <table:table-cell table:style-name="Table52.B2" office:value-type="string">
            <text:p text:style-name="P2"/>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51876352"/>OutStream<text:alphabetical-index-mark-end text:id="IMark151876352"/></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51876352"/>Procedure<text:alphabetical-index-mark-end text:id="IMark151876352"/></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51876352"/>Queue<text:alphabetical-index-mark-end text:id="IMark151876352"/></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51876352"/>Rational<text:alphabetical-index-mark-end text:id="IMark151876352"/></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4">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4">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3">1/2</text:p>
          </table:table-cell>
          <table:table-cell table:style-name="Table6.B2" office:value-type="string">
            <text:p text:style-name="P13">1/2</text:p>
          </table:table-cell>
        </table:table-row>
        <table:table-row>
          <table:table-cell table:style-name="Table6.A2" office:value-type="string">
            <text:p text:style-name="P23">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51876688"/>.split<text:alphabetical-index-mark-end text:id="IMark15187668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5">Code</text:p>
          </table:table-cell>
          <table:table-cell table:style-name="Table18.B2" office:value-type="string">
            <text:p text:style-name="P1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51877888"/>Stack<text:alphabetical-index-mark-end text:id="IMark151877888"/></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51877888"/>String<text:alphabetical-index-mark-end text:id="IMark151877888"/></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51877888"/>Thread<text:alphabetical-index-mark-end text:id="IMark151877888"/></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51877888"/><text:alphabetical-index-mark-start text:id="IMark151878176"/><text:alphabetical-index-mark-start text:id="IMark151877312"/>TrueClass<text:alphabetical-index-mark-end text:id="IMark151877312"/><text:alphabetical-index-mark-end text:id="IMark151878176"/><text:alphabetical-index-mark-end text:id="IMark151877888"/></text:h>
      <text:p text:style-name="P1"/>
      <text:p text:style-name="P1">Inheritance: TrueClass <text:span text:style-name="T9">←</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2"/>
      <text:h text:style-name="Heading_20_1" text:outline-level="1"><text:alphabetical-index-mark-start text:id="IMark151877888"/>VirtualMachine<text:alphabetical-index-mark-end text:id="IMark151877888"/></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51876688"/>.:<text:alphabetical-index-mark-end text:id="IMark151876688"/>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2">(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2">(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2">(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8">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8">(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8">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8">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51876688"/>super<text:alphabetical-index-mark-end text:id="IMark151876688"/> [undefined]</text:h>
            <text:p text:style-name="Text_20_body">Routing:<text:span text:style-name="T12">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2">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4">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51876688"/>val:<text:alphabetical-index-mark-end text:id="IMark151876688"/> local_name []</text:h>
            <text:p text:style-name="Text_20_body">Routing:<text:span text:style-name="T12">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2">(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51876688"/>var:<text:alphabetical-index-mark-end text:id="IMark151876688"/> local_name []</text:h>
            <text:p text:style-name="Text_20_body">Routing:<text:span text:style-name="T12">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2">(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51876688"/>val@:<text:alphabetical-index-mark-end text:id="IMark151876688"/>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2">(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51876688"/>var@:<text:alphabetical-index-mark-end text:id="IMark151876688"/>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2">(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51876688"/>;<text:alphabetical-index-mark-end text:id="IMark151876688"/> []</text:h>
            <text:p text:style-name="Text_20_body">Routing:<text:span text:style-name="T12"> Compiler Context.</text:span></text:p>
            <text:p text:style-name="P1">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51876688"/>.::<text:alphabetical-index-mark-end text:id="IMark151876688"/>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4"/>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51876688"/>inst:<text:alphabetical-index-mark-end text:id="IMark151876688"/> []</text:h>
            <text:p text:style-name="P1"><text:span text:style-name="T1">Routing:</text:span> Compiler Context.</text:p>
            <text:p text:style-name="P1">Create an instance variable on the receiver object. This takes the form:</text:p>
            <text:p text:style-name="Code">&lt;initial value&gt; inst: &lt;variable name&gt;</text:p>
            <text:p text:style-name="Code"/>
            <text:p text:style-name="P1">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51876688"/>local:<text:alphabetical-index-mark-end text:id="IMark151876688"/> []</text:h>
            <text:p text:style-name="P1"><text:span text:style-name="T1">Routing:</text:span> Compiler Context.</text:p>
            <text:p text:style-name="P1">Create a local variable on the current execution context. This takes the form:</text:p>
            <text:p text:style-name="Code">&lt;initial value&gt; local: &lt;variable name&gt;</text:p>
            <text:p text:style-name="Code"/>
            <text:p text:style-name="P1">See section TBD for more about local variables.</text:p>
          </table:table-cell>
        </table:table-row>
        <table:table-row table:style-name="Table13.1">
          <table:table-cell table:style-name="Table13.A1" office:value-type="string">
            <text:h text:style-name="Heading_20_4" text:outline-level="4">[] <text:alphabetical-index-mark-start text:id="IMark151876688"/>super<text:alphabetical-index-mark-end text:id="IMark151876688"/> []</text:h>
            <text:p text:style-name="P1"><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51876688"/>;<text:alphabetical-index-mark-end text:id="IMark151876688"/>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51877888"/>Commands<text:alphabetical-index-mark-end text:id="IMark15187788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s <text:s text:c="9"/>.right <text:s text:c="8"/>0&gt;=</text:p>
      <text:p text:style-name="Code">!: <text:s text:c="12"/>.[]@ <text:s text:c="10"/>.hypot <text:s text:c="8"/>.right? <text:s text:c="7"/>1+</text:p>
      <text:p text:style-name="Code">" <text:s text:c="13"/>.abs <text:s text:c="10"/>.imaginary <text:s text:c="4"/>.rjust <text:s text:c="8"/>1-</text:p>
      <text:p text:style-name="Code">&amp;&amp; <text:s text:c="12"/>.acos <text:s text:c="9"/>.init <text:s text:c="9"/>.round <text:s text:c="8"/>2*</text:p>
      <text:p text:style-name="Code">)" <text:s text:c="12"/>.acosh <text:s text:c="8"/>.is_class? <text:s text:c="4"/>.rstrip <text:s text:c="7"/>2+</text:p>
      <text:p text:style-name="Code">)classes <text:s text:c="6"/>.alive? <text:s text:c="7"/>.join <text:s text:c="9"/>.select{ <text:s text:c="6"/>2-</text:p>
      <text:p text:style-name="Code">)context <text:s text:c="6"/>.angle <text:s text:c="8"/>.keys <text:s text:c="9"/>.shuffle <text:s text:c="6"/>2/</text:p>
      <text:p text:style-name="Code">)context! <text:s text:c="5"/>.append <text:s text:c="7"/>.lcm <text:s text:c="10"/>.sin <text:s text:c="10"/>:</text:p>
      <text:p text:style-name="Code">)debug <text:s text:c="8"/>.append{ <text:s text:c="6"/>.left <text:s text:c="9"/>.sinh <text:s text:c="9"/>&lt;</text:p>
      <text:p text:style-name="Code">)elapsed <text:s text:c="6"/>.asin <text:s text:c="9"/>.left? <text:s text:c="8"/>.sleep <text:s text:c="8"/>&lt;&lt;</text:p>
      <text:p text:style-name="Code"><text:alphabetical-index-mark-start text:id="IMark151877888"/>)entries<text:alphabetical-index-mark-end text:id="IMark151877888"/> <text:s text:c="6"/>.asinh <text:s text:c="8"/>.length <text:s text:c="7"/>.sort <text:s text:c="9"/>&lt;=</text:p>
      <text:p text:style-name="Code">)globals <text:s text:c="6"/>.atan <text:s text:c="9"/>.lines <text:s text:c="8"/>.space <text:s text:c="8"/>&lt;=&gt;</text:p>
      <text:p text:style-name="Code">)irb <text:s text:c="10"/>.atan2 <text:s text:c="8"/>.list <text:s text:c="9"/>.spaces <text:s text:c="7"/>&lt;&gt;</text:p>
      <text:p text:style-name="Code">)load" <text:s text:c="8"/>.atanh <text:s text:c="8"/>.ljust <text:s text:c="8"/>.split <text:s text:c="8"/>=</text:p>
      <text:p text:style-name="Code">)map" <text:s text:c="9"/>.c2p <text:s text:c="10"/>.ln <text:s text:c="11"/>.sqr <text:s text:c="10"/>&gt;</text:p>
      <text:p text:style-name="Code">)methods <text:s text:c="6"/>.call <text:s text:c="9"/>.load <text:s text:c="9"/>.sqrt <text:s text:c="9"/>&gt;=</text:p>
      <text:p text:style-name="Code">)nodebug <text:s text:c="6"/>.cbrt <text:s text:c="9"/>.log10 <text:s text:c="8"/>.start <text:s text:c="8"/>&gt;&gt;</text:p>
      <text:p text:style-name="Code">)noshow <text:s text:c="7"/>.ceil <text:s text:c="9"/>.log2 <text:s text:c="9"/>.status <text:s text:c="7"/>?dup</text:p>
      <text:p text:style-name="Code">)quit <text:s text:c="9"/>.cjust <text:s text:c="8"/>.lstrip <text:s text:c="7"/>.strip <text:s text:c="8"/>@</text:p>
      <text:p text:style-name="Code">)restart <text:s text:c="6"/>.class <text:s text:c="8"/>.magnitude <text:s text:c="4"/>.strlen <text:s text:c="7"/>Array</text:p>
      <text:p text:style-name="Code">)show <text:s text:c="9"/>.clear <text:s text:c="8"/>.main <text:s text:c="9"/>.strmax <text:s text:c="7"/>Bignum</text:p>
      <text:p text:style-name="Code">)start <text:s text:c="8"/>.clone <text:s text:c="8"/>.map{ <text:s text:c="9"/>.strmax2 <text:s text:c="6"/>Class</text:p>
      <text:p text:style-name="Code">)stubs <text:s text:c="8"/>.clone_exclude .max <text:s text:c="10"/>.subclass: <text:s text:c="4"/>Complex</text:p>
      <text:p text:style-name="Code">)threads <text:s text:c="6"/>.close <text:s text:c="8"/>.mid <text:s text:c="10"/>.tan <text:s text:c="10"/>FalseClass</text:p>
      <text:p text:style-name="Code">)time <text:s text:c="9"/>.conjugate <text:s text:c="4"/>.mid? <text:s text:c="9"/>.tanh <text:s text:c="9"/>Fixnum</text:p>
      <text:p text:style-name="Code">)unmap" <text:s text:c="7"/>.copy <text:s text:c="9"/>.midlr <text:s text:c="8"/>.throw <text:s text:c="8"/>Float</text:p>
      <text:p text:style-name="Code">)version <text:s text:c="6"/>.cos <text:s text:c="10"/>.min <text:s text:c="10"/>.to_f <text:s text:c="9"/>Hash</text:p>
      <text:p text:style-name="Code">)vm <text:s text:c="11"/>.cosh <text:s text:c="9"/>.name <text:s text:c="9"/>.to_f! <text:s text:c="8"/>InStream</text:p>
      <text:p text:style-name="Code">)vm! <text:s text:c="10"/>.cr <text:s text:c="11"/>.new <text:s text:c="10"/>.to_i <text:s text:c="9"/>Integer</text:p>
      <text:p text:style-name="Code">)words <text:s text:c="8"/>.create <text:s text:c="7"/>.new_size <text:s text:c="5"/>.to_i! <text:s text:c="8"/>NilClass</text:p>
      <text:p text:style-name="Code">* <text:s text:c="13"/>.create{ <text:s text:c="6"/>.new_value <text:s text:c="4"/>.to_lower <text:s text:c="5"/>Numeric</text:p>
      <text:p text:style-name="Code">** <text:s text:c="12"/>.cube <text:s text:c="9"/>.new_values <text:s text:c="3"/>.to_n <text:s text:c="9"/>Object</text:p>
      <text:p text:style-name="Code">+ <text:s text:c="13"/>.current <text:s text:c="6"/>.new{ <text:s text:c="9"/>.to_n! <text:s text:c="8"/>OutStream</text:p>
      <text:p text:style-name="Code">- <text:s text:c="13"/>.d2r <text:s text:c="10"/>.numerator <text:s text:c="4"/>.to_r <text:s text:c="9"/>Procedure</text:p>
      <text:p text:style-name="Code">-infinity <text:s text:c="5"/>.denominator <text:s text:c="2"/>.odd? <text:s text:c="9"/>.to_r! <text:s text:c="8"/>Queue</text:p>
      <text:p text:style-name="Code">. <text:s text:c="13"/>.dump <text:s text:c="9"/>.open <text:s text:c="9"/>.to_s <text:s text:c="9"/>Rational</text:p>
      <text:p text:style-name="Code">." <text:s text:c="12"/>.e** <text:s text:c="10"/>.open{ <text:s text:c="8"/>.to_upper <text:s text:c="5"/>Stack</text:p>
      <text:p text:style-name="Code">.+left <text:s text:c="8"/>.each{ <text:s text:c="8"/>.p2c <text:s text:c="10"/>.to_x <text:s text:c="9"/>String</text:p>
      <text:p text:style-name="Code">.+mid <text:s text:c="9"/>.elapsed <text:s text:c="6"/>.parent_class <text:s/>.to_x! <text:s text:c="8"/>Thread</text:p>
      <text:p text:style-name="Code">.+midlr <text:s text:c="7"/>.emit <text:s text:c="9"/>.peek <text:s text:c="9"/>.values <text:s text:c="7"/>TrueClass</text:p>
      <text:p text:style-name="Code">.+right <text:s text:c="7"/>.empty? <text:s text:c="7"/>.pend <text:s text:c="9"/>.vm <text:s text:c="11"/>VirtualMachine</text:p>
      <text:p text:style-name="Code">.-left <text:s text:c="8"/>.eval <text:s text:c="9"/>.polar <text:s text:c="8"/>.vm_name <text:s text:c="6"/>[</text:p>
      <text:p text:style-name="Code">.-mid <text:s text:c="9"/>.even? <text:s text:c="8"/>.pop <text:s text:c="10"/>.with{ <text:s text:c="8"/>^^</text:p>
      <text:p text:style-name="Code">.-midlr <text:s text:c="7"/>.exit <text:s text:c="9"/>.posn <text:s text:c="9"/>/ <text:s text:c="13"/>accept</text:p>
      <text:p text:style-name="Code">.-right <text:s text:c="7"/>.floor <text:s text:c="8"/>.pp <text:s text:c="11"/>0&lt; <text:s text:c="12"/>accept"</text:p>
      <text:p text:style-name="Code">.1/x <text:s text:c="10"/>.fmt <text:s text:c="10"/>.push <text:s text:c="9"/>0&lt;= <text:s text:c="11"/>and</text:p>
      <text:p text:style-name="Code">.10** <text:s text:c="9"/>.fmt" <text:s text:c="9"/>.r2d <text:s text:c="10"/>0&lt;=&gt; <text:s text:c="10"/>begin</text:p>
      <text:p text:style-name="Code">.2** <text:s text:c="10"/>.gcd <text:s text:c="10"/>.real <text:s text:c="9"/>0&lt;&gt; <text:s text:c="11"/>class:</text:p>
      <text:p text:style-name="Code">.: <text:s text:c="12"/>.get_all <text:s text:c="6"/>.restart <text:s text:c="6"/>0= <text:s text:c="12"/>clear</text:p>
      <text:p text:style-name="Code">.:: <text:s text:c="11"/>.getc <text:s text:c="9"/>.reverse <text:s text:c="6"/>0&gt; <text:s text:c="12"/>clone</text:p>
      <text:p text:style-name="Code"/>
      <text:p text:style-name="Code"/>
      <text:p text:style-name="Code"><text:soft-page-break/></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3" text:note-class="footnote"><text:note-citation>73</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4">Expression Character</text:p>
          </table:table-cell>
          <table:table-cell table:style-name="Table4.B1" office:value-type="string">
            <text:p text:style-name="P15">Description</text:p>
          </table:table-cell>
        </table:table-row>
        <table:table-row>
          <table:table-cell table:style-name="Table4.A2" office:value-type="string">
            <text:p text:style-name="P19">.</text:p>
          </table:table-cell>
          <table:table-cell table:style-name="Table4.B2" office:value-type="string">
            <text:p text:style-name="P2">Any character except newline</text:p>
          </table:table-cell>
        </table:table-row>
        <table:table-row>
          <table:table-cell table:style-name="Table4.A2" office:value-type="string">
            <text:p text:style-name="P19">[A-Z]</text:p>
          </table:table-cell>
          <table:table-cell table:style-name="Table4.B2" office:value-type="string">
            <text:p text:style-name="P2">Any uppercase alphabetical character.</text:p>
          </table:table-cell>
        </table:table-row>
        <table:table-row>
          <table:table-cell table:style-name="Table4.A2" office:value-type="string">
            <text:p text:style-name="P19">[A-Za-z0-9_]</text:p>
          </table:table-cell>
          <table:table-cell table:style-name="Table4.B2" office:value-type="string">
            <text:p text:style-name="P2">Any alphanumeric or underscore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d</text:p>
          </table:table-cell>
          <table:table-cell table:style-name="Table4.B2" office:value-type="string">
            <text:p text:style-name="P2">A digit (0..9)</text:p>
          </table:table-cell>
        </table:table-row>
        <table:table-row>
          <table:table-cell table:style-name="Table4.A2" office:value-type="string">
            <text:p text:style-name="P19">X*</text:p>
          </table:table-cell>
          <table:table-cell table:style-name="Table4.B2" office:value-type="string">
            <text:p text:style-name="P2">0 or more repetitions of the X expression.</text:p>
          </table:table-cell>
        </table:table-row>
        <table:table-row>
          <table:table-cell table:style-name="Table4.A2" office:value-type="string">
            <text:p text:style-name="P19">X+</text:p>
          </table:table-cell>
          <table:table-cell table:style-name="Table4.B2" office:value-type="string">
            <text:p text:style-name="P2">1 or more repetitions of the X expression.</text:p>
          </table:table-cell>
        </table:table-row>
        <table:table-row>
          <table:table-cell table:style-name="Table4.A2" office:value-type="string">
            <text:p text:style-name="P19">^</text:p>
          </table:table-cell>
          <table:table-cell table:style-name="Table4.B2" office:value-type="string">
            <text:p text:style-name="P2">The beginning of the line or string.</text:p>
          </table:table-cell>
        </table:table-row>
        <table:table-row>
          <table:table-cell table:style-name="Table4.A2" office:value-type="string">
            <text:p text:style-name="P19">$</text:p>
          </table:table-cell>
          <table:table-cell table:style-name="Table4.B2" office:value-type="string">
            <text:p text:style-name="P2">The end of the line or string</text:p>
          </table:table-cell>
        </table:table-row>
        <table:table-row>
          <table:table-cell table:style-name="Table4.A2" office:value-type="string">
            <text:p text:style-name="P17">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7">0</text:p>
          <text:p text:style-name="P66">0&lt;<text:tab/>108</text:p>
          <text:p text:style-name="P66">0&lt;=<text:tab/>109</text:p>
          <text:p text:style-name="P66">0&lt;=&gt;<text:tab/>109</text:p>
          <text:p text:style-name="P66">0&lt;&gt; <text:tab/>109</text:p>
          <text:p text:style-name="P66">0=<text:tab/>110</text:p>
          <text:p text:style-name="P66">0&gt;<text:tab/>110</text:p>
          <text:p text:style-name="P66">0&gt;=<text:tab/>110</text:p>
          <text:p text:style-name="P67">1</text:p>
          <text:p text:style-name="P66">1-<text:tab/>111</text:p>
          <text:p text:style-name="P66">1+<text:tab/>111</text:p>
          <text:p text:style-name="P67">2</text:p>
          <text:p text:style-name="P66">2-<text:tab/>112</text:p>
          <text:p text:style-name="P66">2*<text:tab/>88, 111</text:p>
          <text:p text:style-name="P66">2/<text:tab/>88, 112</text:p>
          <text:p text:style-name="P66">2+<text:tab/>111</text:p>
          <text:p text:style-name="P67">A</text:p>
          <text:p text:style-name="P66">again<text:tab/>25</text:p>
          <text:p text:style-name="P66">and<text:tab/>89</text:p>
          <text:p text:style-name="P66">Archive<text:tab/>12</text:p>
          <text:p text:style-name="P66">Array<text:tab/>60</text:p>
          <text:p text:style-name="P67">B</text:p>
          <text:p text:style-name="P66">begin<text:tab/>25</text:p>
          <text:p text:style-name="P66">Boolean<text:tab/>58</text:p>
          <text:p text:style-name="P66">bounce<text:tab/>36, 38</text:p>
          <text:p text:style-name="P67">C</text:p>
          <text:p text:style-name="P66">catch<text:tab/>35, 38</text:p>
          <text:p text:style-name="P66">Class<text:tab/>71</text:p>
          <text:p text:style-name="P66">Classes<text:tab/>47</text:p>
          <text:p text:style-name="P66">clone<text:tab/>30</text:p>
          <text:p text:style-name="P66">com<text:tab/>89</text:p>
          <text:p text:style-name="P66">Commands<text:tab/>72, 141</text:p>
          <text:p text:style-name="P66">Complex<text:tab/>74</text:p>
          <text:p text:style-name="P66">copy<text:tab/>30</text:p>
          <text:p text:style-name="P67">D</text:p>
          <text:p text:style-name="P66">Declarations<text:tab/>26</text:p>
          <text:p text:style-name="P66">Demo.rb<text:tab/>11</text:p>
          <text:p text:style-name="P66">distinct?<text:tab/>122</text:p>
          <text:p text:style-name="P66">do<text:tab/>23</text:p>
          <text:p text:style-name="P66">do_map_name<text:tab/>54</text:p>
          <text:p text:style-name="P66">dpr<text:tab/>93</text:p>
          <text:p text:style-name="P66">drop<text:tab/>19</text:p>
          <text:p text:style-name="P66">Duck Typing<text:tab/>26</text:p>
          <text:p text:style-name="P66">dup<text:tab/>19, 30</text:p>
          <text:p text:style-name="P67">E</text:p>
          <text:p text:style-name="P66">e<text:tab/>93</text:p>
          <text:p text:style-name="P66">else<text:tab/>21</text:p>
          <text:p text:style-name="P67">F</text:p>
          <text:p text:style-name="P66">FalseClass<text:tab/>58, 77</text:p>
          <text:p text:style-name="P66">finally<text:tab/>37p.</text:p>
          <text:p text:style-name="P66">Float<text:tab/>79</text:p>
          <text:p text:style-name="P67">H</text:p>
          <text:p text:style-name="P66">Hash<text:tab/>80</text:p>
          <text:p text:style-name="P67">I</text:p>
          <text:p text:style-name="P66">i<text:tab/>23</text:p>
          <text:p text:style-name="P66">identical?<text:tab/>122</text:p>
          <text:p text:style-name="P66">if<text:tab/>21</text:p>
          <text:p text:style-name="P66">Inheritance<text:tab/>48</text:p>
          <text:p text:style-name="P66">inst:<text:tab/>139</text:p>
          <text:p text:style-name="P66">InStream<text:tab/>83</text:p>
          <text:p text:style-name="P66">Integer<text:tab/>86</text:p>
          <text:p text:style-name="P67">J</text:p>
          <text:p text:style-name="P66">j<text:tab/>23</text:p>
          <text:p text:style-name="P67">K</text:p>
          <text:p text:style-name="P66">Known Issues<text:tab/>11</text:p>
          <text:p text:style-name="P67">L</text:p>
          <text:p text:style-name="P66">Late Binding<text:tab/>48</text:p>
          <text:p text:style-name="P66">local:<text:tab/>139</text:p>
          <text:p text:style-name="P66">loop<text:tab/>23</text:p>
          <text:p text:style-name="P67">M</text:p>
          <text:p text:style-name="P66">max<text:tab/>123</text:p>
          <text:p text:style-name="P66">Method Mapping<text:tab/>49</text:p>
          <text:p text:style-name="P66">Methods<text:tab/>48</text:p>
          <text:p text:style-name="P66">min<text:tab/>123</text:p>
          <text:p text:style-name="P66">mod<text:tab/>114</text:p>
          <text:p text:style-name="P66">Mutation<text:tab/>28</text:p>
          <text:p text:style-name="P67">N</text:p>
          <text:p text:style-name="P66">neg<text:tab/>114</text:p>
          <text:p text:style-name="P66">nil&lt;&gt;<text:tab/>123</text:p>
          <text:p text:style-name="P66">nil=<text:tab/>124</text:p>
          <text:p text:style-name="P66">NilClass<text:tab/>58, 91</text:p>
          <text:p text:style-name="P66">nip<text:tab/>19</text:p>
          <text:p text:style-name="P66">not<text:tab/>124</text:p>
          <text:p text:style-name="P66">Numeric<text:tab/>59, 93</text:p>
          <text:p text:style-name="P67">O</text:p>
          <text:p text:style-name="P66">Object<text:tab/>58, 115</text:p>
          <text:p text:style-name="P66">or<text:tab/>90</text:p>
          <text:p text:style-name="P66">OutStream<text:tab/>125</text:p>
          <text:p text:style-name="P66">over<text:tab/>19</text:p>
          <text:p text:style-name="P67">P</text:p>
          <text:p text:style-name="P66">pi<text:tab/>94</text:p>
          <text:p text:style-name="P66">pick<text:tab/>19</text:p>
          <text:p text:style-name="P66">Polymorphism<text:tab/>48</text:p>
          <text:p text:style-name="P66">Procedure<text:tab/>127</text:p>
          <text:p text:style-name="P66">Prototypes<text:tab/>48</text:p>
          <text:p text:style-name="P67">Q</text:p>
          <text:p text:style-name="P66">Queue<text:tab/>128</text:p>
          <text:p text:style-name="P67">R</text:p>
          <text:p text:style-name="P66">Rake<text:tab/>11</text:p>
          <text:p text:style-name="P66">Rational<text:tab/>129</text:p>
          <text:p text:style-name="P66">Referencing<text:tab/>27</text:p>
          <text:p text:style-name="P66">repeat<text:tab/>25</text:p>
          <text:p text:style-name="P66">Routing<text:tab/>51</text:p>
          <text:p text:style-name="P67">S</text:p>
          <text:p text:style-name="P66">Scoping<text:tab/>26</text:p>
          <text:p text:style-name="P66">self<text:tab/>56</text:p>
          <text:p text:style-name="P66">Stack<text:tab/>131</text:p>
          <text:p text:style-name="P66">String<text:tab/>132</text:p>
          <text:p text:style-name="P66">super<text:tab/>137, 139</text:p>
          <text:p text:style-name="P66">swap<text:tab/>20</text:p>
          <text:p text:style-name="P66">switch<text:tab/>21</text:p>
          <text:p text:style-name="P66">SymbolMap<text:tab/>49</text:p>
          <text:p text:style-name="P67">T</text:p>
          <text:p text:style-name="P66">Testing<text:tab/>11</text:p>
          <text:p text:style-name="P66">Thanks<text:tab/>8</text:p>
          <text:p text:style-name="P66">then<text:tab/>21</text:p>
          <text:p text:style-name="P66">Thread<text:tab/>134</text:p>
          <text:p text:style-name="P66">throw"<text:tab/>39</text:p>
          <text:p text:style-name="P66">TrueClass<text:tab/>58, 135</text:p>
          <text:p text:style-name="P66">try<text:tab/>35, 38</text:p>
          <text:p text:style-name="P66">tuck<text:tab/>20</text:p>
          <text:p text:style-name="P66">Typing<text:tab/>26</text:p>
          <text:p text:style-name="P67">U</text:p>
          <text:p text:style-name="P66">until<text:tab/>25</text:p>
          <text:p text:style-name="P67">V</text:p>
          <text:p text:style-name="P66">val:<text:tab/>26, 137</text:p>
          <text:p text:style-name="P66">val@:<text:tab/>27, 138</text:p>
          <text:p text:style-name="P66">val#:<text:tab/>27</text:p>
          <text:p text:style-name="P66">val$:<text:tab/>27</text:p>
          <text:p text:style-name="P66">var:<text:tab/>26, 138</text:p>
          <text:p text:style-name="P66">var@:<text:tab/>27, 138</text:p>
          <text:p text:style-name="P66">var#:<text:tab/>27</text:p>
          <text:p text:style-name="P66">var$:<text:tab/>27</text:p>
          <text:p text:style-name="P66">VirtualMachine<text:tab/>136</text:p>
          <text:p text:style-name="P67">X</text:p>
          <text:p text:style-name="P66">x<text:tab/>61</text:p>
          <text:p text:style-name="P66">xor<text:tab/>90</text:p>
          <text:p text:style-name="P67">^</text:p>
          <text:p text:style-name="P66">^^<text:tab/>78, 91, 122</text:p>
          <text:p text:style-name="P67">-</text:p>
          <text:p text:style-name="P66">-<text:tab/>95</text:p>
          <text:p text:style-name="P66">-&gt;<text:tab/>80</text:p>
          <text:p text:style-name="P66">-i<text:tab/>23</text:p>
          <text:p text:style-name="P66">-j<text:tab/>23</text:p>
          <text:p text:style-name="P67">;</text:p>
          <text:p text:style-name="P66">;<text:tab/>138p.</text:p>
          <text:p text:style-name="P67">:</text:p>
          <text:p text:style-name="P66">:<text:tab/>53</text:p>
          <text:p text:style-name="P67">!</text:p>
          <text:p text:style-name="P66">!<text:tab/>63</text:p>
          <text:p text:style-name="P67">?</text:p>
          <text:p text:style-name="P66">?"<text:tab/>36, 38</text:p>
          <text:p text:style-name="P67">.</text:p>
          <text:p text:style-name="P66">.<text:tab/>115</text:p>
          <text:p text:style-name="P66">.-left<text:tab/>64</text:p>
          <text:p text:style-name="P66">.-mid<text:tab/>65</text:p>
          <text:p text:style-name="P66">.-midlr<text:tab/>65</text:p>
          <text:p text:style-name="P66">.-right<text:tab/>65</text:p>
          <text:p text:style-name="P66">.:<text:tab/>53, 137</text:p>
          <text:p text:style-name="P66"><text:soft-page-break/>.::<text:tab/>53, 138</text:p>
          <text:p text:style-name="P66">.[]!<text:tab/>65, 81</text:p>
          <text:p text:style-name="P66">.[]@<text:tab/>66, 81</text:p>
          <text:p text:style-name="P66">.+left<text:tab/>63</text:p>
          <text:p text:style-name="P66">.+mid<text:tab/>64</text:p>
          <text:p text:style-name="P66">.+midlr<text:tab/>64</text:p>
          <text:p text:style-name="P66">.+right<text:tab/>64</text:p>
          <text:p text:style-name="P66">.1/x<text:tab/>95</text:p>
          <text:p text:style-name="P66">.10**<text:tab/>96</text:p>
          <text:p text:style-name="P66">.2**<text:tab/>96</text:p>
          <text:p text:style-name="P66">.abs<text:tab/>96</text:p>
          <text:p text:style-name="P66">.acos<text:tab/>97</text:p>
          <text:p text:style-name="P66">.acosh<text:tab/>97</text:p>
          <text:p text:style-name="P66">.angle<text:tab/>97</text:p>
          <text:p text:style-name="P66">.asin<text:tab/>98</text:p>
          <text:p text:style-name="P66">.asinh<text:tab/>98</text:p>
          <text:p text:style-name="P66">.atan<text:tab/>98</text:p>
          <text:p text:style-name="P66">.atan2<text:tab/>99</text:p>
          <text:p text:style-name="P66">.atanh<text:tab/>99</text:p>
          <text:p text:style-name="P66">.c2p<text:tab/>99</text:p>
          <text:p text:style-name="P66">.cbrt<text:tab/>75, 100</text:p>
          <text:p text:style-name="P66">.ceil<text:tab/>100</text:p>
          <text:p text:style-name="P66">.class<text:tab/>116</text:p>
          <text:p text:style-name="P66">.clone<text:tab/>30, 116</text:p>
          <text:p text:style-name="P66">.clone_exclude<text:tab/>32</text:p>
          <text:p text:style-name="P66">.close<text:tab/>84</text:p>
          <text:p text:style-name="P66">.conjugate<text:tab/>100</text:p>
          <text:p text:style-name="P66">.copy<text:tab/>30, 116</text:p>
          <text:p text:style-name="P66">.cos<text:tab/>100</text:p>
          <text:p text:style-name="P66">.cosh<text:tab/>101</text:p>
          <text:p text:style-name="P66">.cube<text:tab/>101</text:p>
          <text:p text:style-name="P66">.d2r<text:tab/>101</text:p>
          <text:p text:style-name="P66">.denominator<text:tab/>101</text:p>
          <text:p text:style-name="P66">.e**<text:tab/>75, 102</text:p>
          <text:p text:style-name="P66">.emit<text:tab/>102</text:p>
          <text:p text:style-name="P66">.even?<text:tab/>87</text:p>
          <text:p text:style-name="P66">.floor<text:tab/>102</text:p>
          <text:p text:style-name="P66">.gcd<text:tab/>87</text:p>
          <text:p text:style-name="P66">.get_all<text:tab/>83</text:p>
          <text:p text:style-name="P66">.getc<text:tab/>84</text:p>
          <text:p text:style-name="P66">.gets<text:tab/>84</text:p>
          <text:p text:style-name="P66">.hypot<text:tab/>102</text:p>
          <text:p text:style-name="P66">.imaginary<text:tab/>103</text:p>
          <text:p text:style-name="P66">.init<text:tab/>27, 117</text:p>
          <text:p text:style-name="P66">.is_class?<text:tab/>71, 117</text:p>
          <text:p text:style-name="P66">.keys<text:tab/>81</text:p>
          <text:p text:style-name="P66">.lcm<text:tab/>87</text:p>
          <text:p text:style-name="P66">.left<text:tab/>66</text:p>
          <text:p text:style-name="P66">.length<text:tab/>66</text:p>
          <text:p text:style-name="P66">.ln<text:tab/>103</text:p>
          <text:p text:style-name="P66">.log10<text:tab/>103</text:p>
          <text:p text:style-name="P66">.log2<text:tab/>104</text:p>
          <text:p text:style-name="P66">.magnitude<text:tab/>104</text:p>
          <text:p text:style-name="P66">.max<text:tab/>67</text:p>
          <text:p text:style-name="P66">.mid<text:tab/>67</text:p>
          <text:p text:style-name="P66">.midlr<text:tab/>67</text:p>
          <text:p text:style-name="P66">.min<text:tab/>68</text:p>
          <text:p text:style-name="P66">.name<text:tab/>117</text:p>
          <text:p text:style-name="P66">.new<text:tab/>61, 71</text:p>
          <text:p text:style-name="P66">.new_size<text:tab/>62</text:p>
          <text:p text:style-name="P66">.new_value<text:tab/>62</text:p>
          <text:p text:style-name="P66">.new_values<text:tab/>62</text:p>
          <text:p text:style-name="P66">.new{<text:tab/>61</text:p>
          <text:p text:style-name="P66">.numerator<text:tab/>104</text:p>
          <text:p text:style-name="P66">.odd?<text:tab/>87</text:p>
          <text:p text:style-name="P66">.open<text:tab/>83</text:p>
          <text:p text:style-name="P66">.open{<text:tab/>84</text:p>
          <text:p text:style-name="P66">.p2c<text:tab/>105</text:p>
          <text:p text:style-name="P66">.parent_class<text:tab/>72</text:p>
          <text:p text:style-name="P66">.polar<text:tab/>105</text:p>
          <text:p text:style-name="P66">.pp<text:tab/>68, 81</text:p>
          <text:p text:style-name="P66">.r2d<text:tab/>105</text:p>
          <text:p text:style-name="P66">.real<text:tab/>105</text:p>
          <text:p text:style-name="P66">.reverse<text:tab/>68</text:p>
          <text:p text:style-name="P66">.right<text:tab/>68</text:p>
          <text:p text:style-name="P66">.round<text:tab/>106</text:p>
          <text:p text:style-name="P66">.shuffle<text:tab/>69</text:p>
          <text:p text:style-name="P66">.sin<text:tab/>106</text:p>
          <text:p text:style-name="P66">.sinh<text:tab/>106</text:p>
          <text:p text:style-name="P66">.sleep<text:tab/>107</text:p>
          <text:p text:style-name="P66">.sort<text:tab/>69</text:p>
          <text:p text:style-name="P66">.split<text:tab/>75, 129</text:p>
          <text:p text:style-name="P66">.sqr<text:tab/>107</text:p>
          <text:p text:style-name="P66">.sqrt<text:tab/>75, 107</text:p>
          <text:p text:style-name="P66">.strlen<text:tab/>117</text:p>
          <text:p text:style-name="P66">.strmax<text:tab/>69</text:p>
          <text:p text:style-name="P66">.strmax2<text:tab/>82</text:p>
          <text:p text:style-name="P66">.subclass:<text:tab/>72</text:p>
          <text:p text:style-name="P66">.tan<text:tab/>107</text:p>
          <text:p text:style-name="P66">.tanh<text:tab/>108</text:p>
          <text:p text:style-name="P66">.throw<text:tab/>39</text:p>
          <text:p text:style-name="P66">.to_f<text:tab/>118</text:p>
          <text:p text:style-name="P66">.to_f!<text:tab/>118</text:p>
          <text:p text:style-name="P66">.to_i<text:tab/>118</text:p>
          <text:p text:style-name="P66">.to_i!<text:tab/>118</text:p>
          <text:p text:style-name="P66">.to_n<text:tab/>119</text:p>
          <text:p text:style-name="P66">.to_n!<text:tab/>119</text:p>
          <text:p text:style-name="P66">.to_r<text:tab/>120</text:p>
          <text:p text:style-name="P66">.to_r!<text:tab/>120</text:p>
          <text:p text:style-name="P66">.to_s<text:tab/>72, 120</text:p>
          <text:p text:style-name="P66">.to_x<text:tab/>121</text:p>
          <text:p text:style-name="P66">.to_x!<text:tab/>121</text:p>
          <text:p text:style-name="P66">.values<text:tab/>82</text:p>
          <text:p text:style-name="P66">.with{<text:tab/>57</text:p>
          <text:p text:style-name="P67">)</text:p>
          <text:p text:style-name="P66">)entries<text:tab/>143</text:p>
          <text:p text:style-name="P66">)methods<text:tab/>73, 115</text:p>
          <text:p text:style-name="P66">)stubs<text:tab/>73</text:p>
          <text:p text:style-name="P67">{</text:p>
          <text:p text:style-name="P66">{<text:tab/>80</text:p>
          <text:p text:style-name="P67">}</text:p>
          <text:p text:style-name="P66">}<text:tab/>61, 80</text:p>
          <text:p text:style-name="P67">@</text:p>
          <text:p text:style-name="P66">@<text:tab/>70</text:p>
          <text:p text:style-name="P67">*</text:p>
          <text:p text:style-name="P66">*<text:tab/>94</text:p>
          <text:p text:style-name="P66">**<text:tab/>94</text:p>
          <text:p text:style-name="P67">/</text:p>
          <text:p text:style-name="P66">/<text:tab/>108</text:p>
          <text:p text:style-name="P67">&amp;</text:p>
          <text:p text:style-name="P66">&amp;&amp;<text:tab/>77, 91, 115</text:p>
          <text:p text:style-name="P67">+</text:p>
          <text:p text:style-name="P66">+<text:tab/>63, 95</text:p>
          <text:p text:style-name="P66">+loop<text:tab/>23</text:p>
          <text:p text:style-name="P67">&lt;</text:p>
          <text:p text:style-name="P66">&lt;<text:tab/>112</text:p>
          <text:p text:style-name="P66">&lt;&lt;<text:tab/>70, 88</text:p>
          <text:p text:style-name="P66">&lt;=<text:tab/>113</text:p>
          <text:p text:style-name="P66">&lt;=&gt;<text:tab/>113</text:p>
          <text:p text:style-name="P66">&lt;&gt;<text:tab/>121</text:p>
          <text:p text:style-name="P67">=</text:p>
          <text:p text:style-name="P66">=<text:tab/>122</text:p>
          <text:p text:style-name="P67">&gt;</text:p>
          <text:p text:style-name="P66">&gt;<text:tab/>113</text:p>
          <text:p text:style-name="P66">&gt;=<text:tab/>114</text:p>
          <text:p text:style-name="P66">&gt;&gt;<text:tab/>89</text:p>
          <text:p text:style-name="P67">|</text:p>
          <text:p text:style-name="P66">||<text:tab/>78, 92, 124</text:p>
          <text:p text:style-name="P67">~</text:p>
          <text:p text:style-name="P66">~getc<text:tab/>85</text:p>
          <text:p text:style-name="P66">~gets<text:tab/>85</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3004880"/></text:p>
            <text:p text:style-name="Text_20_body">Routing:</text:p>
            <text:p text:style-name="P1">description</text:p>
          </table:table-cell>
          <table:covered-table-cell/>
        </table:table-row>
        <table:table-row table:style-name="Table58.1">
          <table:table-cell table:style-name="Table58.A2" office:value-type="string">
            <text:p text:style-name="P15">Code</text:p>
          </table:table-cell>
          <table:table-cell table:style-name="Table58.B2" office:value-type="string">
            <text:p text:style-name="P1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2"> Compiler Context.</text:span></text:p>
            <text:p text:style-name="P1">description</text:p>
          </table:table-cell>
          <table:covered-table-cell/>
        </table:table-row>
        <table:table-row table:style-name="Table61.2">
          <table:table-cell table:style-name="Table61.A2" office:value-type="string">
            <text:p text:style-name="P15">Code</text:p>
          </table:table-cell>
          <table:table-cell table:style-name="Table61.B2" office:value-type="string">
            <text:p text:style-name="P15">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5">Code</text:p>
          </table:table-cell>
          <table:table-cell table:style-name="Table102.B1" office:value-type="string">
            <text:p text:style-name="P15">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148</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7DT15H40M53S</meta:editing-duration>
    <meta:editing-cycles>2111</meta:editing-cycles>
    <meta:generator>OpenOffice/4.1.1$Win32 OpenOffice.org_project/411m6$Build-9775</meta:generator>
    <dc:date>2015-04-27T12:54:35.91</dc:date>
    <dc:creator>Peter Camilleri</dc:creator>
    <meta:printed-by>Peter Camilleri</meta:printed-by>
    <meta:print-date>2015-02-10T10:49:15.76</meta:print-date>
    <meta:document-statistic meta:table-count="202" meta:image-count="0" meta:object-count="0" meta:page-count="148" meta:paragraph-count="4878" meta:word-count="27082" meta:character-count="155493"/>
    <meta:template xlink:type="simple" xlink:actuate="onRequest" xlink:title="MyDefault" xlink:href="../../../../OpenOffice.org/3/user/template/MyDefault.ott" meta:date="2014-06-26T22:09:00.24"/>
  </office:meta>
</office:document-meta>
</file>